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table:number-columns-repeated="8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Vref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C res bi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al World</text:p>
          </table:table-cell>
          <table:table-cell table:number-columns-repeated="2"/>
          <table:table-cell table:number-columns-repeated="2" office:value-type="string" calcext:value-type="string">
            <text:p>Trans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DC read</text:p>
          </table:table-cell>
          <table:table-cell office:value-type="string" calcext:value-type="string">
            <text:p>Millivolts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Divider Rounded</text:p>
          </table:table-cell>
          <table:table-cell office:value-type="string" calcext:value-type="string">
            <text:p>Milli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Error – Volts</text:p>
          </table:table-cell>
          <table:table-cell office:value-type="string" calcext:value-type="string">
            <text:p>Error - %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table:formula="of:=([.A7]*[.$A$2])/([.$A$1]+[.$A$2])" office:value-type="float" office:value="3.3" calcext:value-type="float">
            <text:p>3.3</text:p>
          </table:table-cell>
          <table:table-cell table:formula="of:=ROUND((POWER(2;[.$A$4])-1) * ([.B7]/[.$A$3]))" office:value-type="float" office:value="4095" calcext:value-type="float">
            <text:p>4095</text:p>
          </table:table-cell>
          <table:table-cell table:formula="of:=ROUND([.A7]*1000)" office:value-type="float" office:value="29040" calcext:value-type="float">
            <text:p>29040</text:p>
          </table:table-cell>
          <table:table-cell table:formula="of:=[.C7]*100/[.D7]" office:value-type="float" office:value="14.1012396694215" calcext:value-type="float">
            <text:p>14.1012396694215</text:p>
          </table:table-cell>
          <table:table-cell table:formula="of:=ROUND([.E7])" office:value-type="float" office:value="14" calcext:value-type="float">
            <text:p>14</text:p>
          </table:table-cell>
          <table:table-cell table:formula="of:=ROUND([.C7]*100/[.F7])" office:value-type="float" office:value="29250" calcext:value-type="float">
            <text:p>29250</text:p>
          </table:table-cell>
          <table:table-cell table:formula="of:=[.G7]/1000" office:value-type="float" office:value="29.25" calcext:value-type="float">
            <text:p>29.25</text:p>
          </table:table-cell>
          <table:table-cell table:formula="of:=[.H7]-[.A7]" office:value-type="float" office:value="0.210000000000001" calcext:value-type="float">
            <text:p>0.210000000000001</text:p>
          </table:table-cell>
          <table:table-cell table:formula="of:=[.I7]*100/[.A7]" office:value-type="float" office:value="0.723140495867772" calcext:value-type="float">
            <text:p>0.72314049586777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([.A8]*[.$A$2])/([.$A$1]+[.$A$2])" office:value-type="float" office:value="0.0227272727272727" calcext:value-type="float">
            <text:p>0.0227272727272727</text:p>
          </table:table-cell>
          <table:table-cell table:formula="of:=ROUND((POWER(2;[.$A$4])-1) * ([.B8]/[.$A$3]))" office:value-type="float" office:value="28" calcext:value-type="float">
            <text:p>28</text:p>
          </table:table-cell>
          <table:table-cell table:formula="of:=ROUND([.A8]*1000)" office:value-type="float" office:value="200" calcext:value-type="float">
            <text:p>200</text:p>
          </table:table-cell>
          <table:table-cell table:formula="of:=[.C8]*100/[.D8]" office:value-type="float" office:value="14" calcext:value-type="float">
            <text:p>14</text:p>
          </table:table-cell>
          <table:table-cell table:formula="of:=[.F7]" office:value-type="float" office:value="14" calcext:value-type="float">
            <text:p>14</text:p>
          </table:table-cell>
          <table:table-cell table:formula="of:=ROUND([.C8]*100/[.F8])" office:value-type="float" office:value="200" calcext:value-type="float">
            <text:p>200</text:p>
          </table:table-cell>
          <table:table-cell table:formula="of:=[.G8]/1000" office:value-type="float" office:value="0.2" calcext:value-type="float">
            <text:p>0.2</text:p>
          </table:table-cell>
          <table:table-cell table:formula="of:=[.H8]-[.A8]" office:value-type="float" office:value="0" calcext:value-type="float">
            <text:p>0</text:p>
          </table:table-cell>
          <table:table-cell table:formula="of:=[.I8]*100/[.A8]" office:value-type="float" office:value="0" calcext:value-type="float">
            <text:p>0</text:p>
          </table:table-cell>
        </table:table-row>
        <table:table-row table:style-name="ro1">
          <table:table-cell table:formula="of:=[.A8]+0.2" office:value-type="float" office:value="0.4" calcext:value-type="float">
            <text:p>0.4</text:p>
          </table:table-cell>
          <table:table-cell table:formula="of:=([.A9]*[.$A$2])/([.$A$1]+[.$A$2])" office:value-type="float" office:value="0.0454545454545455" calcext:value-type="float">
            <text:p>0.0454545454545455</text:p>
          </table:table-cell>
          <table:table-cell table:formula="of:=ROUND((POWER(2;[.$A$4])-1) * ([.B9]/[.$A$3]))" office:value-type="float" office:value="56" calcext:value-type="float">
            <text:p>56</text:p>
          </table:table-cell>
          <table:table-cell table:formula="of:=ROUND([.A9]*1000)" office:value-type="float" office:value="400" calcext:value-type="float">
            <text:p>400</text:p>
          </table:table-cell>
          <table:table-cell table:formula="of:=[.C9]*100/[.D9]" office:value-type="float" office:value="14" calcext:value-type="float">
            <text:p>14</text:p>
          </table:table-cell>
          <table:table-cell table:formula="of:=[.F8]" office:value-type="float" office:value="14" calcext:value-type="float">
            <text:p>14</text:p>
          </table:table-cell>
          <table:table-cell table:formula="of:=ROUND([.C9]*100/[.F9])" office:value-type="float" office:value="400" calcext:value-type="float">
            <text:p>400</text:p>
          </table:table-cell>
          <table:table-cell table:formula="of:=[.G9]/1000" office:value-type="float" office:value="0.4" calcext:value-type="float">
            <text:p>0.4</text:p>
          </table:table-cell>
          <table:table-cell table:formula="of:=[.H9]-[.A9]" office:value-type="float" office:value="0" calcext:value-type="float">
            <text:p>0</text:p>
          </table:table-cell>
          <table:table-cell table:formula="of:=[.I9]*100/[.A9]" office:value-type="float" office:value="0" calcext:value-type="float">
            <text:p>0</text:p>
          </table:table-cell>
        </table:table-row>
        <table:table-row table:style-name="ro1">
          <table:table-cell table:formula="of:=[.A9]+0.2" office:value-type="float" office:value="0.6" calcext:value-type="float">
            <text:p>0.6</text:p>
          </table:table-cell>
          <table:table-cell table:formula="of:=([.A10]*[.$A$2])/([.$A$1]+[.$A$2])" office:value-type="float" office:value="0.0681818181818182" calcext:value-type="float">
            <text:p>0.0681818181818182</text:p>
          </table:table-cell>
          <table:table-cell table:formula="of:=ROUND((POWER(2;[.$A$4])-1) * ([.B10]/[.$A$3]))" office:value-type="float" office:value="85" calcext:value-type="float">
            <text:p>85</text:p>
          </table:table-cell>
          <table:table-cell table:formula="of:=ROUND([.A10]*1000)" office:value-type="float" office:value="600" calcext:value-type="float">
            <text:p>600</text:p>
          </table:table-cell>
          <table:table-cell table:formula="of:=[.C10]*100/[.D10]" office:value-type="float" office:value="14.1666666666667" calcext:value-type="float">
            <text:p>14.1666666666667</text:p>
          </table:table-cell>
          <table:table-cell table:formula="of:=[.F9]" office:value-type="float" office:value="14" calcext:value-type="float">
            <text:p>14</text:p>
          </table:table-cell>
          <table:table-cell table:formula="of:=ROUND([.C10]*100/[.F10])" office:value-type="float" office:value="607" calcext:value-type="float">
            <text:p>607</text:p>
          </table:table-cell>
          <table:table-cell table:formula="of:=[.G10]/1000" office:value-type="float" office:value="0.607" calcext:value-type="float">
            <text:p>0.607</text:p>
          </table:table-cell>
          <table:table-cell table:formula="of:=[.H10]-[.A10]" office:value-type="float" office:value="0.0069999999999999" calcext:value-type="float">
            <text:p>0.0069999999999999</text:p>
          </table:table-cell>
          <table:table-cell table:formula="of:=[.I10]*100/[.A10]" office:value-type="float" office:value="1.16666666666665" calcext:value-type="float">
            <text:p>1.16666666666665</text:p>
          </table:table-cell>
        </table:table-row>
        <table:table-row table:style-name="ro1">
          <table:table-cell table:formula="of:=[.A10]+0.2" office:value-type="float" office:value="0.8" calcext:value-type="float">
            <text:p>0.8</text:p>
          </table:table-cell>
          <table:table-cell table:formula="of:=([.A11]*[.$A$2])/([.$A$1]+[.$A$2])" office:value-type="float" office:value="0.0909090909090909" calcext:value-type="float">
            <text:p>0.0909090909090909</text:p>
          </table:table-cell>
          <table:table-cell table:formula="of:=ROUND((POWER(2;[.$A$4])-1) * ([.B11]/[.$A$3]))" office:value-type="float" office:value="113" calcext:value-type="float">
            <text:p>113</text:p>
          </table:table-cell>
          <table:table-cell table:formula="of:=ROUND([.A11]*1000)" office:value-type="float" office:value="800" calcext:value-type="float">
            <text:p>800</text:p>
          </table:table-cell>
          <table:table-cell table:formula="of:=[.C11]*100/[.D11]" office:value-type="float" office:value="14.125" calcext:value-type="float">
            <text:p>14.125</text:p>
          </table:table-cell>
          <table:table-cell table:formula="of:=[.F10]" office:value-type="float" office:value="14" calcext:value-type="float">
            <text:p>14</text:p>
          </table:table-cell>
          <table:table-cell table:formula="of:=ROUND([.C11]*100/[.F11])" office:value-type="float" office:value="807" calcext:value-type="float">
            <text:p>807</text:p>
          </table:table-cell>
          <table:table-cell table:formula="of:=[.G11]/1000" office:value-type="float" office:value="0.807" calcext:value-type="float">
            <text:p>0.807</text:p>
          </table:table-cell>
          <table:table-cell table:formula="of:=[.H11]-[.A11]" office:value-type="float" office:value="0.00700000000000001" calcext:value-type="float">
            <text:p>0.00700000000000001</text:p>
          </table:table-cell>
          <table:table-cell table:formula="of:=[.I11]*100/[.A11]" office:value-type="float" office:value="0.875000000000001" calcext:value-type="float">
            <text:p>0.875000000000001</text:p>
          </table:table-cell>
        </table:table-row>
        <table:table-row table:style-name="ro1">
          <table:table-cell table:formula="of:=[.A11]+0.2" office:value-type="float" office:value="1" calcext:value-type="float">
            <text:p>1</text:p>
          </table:table-cell>
          <table:table-cell table:formula="of:=([.A12]*[.$A$2])/([.$A$1]+[.$A$2])" office:value-type="float" office:value="0.113636363636364" calcext:value-type="float">
            <text:p>0.113636363636364</text:p>
          </table:table-cell>
          <table:table-cell table:formula="of:=ROUND((POWER(2;[.$A$4])-1) * ([.B12]/[.$A$3]))" office:value-type="float" office:value="141" calcext:value-type="float">
            <text:p>141</text:p>
          </table:table-cell>
          <table:table-cell table:formula="of:=ROUND([.A12]*1000)" office:value-type="float" office:value="1000" calcext:value-type="float">
            <text:p>1000</text:p>
          </table:table-cell>
          <table:table-cell table:formula="of:=[.C12]*100/[.D12]" office:value-type="float" office:value="14.1" calcext:value-type="float">
            <text:p>14.1</text:p>
          </table:table-cell>
          <table:table-cell table:formula="of:=[.F11]" office:value-type="float" office:value="14" calcext:value-type="float">
            <text:p>14</text:p>
          </table:table-cell>
          <table:table-cell table:formula="of:=ROUND([.C12]*100/[.F12])" office:value-type="float" office:value="1007" calcext:value-type="float">
            <text:p>1007</text:p>
          </table:table-cell>
          <table:table-cell table:formula="of:=[.G12]/1000" office:value-type="float" office:value="1.007" calcext:value-type="float">
            <text:p>1.007</text:p>
          </table:table-cell>
          <table:table-cell table:formula="of:=[.H12]-[.A12]" office:value-type="float" office:value="0.0069999999999999" calcext:value-type="float">
            <text:p>0.0069999999999999</text:p>
          </table:table-cell>
          <table:table-cell table:formula="of:=[.I12]*100/[.A12]" office:value-type="float" office:value="0.69999999999999" calcext:value-type="float">
            <text:p>0.69999999999999</text:p>
          </table:table-cell>
        </table:table-row>
        <table:table-row table:style-name="ro1">
          <table:table-cell table:formula="of:=[.A12]+0.2" office:value-type="float" office:value="1.2" calcext:value-type="float">
            <text:p>1.2</text:p>
          </table:table-cell>
          <table:table-cell table:formula="of:=([.A13]*[.$A$2])/([.$A$1]+[.$A$2])" office:value-type="float" office:value="0.136363636363636" calcext:value-type="float">
            <text:p>0.136363636363636</text:p>
          </table:table-cell>
          <table:table-cell table:formula="of:=ROUND((POWER(2;[.$A$4])-1) * ([.B13]/[.$A$3]))" office:value-type="float" office:value="169" calcext:value-type="float">
            <text:p>169</text:p>
          </table:table-cell>
          <table:table-cell table:formula="of:=ROUND([.A13]*1000)" office:value-type="float" office:value="1200" calcext:value-type="float">
            <text:p>1200</text:p>
          </table:table-cell>
          <table:table-cell table:formula="of:=[.C13]*100/[.D13]" office:value-type="float" office:value="14.0833333333333" calcext:value-type="float">
            <text:p>14.0833333333333</text:p>
          </table:table-cell>
          <table:table-cell table:formula="of:=[.F12]" office:value-type="float" office:value="14" calcext:value-type="float">
            <text:p>14</text:p>
          </table:table-cell>
          <table:table-cell table:formula="of:=ROUND([.C13]*100/[.F13])" office:value-type="float" office:value="1207" calcext:value-type="float">
            <text:p>1207</text:p>
          </table:table-cell>
          <table:table-cell table:formula="of:=[.G13]/1000" office:value-type="float" office:value="1.207" calcext:value-type="float">
            <text:p>1.207</text:p>
          </table:table-cell>
          <table:table-cell table:formula="of:=[.H13]-[.A13]" office:value-type="float" office:value="0.00700000000000012" calcext:value-type="float">
            <text:p>0.00700000000000012</text:p>
          </table:table-cell>
          <table:table-cell table:formula="of:=[.I13]*100/[.A13]" office:value-type="float" office:value="0.583333333333343" calcext:value-type="float">
            <text:p>0.583333333333343</text:p>
          </table:table-cell>
        </table:table-row>
        <table:table-row table:style-name="ro1">
          <table:table-cell table:formula="of:=[.A13]+0.2" office:value-type="float" office:value="1.4" calcext:value-type="float">
            <text:p>1.4</text:p>
          </table:table-cell>
          <table:table-cell table:formula="of:=([.A14]*[.$A$2])/([.$A$1]+[.$A$2])" office:value-type="float" office:value="0.159090909090909" calcext:value-type="float">
            <text:p>0.159090909090909</text:p>
          </table:table-cell>
          <table:table-cell table:formula="of:=ROUND((POWER(2;[.$A$4])-1) * ([.B14]/[.$A$3]))" office:value-type="float" office:value="197" calcext:value-type="float">
            <text:p>197</text:p>
          </table:table-cell>
          <table:table-cell table:formula="of:=ROUND([.A14]*1000)" office:value-type="float" office:value="1400" calcext:value-type="float">
            <text:p>1400</text:p>
          </table:table-cell>
          <table:table-cell table:formula="of:=[.C14]*100/[.D14]" office:value-type="float" office:value="14.0714285714286" calcext:value-type="float">
            <text:p>14.0714285714286</text:p>
          </table:table-cell>
          <table:table-cell table:formula="of:=[.F13]" office:value-type="float" office:value="14" calcext:value-type="float">
            <text:p>14</text:p>
          </table:table-cell>
          <table:table-cell table:formula="of:=ROUND([.C14]*100/[.F14])" office:value-type="float" office:value="1407" calcext:value-type="float">
            <text:p>1407</text:p>
          </table:table-cell>
          <table:table-cell table:formula="of:=[.G14]/1000" office:value-type="float" office:value="1.407" calcext:value-type="float">
            <text:p>1.407</text:p>
          </table:table-cell>
          <table:table-cell table:formula="of:=[.H14]-[.A14]" office:value-type="float" office:value="0.00700000000000012" calcext:value-type="float">
            <text:p>0.00700000000000012</text:p>
          </table:table-cell>
          <table:table-cell table:formula="of:=[.I14]*100/[.A14]" office:value-type="float" office:value="0.500000000000008" calcext:value-type="float">
            <text:p>0.500000000000008</text:p>
          </table:table-cell>
        </table:table-row>
        <table:table-row table:style-name="ro1">
          <table:table-cell table:formula="of:=[.A14]+0.2" office:value-type="float" office:value="1.6" calcext:value-type="float">
            <text:p>1.6</text:p>
          </table:table-cell>
          <table:table-cell table:formula="of:=([.A15]*[.$A$2])/([.$A$1]+[.$A$2])" office:value-type="float" office:value="0.181818181818182" calcext:value-type="float">
            <text:p>0.181818181818182</text:p>
          </table:table-cell>
          <table:table-cell table:formula="of:=ROUND((POWER(2;[.$A$4])-1) * ([.B15]/[.$A$3]))" office:value-type="float" office:value="226" calcext:value-type="float">
            <text:p>226</text:p>
          </table:table-cell>
          <table:table-cell table:formula="of:=ROUND([.A15]*1000)" office:value-type="float" office:value="1600" calcext:value-type="float">
            <text:p>1600</text:p>
          </table:table-cell>
          <table:table-cell table:formula="of:=[.C15]*100/[.D15]" office:value-type="float" office:value="14.125" calcext:value-type="float">
            <text:p>14.125</text:p>
          </table:table-cell>
          <table:table-cell table:formula="of:=[.F14]" office:value-type="float" office:value="14" calcext:value-type="float">
            <text:p>14</text:p>
          </table:table-cell>
          <table:table-cell table:formula="of:=ROUND([.C15]*100/[.F15])" office:value-type="float" office:value="1614" calcext:value-type="float">
            <text:p>1614</text:p>
          </table:table-cell>
          <table:table-cell table:formula="of:=[.G15]/1000" office:value-type="float" office:value="1.614" calcext:value-type="float">
            <text:p>1.614</text:p>
          </table:table-cell>
          <table:table-cell table:formula="of:=[.H15]-[.A15]" office:value-type="float" office:value="0.0140000000000002" calcext:value-type="float">
            <text:p>0.0140000000000002</text:p>
          </table:table-cell>
          <table:table-cell table:formula="of:=[.I15]*100/[.A15]" office:value-type="float" office:value="0.875000000000015" calcext:value-type="float">
            <text:p>0.875000000000015</text:p>
          </table:table-cell>
        </table:table-row>
        <table:table-row table:style-name="ro1">
          <table:table-cell table:formula="of:=[.A15]+0.2" office:value-type="float" office:value="1.8" calcext:value-type="float">
            <text:p>1.8</text:p>
          </table:table-cell>
          <table:table-cell table:formula="of:=([.A16]*[.$A$2])/([.$A$1]+[.$A$2])" office:value-type="float" office:value="0.204545454545455" calcext:value-type="float">
            <text:p>0.204545454545455</text:p>
          </table:table-cell>
          <table:table-cell table:formula="of:=ROUND((POWER(2;[.$A$4])-1) * ([.B16]/[.$A$3]))" office:value-type="float" office:value="254" calcext:value-type="float">
            <text:p>254</text:p>
          </table:table-cell>
          <table:table-cell table:formula="of:=ROUND([.A16]*1000)" office:value-type="float" office:value="1800" calcext:value-type="float">
            <text:p>1800</text:p>
          </table:table-cell>
          <table:table-cell table:formula="of:=[.C16]*100/[.D16]" office:value-type="float" office:value="14.1111111111111" calcext:value-type="float">
            <text:p>14.1111111111111</text:p>
          </table:table-cell>
          <table:table-cell table:formula="of:=[.F15]" office:value-type="float" office:value="14" calcext:value-type="float">
            <text:p>14</text:p>
          </table:table-cell>
          <table:table-cell table:formula="of:=ROUND([.C16]*100/[.F16])" office:value-type="float" office:value="1814" calcext:value-type="float">
            <text:p>1814</text:p>
          </table:table-cell>
          <table:table-cell table:formula="of:=[.G16]/1000" office:value-type="float" office:value="1.814" calcext:value-type="float">
            <text:p>1.814</text:p>
          </table:table-cell>
          <table:table-cell table:formula="of:=[.H16]-[.A16]" office:value-type="float" office:value="0.0140000000000002" calcext:value-type="float">
            <text:p>0.0140000000000002</text:p>
          </table:table-cell>
          <table:table-cell table:formula="of:=[.I16]*100/[.A16]" office:value-type="float" office:value="0.777777777777791" calcext:value-type="float">
            <text:p>0.777777777777791</text:p>
          </table:table-cell>
        </table:table-row>
        <table:table-row table:style-name="ro1">
          <table:table-cell table:formula="of:=[.A16]+0.2" office:value-type="float" office:value="2" calcext:value-type="float">
            <text:p>2</text:p>
          </table:table-cell>
          <table:table-cell table:formula="of:=([.A17]*[.$A$2])/([.$A$1]+[.$A$2])" office:value-type="float" office:value="0.227272727272727" calcext:value-type="float">
            <text:p>0.227272727272727</text:p>
          </table:table-cell>
          <table:table-cell table:formula="of:=ROUND((POWER(2;[.$A$4])-1) * ([.B17]/[.$A$3]))" office:value-type="float" office:value="282" calcext:value-type="float">
            <text:p>282</text:p>
          </table:table-cell>
          <table:table-cell table:formula="of:=ROUND([.A17]*1000)" office:value-type="float" office:value="2000" calcext:value-type="float">
            <text:p>2000</text:p>
          </table:table-cell>
          <table:table-cell table:formula="of:=[.C17]*100/[.D17]" office:value-type="float" office:value="14.1" calcext:value-type="float">
            <text:p>14.1</text:p>
          </table:table-cell>
          <table:table-cell table:formula="of:=[.F16]" office:value-type="float" office:value="14" calcext:value-type="float">
            <text:p>14</text:p>
          </table:table-cell>
          <table:table-cell table:formula="of:=ROUND([.C17]*100/[.F17])" office:value-type="float" office:value="2014" calcext:value-type="float">
            <text:p>2014</text:p>
          </table:table-cell>
          <table:table-cell table:formula="of:=[.G17]/1000" office:value-type="float" office:value="2.014" calcext:value-type="float">
            <text:p>2.014</text:p>
          </table:table-cell>
          <table:table-cell table:formula="of:=[.H17]-[.A17]" office:value-type="float" office:value="0.014" calcext:value-type="float">
            <text:p>0.014</text:p>
          </table:table-cell>
          <table:table-cell table:formula="of:=[.I17]*100/[.A17]" office:value-type="float" office:value="0.700000000000001" calcext:value-type="float">
            <text:p>0.700000000000001</text:p>
          </table:table-cell>
        </table:table-row>
        <table:table-row table:style-name="ro1">
          <table:table-cell table:formula="of:=[.A17]+0.2" office:value-type="float" office:value="2.2" calcext:value-type="float">
            <text:p>2.2</text:p>
          </table:table-cell>
          <table:table-cell table:formula="of:=([.A18]*[.$A$2])/([.$A$1]+[.$A$2])" office:value-type="float" office:value="0.25" calcext:value-type="float">
            <text:p>0.25</text:p>
          </table:table-cell>
          <table:table-cell table:formula="of:=ROUND((POWER(2;[.$A$4])-1) * ([.B18]/[.$A$3]))" office:value-type="float" office:value="310" calcext:value-type="float">
            <text:p>310</text:p>
          </table:table-cell>
          <table:table-cell table:formula="of:=ROUND([.A18]*1000)" office:value-type="float" office:value="2200" calcext:value-type="float">
            <text:p>2200</text:p>
          </table:table-cell>
          <table:table-cell table:formula="of:=[.C18]*100/[.D18]" office:value-type="float" office:value="14.0909090909091" calcext:value-type="float">
            <text:p>14.0909090909091</text:p>
          </table:table-cell>
          <table:table-cell table:formula="of:=[.F17]" office:value-type="float" office:value="14" calcext:value-type="float">
            <text:p>14</text:p>
          </table:table-cell>
          <table:table-cell table:formula="of:=ROUND([.C18]*100/[.F18])" office:value-type="float" office:value="2214" calcext:value-type="float">
            <text:p>2214</text:p>
          </table:table-cell>
          <table:table-cell table:formula="of:=[.G18]/1000" office:value-type="float" office:value="2.214" calcext:value-type="float">
            <text:p>2.214</text:p>
          </table:table-cell>
          <table:table-cell table:formula="of:=[.H18]-[.A18]" office:value-type="float" office:value="0.0140000000000002" calcext:value-type="float">
            <text:p>0.0140000000000002</text:p>
          </table:table-cell>
          <table:table-cell table:formula="of:=[.I18]*100/[.A18]" office:value-type="float" office:value="0.636363636363647" calcext:value-type="float">
            <text:p>0.636363636363647</text:p>
          </table:table-cell>
        </table:table-row>
        <table:table-row table:style-name="ro1">
          <table:table-cell table:formula="of:=[.A18]+0.2" office:value-type="float" office:value="2.4" calcext:value-type="float">
            <text:p>2.4</text:p>
          </table:table-cell>
          <table:table-cell table:formula="of:=([.A19]*[.$A$2])/([.$A$1]+[.$A$2])" office:value-type="float" office:value="0.272727272727273" calcext:value-type="float">
            <text:p>0.272727272727273</text:p>
          </table:table-cell>
          <table:table-cell table:formula="of:=ROUND((POWER(2;[.$A$4])-1) * ([.B19]/[.$A$3]))" office:value-type="float" office:value="338" calcext:value-type="float">
            <text:p>338</text:p>
          </table:table-cell>
          <table:table-cell table:formula="of:=ROUND([.A19]*1000)" office:value-type="float" office:value="2400" calcext:value-type="float">
            <text:p>2400</text:p>
          </table:table-cell>
          <table:table-cell table:formula="of:=[.C19]*100/[.D19]" office:value-type="float" office:value="14.0833333333333" calcext:value-type="float">
            <text:p>14.0833333333333</text:p>
          </table:table-cell>
          <table:table-cell table:formula="of:=[.F18]" office:value-type="float" office:value="14" calcext:value-type="float">
            <text:p>14</text:p>
          </table:table-cell>
          <table:table-cell table:formula="of:=ROUND([.C19]*100/[.F19])" office:value-type="float" office:value="2414" calcext:value-type="float">
            <text:p>2414</text:p>
          </table:table-cell>
          <table:table-cell table:formula="of:=[.G19]/1000" office:value-type="float" office:value="2.414" calcext:value-type="float">
            <text:p>2.414</text:p>
          </table:table-cell>
          <table:table-cell table:formula="of:=[.H19]-[.A19]" office:value-type="float" office:value="0.0140000000000002" calcext:value-type="float">
            <text:p>0.0140000000000002</text:p>
          </table:table-cell>
          <table:table-cell table:formula="of:=[.I19]*100/[.A19]" office:value-type="float" office:value="0.583333333333343" calcext:value-type="float">
            <text:p>0.583333333333343</text:p>
          </table:table-cell>
        </table:table-row>
        <table:table-row table:style-name="ro1">
          <table:table-cell table:formula="of:=[.A19]+0.2" office:value-type="float" office:value="2.6" calcext:value-type="float">
            <text:p>2.6</text:p>
          </table:table-cell>
          <table:table-cell table:formula="of:=([.A20]*[.$A$2])/([.$A$1]+[.$A$2])" office:value-type="float" office:value="0.295454545454545" calcext:value-type="float">
            <text:p>0.295454545454545</text:p>
          </table:table-cell>
          <table:table-cell table:formula="of:=ROUND((POWER(2;[.$A$4])-1) * ([.B20]/[.$A$3]))" office:value-type="float" office:value="367" calcext:value-type="float">
            <text:p>367</text:p>
          </table:table-cell>
          <table:table-cell table:formula="of:=ROUND([.A20]*1000)" office:value-type="float" office:value="2600" calcext:value-type="float">
            <text:p>2600</text:p>
          </table:table-cell>
          <table:table-cell table:formula="of:=[.C20]*100/[.D20]" office:value-type="float" office:value="14.1153846153846" calcext:value-type="float">
            <text:p>14.1153846153846</text:p>
          </table:table-cell>
          <table:table-cell table:formula="of:=[.F19]" office:value-type="float" office:value="14" calcext:value-type="float">
            <text:p>14</text:p>
          </table:table-cell>
          <table:table-cell table:formula="of:=ROUND([.C20]*100/[.F20])" office:value-type="float" office:value="2621" calcext:value-type="float">
            <text:p>2621</text:p>
          </table:table-cell>
          <table:table-cell table:formula="of:=[.G20]/1000" office:value-type="float" office:value="2.621" calcext:value-type="float">
            <text:p>2.621</text:p>
          </table:table-cell>
          <table:table-cell table:formula="of:=[.H20]-[.A20]" office:value-type="float" office:value="0.0209999999999999" calcext:value-type="float">
            <text:p>0.0209999999999999</text:p>
          </table:table-cell>
          <table:table-cell table:formula="of:=[.I20]*100/[.A20]" office:value-type="float" office:value="0.807692307692304" calcext:value-type="float">
            <text:p>0.807692307692304</text:p>
          </table:table-cell>
        </table:table-row>
        <table:table-row table:style-name="ro1">
          <table:table-cell table:formula="of:=[.A20]+0.2" office:value-type="float" office:value="2.8" calcext:value-type="float">
            <text:p>2.8</text:p>
          </table:table-cell>
          <table:table-cell table:formula="of:=([.A21]*[.$A$2])/([.$A$1]+[.$A$2])" office:value-type="float" office:value="0.318181818181818" calcext:value-type="float">
            <text:p>0.318181818181818</text:p>
          </table:table-cell>
          <table:table-cell table:formula="of:=ROUND((POWER(2;[.$A$4])-1) * ([.B21]/[.$A$3]))" office:value-type="float" office:value="395" calcext:value-type="float">
            <text:p>395</text:p>
          </table:table-cell>
          <table:table-cell table:formula="of:=ROUND([.A21]*1000)" office:value-type="float" office:value="2800" calcext:value-type="float">
            <text:p>2800</text:p>
          </table:table-cell>
          <table:table-cell table:formula="of:=[.C21]*100/[.D21]" office:value-type="float" office:value="14.1071428571429" calcext:value-type="float">
            <text:p>14.1071428571429</text:p>
          </table:table-cell>
          <table:table-cell table:formula="of:=[.F20]" office:value-type="float" office:value="14" calcext:value-type="float">
            <text:p>14</text:p>
          </table:table-cell>
          <table:table-cell table:formula="of:=ROUND([.C21]*100/[.F21])" office:value-type="float" office:value="2821" calcext:value-type="float">
            <text:p>2821</text:p>
          </table:table-cell>
          <table:table-cell table:formula="of:=[.G21]/1000" office:value-type="float" office:value="2.821" calcext:value-type="float">
            <text:p>2.821</text:p>
          </table:table-cell>
          <table:table-cell table:formula="of:=[.H21]-[.A21]" office:value-type="float" office:value="0.0209999999999999" calcext:value-type="float">
            <text:p>0.0209999999999999</text:p>
          </table:table-cell>
          <table:table-cell table:formula="of:=[.I21]*100/[.A21]" office:value-type="float" office:value="0.749999999999997" calcext:value-type="float">
            <text:p>0.749999999999997</text:p>
          </table:table-cell>
        </table:table-row>
        <table:table-row table:style-name="ro1">
          <table:table-cell table:formula="of:=[.A21]+0.2" office:value-type="float" office:value="3" calcext:value-type="float">
            <text:p>3</text:p>
          </table:table-cell>
          <table:table-cell table:formula="of:=([.A22]*[.$A$2])/([.$A$1]+[.$A$2])" office:value-type="float" office:value="0.340909090909091" calcext:value-type="float">
            <text:p>0.340909090909091</text:p>
          </table:table-cell>
          <table:table-cell table:formula="of:=ROUND((POWER(2;[.$A$4])-1) * ([.B22]/[.$A$3]))" office:value-type="float" office:value="423" calcext:value-type="float">
            <text:p>423</text:p>
          </table:table-cell>
          <table:table-cell table:formula="of:=ROUND([.A22]*1000)" office:value-type="float" office:value="3000" calcext:value-type="float">
            <text:p>3000</text:p>
          </table:table-cell>
          <table:table-cell table:formula="of:=[.C22]*100/[.D22]" office:value-type="float" office:value="14.1" calcext:value-type="float">
            <text:p>14.1</text:p>
          </table:table-cell>
          <table:table-cell table:formula="of:=[.F21]" office:value-type="float" office:value="14" calcext:value-type="float">
            <text:p>14</text:p>
          </table:table-cell>
          <table:table-cell table:formula="of:=ROUND([.C22]*100/[.F22])" office:value-type="float" office:value="3021" calcext:value-type="float">
            <text:p>3021</text:p>
          </table:table-cell>
          <table:table-cell table:formula="of:=[.G22]/1000" office:value-type="float" office:value="3.021" calcext:value-type="float">
            <text:p>3.021</text:p>
          </table:table-cell>
          <table:table-cell table:formula="of:=[.H22]-[.A22]" office:value-type="float" office:value="0.0209999999999995" calcext:value-type="float">
            <text:p>0.0209999999999995</text:p>
          </table:table-cell>
          <table:table-cell table:formula="of:=[.I22]*100/[.A22]" office:value-type="float" office:value="0.699999999999982" calcext:value-type="float">
            <text:p>0.699999999999982</text:p>
          </table:table-cell>
        </table:table-row>
        <table:table-row table:style-name="ro1">
          <table:table-cell table:formula="of:=[.A22]+0.2" office:value-type="float" office:value="3.2" calcext:value-type="float">
            <text:p>3.2</text:p>
          </table:table-cell>
          <table:table-cell table:formula="of:=([.A23]*[.$A$2])/([.$A$1]+[.$A$2])" office:value-type="float" office:value="0.363636363636364" calcext:value-type="float">
            <text:p>0.363636363636364</text:p>
          </table:table-cell>
          <table:table-cell table:formula="of:=ROUND((POWER(2;[.$A$4])-1) * ([.B23]/[.$A$3]))" office:value-type="float" office:value="451" calcext:value-type="float">
            <text:p>451</text:p>
          </table:table-cell>
          <table:table-cell table:formula="of:=ROUND([.A23]*1000)" office:value-type="float" office:value="3200" calcext:value-type="float">
            <text:p>3200</text:p>
          </table:table-cell>
          <table:table-cell table:formula="of:=[.C23]*100/[.D23]" office:value-type="float" office:value="14.09375" calcext:value-type="float">
            <text:p>14.09375</text:p>
          </table:table-cell>
          <table:table-cell table:formula="of:=[.F22]" office:value-type="float" office:value="14" calcext:value-type="float">
            <text:p>14</text:p>
          </table:table-cell>
          <table:table-cell table:formula="of:=ROUND([.C23]*100/[.F23])" office:value-type="float" office:value="3221" calcext:value-type="float">
            <text:p>3221</text:p>
          </table:table-cell>
          <table:table-cell table:formula="of:=[.G23]/1000" office:value-type="float" office:value="3.221" calcext:value-type="float">
            <text:p>3.221</text:p>
          </table:table-cell>
          <table:table-cell table:formula="of:=[.H23]-[.A23]" office:value-type="float" office:value="0.0209999999999995" calcext:value-type="float">
            <text:p>0.0209999999999995</text:p>
          </table:table-cell>
          <table:table-cell table:formula="of:=[.I23]*100/[.A23]" office:value-type="float" office:value="0.656249999999983" calcext:value-type="float">
            <text:p>0.656249999999983</text:p>
          </table:table-cell>
        </table:table-row>
        <table:table-row table:style-name="ro1">
          <table:table-cell table:formula="of:=[.A23]+0.2" office:value-type="float" office:value="3.4" calcext:value-type="float">
            <text:p>3.4</text:p>
          </table:table-cell>
          <table:table-cell table:formula="of:=([.A24]*[.$A$2])/([.$A$1]+[.$A$2])" office:value-type="float" office:value="0.386363636363636" calcext:value-type="float">
            <text:p>0.386363636363636</text:p>
          </table:table-cell>
          <table:table-cell table:formula="of:=ROUND((POWER(2;[.$A$4])-1) * ([.B24]/[.$A$3]))" office:value-type="float" office:value="479" calcext:value-type="float">
            <text:p>479</text:p>
          </table:table-cell>
          <table:table-cell table:formula="of:=ROUND([.A24]*1000)" office:value-type="float" office:value="3400" calcext:value-type="float">
            <text:p>3400</text:p>
          </table:table-cell>
          <table:table-cell table:formula="of:=[.C24]*100/[.D24]" office:value-type="float" office:value="14.0882352941176" calcext:value-type="float">
            <text:p>14.0882352941176</text:p>
          </table:table-cell>
          <table:table-cell table:formula="of:=[.F23]" office:value-type="float" office:value="14" calcext:value-type="float">
            <text:p>14</text:p>
          </table:table-cell>
          <table:table-cell table:formula="of:=ROUND([.C24]*100/[.F24])" office:value-type="float" office:value="3421" calcext:value-type="float">
            <text:p>3421</text:p>
          </table:table-cell>
          <table:table-cell table:formula="of:=[.G24]/1000" office:value-type="float" office:value="3.421" calcext:value-type="float">
            <text:p>3.421</text:p>
          </table:table-cell>
          <table:table-cell table:formula="of:=[.H24]-[.A24]" office:value-type="float" office:value="0.020999999999999" calcext:value-type="float">
            <text:p>0.020999999999999</text:p>
          </table:table-cell>
          <table:table-cell table:formula="of:=[.I24]*100/[.A24]" office:value-type="float" office:value="0.617647058823501" calcext:value-type="float">
            <text:p>0.617647058823501</text:p>
          </table:table-cell>
        </table:table-row>
        <table:table-row table:style-name="ro1">
          <table:table-cell table:formula="of:=[.A24]+0.2" office:value-type="float" office:value="3.6" calcext:value-type="float">
            <text:p>3.6</text:p>
          </table:table-cell>
          <table:table-cell table:formula="of:=([.A25]*[.$A$2])/([.$A$1]+[.$A$2])" office:value-type="float" office:value="0.409090909090909" calcext:value-type="float">
            <text:p>0.409090909090909</text:p>
          </table:table-cell>
          <table:table-cell table:formula="of:=ROUND((POWER(2;[.$A$4])-1) * ([.B25]/[.$A$3]))" office:value-type="float" office:value="508" calcext:value-type="float">
            <text:p>508</text:p>
          </table:table-cell>
          <table:table-cell table:formula="of:=ROUND([.A25]*1000)" office:value-type="float" office:value="3600" calcext:value-type="float">
            <text:p>3600</text:p>
          </table:table-cell>
          <table:table-cell table:formula="of:=[.C25]*100/[.D25]" office:value-type="float" office:value="14.1111111111111" calcext:value-type="float">
            <text:p>14.1111111111111</text:p>
          </table:table-cell>
          <table:table-cell table:formula="of:=[.F24]" office:value-type="float" office:value="14" calcext:value-type="float">
            <text:p>14</text:p>
          </table:table-cell>
          <table:table-cell table:formula="of:=ROUND([.C25]*100/[.F25])" office:value-type="float" office:value="3629" calcext:value-type="float">
            <text:p>3629</text:p>
          </table:table-cell>
          <table:table-cell table:formula="of:=[.G25]/1000" office:value-type="float" office:value="3.629" calcext:value-type="float">
            <text:p>3.629</text:p>
          </table:table-cell>
          <table:table-cell table:formula="of:=[.H25]-[.A25]" office:value-type="float" office:value="0.028999999999999" calcext:value-type="float">
            <text:p>0.028999999999999</text:p>
          </table:table-cell>
          <table:table-cell table:formula="of:=[.I25]*100/[.A25]" office:value-type="float" office:value="0.805555555555528" calcext:value-type="float">
            <text:p>0.805555555555528</text:p>
          </table:table-cell>
        </table:table-row>
        <table:table-row table:style-name="ro1">
          <table:table-cell table:formula="of:=[.A25]+0.2" office:value-type="float" office:value="3.8" calcext:value-type="float">
            <text:p>3.8</text:p>
          </table:table-cell>
          <table:table-cell table:formula="of:=([.A26]*[.$A$2])/([.$A$1]+[.$A$2])" office:value-type="float" office:value="0.431818181818182" calcext:value-type="float">
            <text:p>0.431818181818182</text:p>
          </table:table-cell>
          <table:table-cell table:formula="of:=ROUND((POWER(2;[.$A$4])-1) * ([.B26]/[.$A$3]))" office:value-type="float" office:value="536" calcext:value-type="float">
            <text:p>536</text:p>
          </table:table-cell>
          <table:table-cell table:formula="of:=ROUND([.A26]*1000)" office:value-type="float" office:value="3800" calcext:value-type="float">
            <text:p>3800</text:p>
          </table:table-cell>
          <table:table-cell table:formula="of:=[.C26]*100/[.D26]" office:value-type="float" office:value="14.1052631578947" calcext:value-type="float">
            <text:p>14.1052631578947</text:p>
          </table:table-cell>
          <table:table-cell table:formula="of:=[.F25]" office:value-type="float" office:value="14" calcext:value-type="float">
            <text:p>14</text:p>
          </table:table-cell>
          <table:table-cell table:formula="of:=ROUND([.C26]*100/[.F26])" office:value-type="float" office:value="3829" calcext:value-type="float">
            <text:p>3829</text:p>
          </table:table-cell>
          <table:table-cell table:formula="of:=[.G26]/1000" office:value-type="float" office:value="3.829" calcext:value-type="float">
            <text:p>3.829</text:p>
          </table:table-cell>
          <table:table-cell table:formula="of:=[.H26]-[.A26]" office:value-type="float" office:value="0.028999999999999" calcext:value-type="float">
            <text:p>0.028999999999999</text:p>
          </table:table-cell>
          <table:table-cell table:formula="of:=[.I26]*100/[.A26]" office:value-type="float" office:value="0.763157894736816" calcext:value-type="float">
            <text:p>0.763157894736816</text:p>
          </table:table-cell>
        </table:table-row>
        <table:table-row table:style-name="ro1">
          <table:table-cell table:formula="of:=[.A26]+0.2" office:value-type="float" office:value="4" calcext:value-type="float">
            <text:p>4</text:p>
          </table:table-cell>
          <table:table-cell table:formula="of:=([.A27]*[.$A$2])/([.$A$1]+[.$A$2])" office:value-type="float" office:value="0.454545454545455" calcext:value-type="float">
            <text:p>0.454545454545455</text:p>
          </table:table-cell>
          <table:table-cell table:formula="of:=ROUND((POWER(2;[.$A$4])-1) * ([.B27]/[.$A$3]))" office:value-type="float" office:value="564" calcext:value-type="float">
            <text:p>564</text:p>
          </table:table-cell>
          <table:table-cell table:formula="of:=ROUND([.A27]*1000)" office:value-type="float" office:value="4000" calcext:value-type="float">
            <text:p>4000</text:p>
          </table:table-cell>
          <table:table-cell table:formula="of:=[.C27]*100/[.D27]" office:value-type="float" office:value="14.1" calcext:value-type="float">
            <text:p>14.1</text:p>
          </table:table-cell>
          <table:table-cell table:formula="of:=[.F26]" office:value-type="float" office:value="14" calcext:value-type="float">
            <text:p>14</text:p>
          </table:table-cell>
          <table:table-cell table:formula="of:=ROUND([.C27]*100/[.F27])" office:value-type="float" office:value="4029" calcext:value-type="float">
            <text:p>4029</text:p>
          </table:table-cell>
          <table:table-cell table:formula="of:=[.G27]/1000" office:value-type="float" office:value="4.029" calcext:value-type="float">
            <text:p>4.029</text:p>
          </table:table-cell>
          <table:table-cell table:formula="of:=[.H27]-[.A27]" office:value-type="float" office:value="0.028999999999999" calcext:value-type="float">
            <text:p>0.028999999999999</text:p>
          </table:table-cell>
          <table:table-cell table:formula="of:=[.I27]*100/[.A27]" office:value-type="float" office:value="0.724999999999976" calcext:value-type="float">
            <text:p>0.724999999999976</text:p>
          </table:table-cell>
        </table:table-row>
        <table:table-row table:style-name="ro1">
          <table:table-cell table:formula="of:=[.A27]+0.2" office:value-type="float" office:value="4.2" calcext:value-type="float">
            <text:p>4.2</text:p>
          </table:table-cell>
          <table:table-cell table:formula="of:=([.A28]*[.$A$2])/([.$A$1]+[.$A$2])" office:value-type="float" office:value="0.477272727272727" calcext:value-type="float">
            <text:p>0.477272727272727</text:p>
          </table:table-cell>
          <table:table-cell table:formula="of:=ROUND((POWER(2;[.$A$4])-1) * ([.B28]/[.$A$3]))" office:value-type="float" office:value="592" calcext:value-type="float">
            <text:p>592</text:p>
          </table:table-cell>
          <table:table-cell table:formula="of:=ROUND([.A28]*1000)" office:value-type="float" office:value="4200" calcext:value-type="float">
            <text:p>4200</text:p>
          </table:table-cell>
          <table:table-cell table:formula="of:=[.C28]*100/[.D28]" office:value-type="float" office:value="14.0952380952381" calcext:value-type="float">
            <text:p>14.0952380952381</text:p>
          </table:table-cell>
          <table:table-cell table:formula="of:=[.F27]" office:value-type="float" office:value="14" calcext:value-type="float">
            <text:p>14</text:p>
          </table:table-cell>
          <table:table-cell table:formula="of:=ROUND([.C28]*100/[.F28])" office:value-type="float" office:value="4229" calcext:value-type="float">
            <text:p>4229</text:p>
          </table:table-cell>
          <table:table-cell table:formula="of:=[.G28]/1000" office:value-type="float" office:value="4.229" calcext:value-type="float">
            <text:p>4.229</text:p>
          </table:table-cell>
          <table:table-cell table:formula="of:=[.H28]-[.A28]" office:value-type="float" office:value="0.028999999999999" calcext:value-type="float">
            <text:p>0.028999999999999</text:p>
          </table:table-cell>
          <table:table-cell table:formula="of:=[.I28]*100/[.A28]" office:value-type="float" office:value="0.690476190476167" calcext:value-type="float">
            <text:p>0.690476190476167</text:p>
          </table:table-cell>
        </table:table-row>
        <table:table-row table:style-name="ro1">
          <table:table-cell table:formula="of:=[.A28]+0.2" office:value-type="float" office:value="4.4" calcext:value-type="float">
            <text:p>4.4</text:p>
          </table:table-cell>
          <table:table-cell table:formula="of:=([.A29]*[.$A$2])/([.$A$1]+[.$A$2])" office:value-type="float" office:value="0.5" calcext:value-type="float">
            <text:p>0.5</text:p>
          </table:table-cell>
          <table:table-cell table:formula="of:=ROUND((POWER(2;[.$A$4])-1) * ([.B29]/[.$A$3]))" office:value-type="float" office:value="620" calcext:value-type="float">
            <text:p>620</text:p>
          </table:table-cell>
          <table:table-cell table:formula="of:=ROUND([.A29]*1000)" office:value-type="float" office:value="4400" calcext:value-type="float">
            <text:p>4400</text:p>
          </table:table-cell>
          <table:table-cell table:formula="of:=[.C29]*100/[.D29]" office:value-type="float" office:value="14.0909090909091" calcext:value-type="float">
            <text:p>14.0909090909091</text:p>
          </table:table-cell>
          <table:table-cell table:formula="of:=[.F28]" office:value-type="float" office:value="14" calcext:value-type="float">
            <text:p>14</text:p>
          </table:table-cell>
          <table:table-cell table:formula="of:=ROUND([.C29]*100/[.F29])" office:value-type="float" office:value="4429" calcext:value-type="float">
            <text:p>4429</text:p>
          </table:table-cell>
          <table:table-cell table:formula="of:=[.G29]/1000" office:value-type="float" office:value="4.429" calcext:value-type="float">
            <text:p>4.429</text:p>
          </table:table-cell>
          <table:table-cell table:formula="of:=[.H29]-[.A29]" office:value-type="float" office:value="0.028999999999999" calcext:value-type="float">
            <text:p>0.028999999999999</text:p>
          </table:table-cell>
          <table:table-cell table:formula="of:=[.I29]*100/[.A29]" office:value-type="float" office:value="0.659090909090887" calcext:value-type="float">
            <text:p>0.659090909090887</text:p>
          </table:table-cell>
        </table:table-row>
        <table:table-row table:style-name="ro1">
          <table:table-cell table:formula="of:=[.A29]+0.2" office:value-type="float" office:value="4.6" calcext:value-type="float">
            <text:p>4.6</text:p>
          </table:table-cell>
          <table:table-cell table:formula="of:=([.A30]*[.$A$2])/([.$A$1]+[.$A$2])" office:value-type="float" office:value="0.522727272727273" calcext:value-type="float">
            <text:p>0.522727272727273</text:p>
          </table:table-cell>
          <table:table-cell table:formula="of:=ROUND((POWER(2;[.$A$4])-1) * ([.B30]/[.$A$3]))" office:value-type="float" office:value="649" calcext:value-type="float">
            <text:p>649</text:p>
          </table:table-cell>
          <table:table-cell table:formula="of:=ROUND([.A30]*1000)" office:value-type="float" office:value="4600" calcext:value-type="float">
            <text:p>4600</text:p>
          </table:table-cell>
          <table:table-cell table:formula="of:=[.C30]*100/[.D30]" office:value-type="float" office:value="14.1086956521739" calcext:value-type="float">
            <text:p>14.1086956521739</text:p>
          </table:table-cell>
          <table:table-cell table:formula="of:=[.F29]" office:value-type="float" office:value="14" calcext:value-type="float">
            <text:p>14</text:p>
          </table:table-cell>
          <table:table-cell table:formula="of:=ROUND([.C30]*100/[.F30])" office:value-type="float" office:value="4636" calcext:value-type="float">
            <text:p>4636</text:p>
          </table:table-cell>
          <table:table-cell table:formula="of:=[.G30]/1000" office:value-type="float" office:value="4.636" calcext:value-type="float">
            <text:p>4.636</text:p>
          </table:table-cell>
          <table:table-cell table:formula="of:=[.H30]-[.A30]" office:value-type="float" office:value="0.0359999999999987" calcext:value-type="float">
            <text:p>0.0359999999999987</text:p>
          </table:table-cell>
          <table:table-cell table:formula="of:=[.I30]*100/[.A30]" office:value-type="float" office:value="0.782608695652145" calcext:value-type="float">
            <text:p>0.782608695652145</text:p>
          </table:table-cell>
        </table:table-row>
        <table:table-row table:style-name="ro1">
          <table:table-cell table:formula="of:=[.A30]+0.2" office:value-type="float" office:value="4.8" calcext:value-type="float">
            <text:p>4.8</text:p>
          </table:table-cell>
          <table:table-cell table:formula="of:=([.A31]*[.$A$2])/([.$A$1]+[.$A$2])" office:value-type="float" office:value="0.545454545454546" calcext:value-type="float">
            <text:p>0.545454545454546</text:p>
          </table:table-cell>
          <table:table-cell table:formula="of:=ROUND((POWER(2;[.$A$4])-1) * ([.B31]/[.$A$3]))" office:value-type="float" office:value="677" calcext:value-type="float">
            <text:p>677</text:p>
          </table:table-cell>
          <table:table-cell table:formula="of:=ROUND([.A31]*1000)" office:value-type="float" office:value="4800" calcext:value-type="float">
            <text:p>4800</text:p>
          </table:table-cell>
          <table:table-cell table:formula="of:=[.C31]*100/[.D31]" office:value-type="float" office:value="14.1041666666667" calcext:value-type="float">
            <text:p>14.1041666666667</text:p>
          </table:table-cell>
          <table:table-cell table:formula="of:=[.F30]" office:value-type="float" office:value="14" calcext:value-type="float">
            <text:p>14</text:p>
          </table:table-cell>
          <table:table-cell table:formula="of:=ROUND([.C31]*100/[.F31])" office:value-type="float" office:value="4836" calcext:value-type="float">
            <text:p>4836</text:p>
          </table:table-cell>
          <table:table-cell table:formula="of:=[.G31]/1000" office:value-type="float" office:value="4.836" calcext:value-type="float">
            <text:p>4.836</text:p>
          </table:table-cell>
          <table:table-cell table:formula="of:=[.H31]-[.A31]" office:value-type="float" office:value="0.0359999999999987" calcext:value-type="float">
            <text:p>0.0359999999999987</text:p>
          </table:table-cell>
          <table:table-cell table:formula="of:=[.I31]*100/[.A31]" office:value-type="float" office:value="0.749999999999973" calcext:value-type="float">
            <text:p>0.749999999999973</text:p>
          </table:table-cell>
        </table:table-row>
        <table:table-row table:style-name="ro1">
          <table:table-cell table:formula="of:=[.A31]+0.2" office:value-type="float" office:value="5" calcext:value-type="float">
            <text:p>5</text:p>
          </table:table-cell>
          <table:table-cell table:formula="of:=([.A32]*[.$A$2])/([.$A$1]+[.$A$2])" office:value-type="float" office:value="0.568181818181818" calcext:value-type="float">
            <text:p>0.568181818181818</text:p>
          </table:table-cell>
          <table:table-cell table:formula="of:=ROUND((POWER(2;[.$A$4])-1) * ([.B32]/[.$A$3]))" office:value-type="float" office:value="705" calcext:value-type="float">
            <text:p>705</text:p>
          </table:table-cell>
          <table:table-cell table:formula="of:=ROUND([.A32]*1000)" office:value-type="float" office:value="5000" calcext:value-type="float">
            <text:p>5000</text:p>
          </table:table-cell>
          <table:table-cell table:formula="of:=[.C32]*100/[.D32]" office:value-type="float" office:value="14.1" calcext:value-type="float">
            <text:p>14.1</text:p>
          </table:table-cell>
          <table:table-cell table:formula="of:=[.F31]" office:value-type="float" office:value="14" calcext:value-type="float">
            <text:p>14</text:p>
          </table:table-cell>
          <table:table-cell table:formula="of:=ROUND([.C32]*100/[.F32])" office:value-type="float" office:value="5036" calcext:value-type="float">
            <text:p>5036</text:p>
          </table:table-cell>
          <table:table-cell table:formula="of:=[.G32]/1000" office:value-type="float" office:value="5.036" calcext:value-type="float">
            <text:p>5.036</text:p>
          </table:table-cell>
          <table:table-cell table:formula="of:=[.H32]-[.A32]" office:value-type="float" office:value="0.0359999999999978" calcext:value-type="float">
            <text:p>0.0359999999999978</text:p>
          </table:table-cell>
          <table:table-cell table:formula="of:=[.I32]*100/[.A32]" office:value-type="float" office:value="0.719999999999956" calcext:value-type="float">
            <text:p>0.719999999999956</text:p>
          </table:table-cell>
        </table:table-row>
        <table:table-row table:style-name="ro1">
          <table:table-cell table:formula="of:=[.A32]+0.2" office:value-type="float" office:value="5.2" calcext:value-type="float">
            <text:p>5.2</text:p>
          </table:table-cell>
          <table:table-cell table:formula="of:=([.A33]*[.$A$2])/([.$A$1]+[.$A$2])" office:value-type="float" office:value="0.590909090909091" calcext:value-type="float">
            <text:p>0.590909090909091</text:p>
          </table:table-cell>
          <table:table-cell table:formula="of:=ROUND((POWER(2;[.$A$4])-1) * ([.B33]/[.$A$3]))" office:value-type="float" office:value="733" calcext:value-type="float">
            <text:p>733</text:p>
          </table:table-cell>
          <table:table-cell table:formula="of:=ROUND([.A33]*1000)" office:value-type="float" office:value="5200" calcext:value-type="float">
            <text:p>5200</text:p>
          </table:table-cell>
          <table:table-cell table:formula="of:=[.C33]*100/[.D33]" office:value-type="float" office:value="14.0961538461538" calcext:value-type="float">
            <text:p>14.0961538461538</text:p>
          </table:table-cell>
          <table:table-cell table:formula="of:=[.F32]" office:value-type="float" office:value="14" calcext:value-type="float">
            <text:p>14</text:p>
          </table:table-cell>
          <table:table-cell table:formula="of:=ROUND([.C33]*100/[.F33])" office:value-type="float" office:value="5236" calcext:value-type="float">
            <text:p>5236</text:p>
          </table:table-cell>
          <table:table-cell table:formula="of:=[.G33]/1000" office:value-type="float" office:value="5.236" calcext:value-type="float">
            <text:p>5.236</text:p>
          </table:table-cell>
          <table:table-cell table:formula="of:=[.H33]-[.A33]" office:value-type="float" office:value="0.0359999999999978" calcext:value-type="float">
            <text:p>0.0359999999999978</text:p>
          </table:table-cell>
          <table:table-cell table:formula="of:=[.I33]*100/[.A33]" office:value-type="float" office:value="0.69230769230765" calcext:value-type="float">
            <text:p>0.69230769230765</text:p>
          </table:table-cell>
        </table:table-row>
        <table:table-row table:style-name="ro1">
          <table:table-cell table:formula="of:=[.A33]+0.2" office:value-type="float" office:value="5.4" calcext:value-type="float">
            <text:p>5.4</text:p>
          </table:table-cell>
          <table:table-cell table:formula="of:=([.A34]*[.$A$2])/([.$A$1]+[.$A$2])" office:value-type="float" office:value="0.613636363636364" calcext:value-type="float">
            <text:p>0.613636363636364</text:p>
          </table:table-cell>
          <table:table-cell table:formula="of:=ROUND((POWER(2;[.$A$4])-1) * ([.B34]/[.$A$3]))" office:value-type="float" office:value="761" calcext:value-type="float">
            <text:p>761</text:p>
          </table:table-cell>
          <table:table-cell table:formula="of:=ROUND([.A34]*1000)" office:value-type="float" office:value="5400" calcext:value-type="float">
            <text:p>5400</text:p>
          </table:table-cell>
          <table:table-cell table:formula="of:=[.C34]*100/[.D34]" office:value-type="float" office:value="14.0925925925926" calcext:value-type="float">
            <text:p>14.0925925925926</text:p>
          </table:table-cell>
          <table:table-cell table:formula="of:=[.F33]" office:value-type="float" office:value="14" calcext:value-type="float">
            <text:p>14</text:p>
          </table:table-cell>
          <table:table-cell table:formula="of:=ROUND([.C34]*100/[.F34])" office:value-type="float" office:value="5436" calcext:value-type="float">
            <text:p>5436</text:p>
          </table:table-cell>
          <table:table-cell table:formula="of:=[.G34]/1000" office:value-type="float" office:value="5.436" calcext:value-type="float">
            <text:p>5.436</text:p>
          </table:table-cell>
          <table:table-cell table:formula="of:=[.H34]-[.A34]" office:value-type="float" office:value="0.0359999999999978" calcext:value-type="float">
            <text:p>0.0359999999999978</text:p>
          </table:table-cell>
          <table:table-cell table:formula="of:=[.I34]*100/[.A34]" office:value-type="float" office:value="0.666666666666626" calcext:value-type="float">
            <text:p>0.666666666666626</text:p>
          </table:table-cell>
        </table:table-row>
        <table:table-row table:style-name="ro1">
          <table:table-cell table:formula="of:=[.A34]+0.2" office:value-type="float" office:value="5.6" calcext:value-type="float">
            <text:p>5.6</text:p>
          </table:table-cell>
          <table:table-cell table:formula="of:=([.A35]*[.$A$2])/([.$A$1]+[.$A$2])" office:value-type="float" office:value="0.636363636363637" calcext:value-type="float">
            <text:p>0.636363636363637</text:p>
          </table:table-cell>
          <table:table-cell table:formula="of:=ROUND((POWER(2;[.$A$4])-1) * ([.B35]/[.$A$3]))" office:value-type="float" office:value="790" calcext:value-type="float">
            <text:p>790</text:p>
          </table:table-cell>
          <table:table-cell table:formula="of:=ROUND([.A35]*1000)" office:value-type="float" office:value="5600" calcext:value-type="float">
            <text:p>5600</text:p>
          </table:table-cell>
          <table:table-cell table:formula="of:=[.C35]*100/[.D35]" office:value-type="float" office:value="14.1071428571429" calcext:value-type="float">
            <text:p>14.1071428571429</text:p>
          </table:table-cell>
          <table:table-cell table:formula="of:=[.F34]" office:value-type="float" office:value="14" calcext:value-type="float">
            <text:p>14</text:p>
          </table:table-cell>
          <table:table-cell table:formula="of:=ROUND([.C35]*100/[.F35])" office:value-type="float" office:value="5643" calcext:value-type="float">
            <text:p>5643</text:p>
          </table:table-cell>
          <table:table-cell table:formula="of:=[.G35]/1000" office:value-type="float" office:value="5.643" calcext:value-type="float">
            <text:p>5.643</text:p>
          </table:table-cell>
          <table:table-cell table:formula="of:=[.H35]-[.A35]" office:value-type="float" office:value="0.0429999999999975" calcext:value-type="float">
            <text:p>0.0429999999999975</text:p>
          </table:table-cell>
          <table:table-cell table:formula="of:=[.I35]*100/[.A35]" office:value-type="float" office:value="0.767857142857098" calcext:value-type="float">
            <text:p>0.767857142857098</text:p>
          </table:table-cell>
        </table:table-row>
        <table:table-row table:style-name="ro1">
          <table:table-cell table:formula="of:=[.A35]+0.2" office:value-type="float" office:value="5.8" calcext:value-type="float">
            <text:p>5.8</text:p>
          </table:table-cell>
          <table:table-cell table:formula="of:=([.A36]*[.$A$2])/([.$A$1]+[.$A$2])" office:value-type="float" office:value="0.659090909090909" calcext:value-type="float">
            <text:p>0.659090909090909</text:p>
          </table:table-cell>
          <table:table-cell table:formula="of:=ROUND((POWER(2;[.$A$4])-1) * ([.B36]/[.$A$3]))" office:value-type="float" office:value="818" calcext:value-type="float">
            <text:p>818</text:p>
          </table:table-cell>
          <table:table-cell table:formula="of:=ROUND([.A36]*1000)" office:value-type="float" office:value="5800" calcext:value-type="float">
            <text:p>5800</text:p>
          </table:table-cell>
          <table:table-cell table:formula="of:=[.C36]*100/[.D36]" office:value-type="float" office:value="14.1034482758621" calcext:value-type="float">
            <text:p>14.1034482758621</text:p>
          </table:table-cell>
          <table:table-cell table:formula="of:=[.F35]" office:value-type="float" office:value="14" calcext:value-type="float">
            <text:p>14</text:p>
          </table:table-cell>
          <table:table-cell table:formula="of:=ROUND([.C36]*100/[.F36])" office:value-type="float" office:value="5843" calcext:value-type="float">
            <text:p>5843</text:p>
          </table:table-cell>
          <table:table-cell table:formula="of:=[.G36]/1000" office:value-type="float" office:value="5.843" calcext:value-type="float">
            <text:p>5.843</text:p>
          </table:table-cell>
          <table:table-cell table:formula="of:=[.H36]-[.A36]" office:value-type="float" office:value="0.0429999999999975" calcext:value-type="float">
            <text:p>0.0429999999999975</text:p>
          </table:table-cell>
          <table:table-cell table:formula="of:=[.I36]*100/[.A36]" office:value-type="float" office:value="0.741379310344784" calcext:value-type="float">
            <text:p>0.741379310344784</text:p>
          </table:table-cell>
        </table:table-row>
        <table:table-row table:style-name="ro1">
          <table:table-cell table:formula="of:=[.A36]+0.2" office:value-type="float" office:value="6" calcext:value-type="float">
            <text:p>6</text:p>
          </table:table-cell>
          <table:table-cell table:formula="of:=([.A37]*[.$A$2])/([.$A$1]+[.$A$2])" office:value-type="float" office:value="0.681818181818182" calcext:value-type="float">
            <text:p>0.681818181818182</text:p>
          </table:table-cell>
          <table:table-cell table:formula="of:=ROUND((POWER(2;[.$A$4])-1) * ([.B37]/[.$A$3]))" office:value-type="float" office:value="846" calcext:value-type="float">
            <text:p>846</text:p>
          </table:table-cell>
          <table:table-cell table:formula="of:=ROUND([.A37]*1000)" office:value-type="float" office:value="6000" calcext:value-type="float">
            <text:p>6000</text:p>
          </table:table-cell>
          <table:table-cell table:formula="of:=[.C37]*100/[.D37]" office:value-type="float" office:value="14.1" calcext:value-type="float">
            <text:p>14.1</text:p>
          </table:table-cell>
          <table:table-cell table:formula="of:=[.F36]" office:value-type="float" office:value="14" calcext:value-type="float">
            <text:p>14</text:p>
          </table:table-cell>
          <table:table-cell table:formula="of:=ROUND([.C37]*100/[.F37])" office:value-type="float" office:value="6043" calcext:value-type="float">
            <text:p>6043</text:p>
          </table:table-cell>
          <table:table-cell table:formula="of:=[.G37]/1000" office:value-type="float" office:value="6.043" calcext:value-type="float">
            <text:p>6.043</text:p>
          </table:table-cell>
          <table:table-cell table:formula="of:=[.H37]-[.A37]" office:value-type="float" office:value="0.0429999999999975" calcext:value-type="float">
            <text:p>0.0429999999999975</text:p>
          </table:table-cell>
          <table:table-cell table:formula="of:=[.I37]*100/[.A37]" office:value-type="float" office:value="0.716666666666624" calcext:value-type="float">
            <text:p>0.716666666666624</text:p>
          </table:table-cell>
        </table:table-row>
        <table:table-row table:style-name="ro1">
          <table:table-cell table:formula="of:=[.A37]+0.2" office:value-type="float" office:value="6.2" calcext:value-type="float">
            <text:p>6.2</text:p>
          </table:table-cell>
          <table:table-cell table:formula="of:=([.A38]*[.$A$2])/([.$A$1]+[.$A$2])" office:value-type="float" office:value="0.704545454545455" calcext:value-type="float">
            <text:p>0.704545454545455</text:p>
          </table:table-cell>
          <table:table-cell table:formula="of:=ROUND((POWER(2;[.$A$4])-1) * ([.B38]/[.$A$3]))" office:value-type="float" office:value="874" calcext:value-type="float">
            <text:p>874</text:p>
          </table:table-cell>
          <table:table-cell table:formula="of:=ROUND([.A38]*1000)" office:value-type="float" office:value="6200" calcext:value-type="float">
            <text:p>6200</text:p>
          </table:table-cell>
          <table:table-cell table:formula="of:=[.C38]*100/[.D38]" office:value-type="float" office:value="14.0967741935484" calcext:value-type="float">
            <text:p>14.0967741935484</text:p>
          </table:table-cell>
          <table:table-cell table:formula="of:=[.F37]" office:value-type="float" office:value="14" calcext:value-type="float">
            <text:p>14</text:p>
          </table:table-cell>
          <table:table-cell table:formula="of:=ROUND([.C38]*100/[.F38])" office:value-type="float" office:value="6243" calcext:value-type="float">
            <text:p>6243</text:p>
          </table:table-cell>
          <table:table-cell table:formula="of:=[.G38]/1000" office:value-type="float" office:value="6.243" calcext:value-type="float">
            <text:p>6.243</text:p>
          </table:table-cell>
          <table:table-cell table:formula="of:=[.H38]-[.A38]" office:value-type="float" office:value="0.0429999999999975" calcext:value-type="float">
            <text:p>0.0429999999999975</text:p>
          </table:table-cell>
          <table:table-cell table:formula="of:=[.I38]*100/[.A38]" office:value-type="float" office:value="0.693548387096733" calcext:value-type="float">
            <text:p>0.693548387096733</text:p>
          </table:table-cell>
        </table:table-row>
        <table:table-row table:style-name="ro1">
          <table:table-cell table:formula="of:=[.A38]+0.2" office:value-type="float" office:value="6.4" calcext:value-type="float">
            <text:p>6.4</text:p>
          </table:table-cell>
          <table:table-cell table:formula="of:=([.A39]*[.$A$2])/([.$A$1]+[.$A$2])" office:value-type="float" office:value="0.727272727272728" calcext:value-type="float">
            <text:p>0.727272727272728</text:p>
          </table:table-cell>
          <table:table-cell table:formula="of:=ROUND((POWER(2;[.$A$4])-1) * ([.B39]/[.$A$3]))" office:value-type="float" office:value="902" calcext:value-type="float">
            <text:p>902</text:p>
          </table:table-cell>
          <table:table-cell table:formula="of:=ROUND([.A39]*1000)" office:value-type="float" office:value="6400" calcext:value-type="float">
            <text:p>6400</text:p>
          </table:table-cell>
          <table:table-cell table:formula="of:=[.C39]*100/[.D39]" office:value-type="float" office:value="14.09375" calcext:value-type="float">
            <text:p>14.09375</text:p>
          </table:table-cell>
          <table:table-cell table:formula="of:=[.F38]" office:value-type="float" office:value="14" calcext:value-type="float">
            <text:p>14</text:p>
          </table:table-cell>
          <table:table-cell table:formula="of:=ROUND([.C39]*100/[.F39])" office:value-type="float" office:value="6443" calcext:value-type="float">
            <text:p>6443</text:p>
          </table:table-cell>
          <table:table-cell table:formula="of:=[.G39]/1000" office:value-type="float" office:value="6.443" calcext:value-type="float">
            <text:p>6.443</text:p>
          </table:table-cell>
          <table:table-cell table:formula="of:=[.H39]-[.A39]" office:value-type="float" office:value="0.0429999999999966" calcext:value-type="float">
            <text:p>0.0429999999999966</text:p>
          </table:table-cell>
          <table:table-cell table:formula="of:=[.I39]*100/[.A39]" office:value-type="float" office:value="0.671874999999947" calcext:value-type="float">
            <text:p>0.671874999999947</text:p>
          </table:table-cell>
        </table:table-row>
        <table:table-row table:style-name="ro1">
          <table:table-cell table:formula="of:=[.A39]+0.2" office:value-type="float" office:value="6.6" calcext:value-type="float">
            <text:p>6.6</text:p>
          </table:table-cell>
          <table:table-cell table:formula="of:=([.A40]*[.$A$2])/([.$A$1]+[.$A$2])" office:value-type="float" office:value="0.75" calcext:value-type="float">
            <text:p>0.75</text:p>
          </table:table-cell>
          <table:table-cell table:formula="of:=ROUND((POWER(2;[.$A$4])-1) * ([.B40]/[.$A$3]))" office:value-type="float" office:value="931" calcext:value-type="float">
            <text:p>931</text:p>
          </table:table-cell>
          <table:table-cell table:formula="of:=ROUND([.A40]*1000)" office:value-type="float" office:value="6600" calcext:value-type="float">
            <text:p>6600</text:p>
          </table:table-cell>
          <table:table-cell table:formula="of:=[.C40]*100/[.D40]" office:value-type="float" office:value="14.1060606060606" calcext:value-type="float">
            <text:p>14.1060606060606</text:p>
          </table:table-cell>
          <table:table-cell table:formula="of:=[.F39]" office:value-type="float" office:value="14" calcext:value-type="float">
            <text:p>14</text:p>
          </table:table-cell>
          <table:table-cell table:formula="of:=ROUND([.C40]*100/[.F40])" office:value-type="float" office:value="6650" calcext:value-type="float">
            <text:p>6650</text:p>
          </table:table-cell>
          <table:table-cell table:formula="of:=[.G40]/1000" office:value-type="float" office:value="6.65" calcext:value-type="float">
            <text:p>6.65</text:p>
          </table:table-cell>
          <table:table-cell table:formula="of:=[.H40]-[.A40]" office:value-type="float" office:value="0.0499999999999972" calcext:value-type="float">
            <text:p>0.0499999999999972</text:p>
          </table:table-cell>
          <table:table-cell table:formula="of:=[.I40]*100/[.A40]" office:value-type="float" office:value="0.757575757575714" calcext:value-type="float">
            <text:p>0.757575757575714</text:p>
          </table:table-cell>
        </table:table-row>
        <table:table-row table:style-name="ro1">
          <table:table-cell table:formula="of:=[.A40]+0.2" office:value-type="float" office:value="6.8" calcext:value-type="float">
            <text:p>6.8</text:p>
          </table:table-cell>
          <table:table-cell table:formula="of:=([.A41]*[.$A$2])/([.$A$1]+[.$A$2])" office:value-type="float" office:value="0.772727272727273" calcext:value-type="float">
            <text:p>0.772727272727273</text:p>
          </table:table-cell>
          <table:table-cell table:formula="of:=ROUND((POWER(2;[.$A$4])-1) * ([.B41]/[.$A$3]))" office:value-type="float" office:value="959" calcext:value-type="float">
            <text:p>959</text:p>
          </table:table-cell>
          <table:table-cell table:formula="of:=ROUND([.A41]*1000)" office:value-type="float" office:value="6800" calcext:value-type="float">
            <text:p>6800</text:p>
          </table:table-cell>
          <table:table-cell table:formula="of:=[.C41]*100/[.D41]" office:value-type="float" office:value="14.1029411764706" calcext:value-type="float">
            <text:p>14.1029411764706</text:p>
          </table:table-cell>
          <table:table-cell table:formula="of:=[.F40]" office:value-type="float" office:value="14" calcext:value-type="float">
            <text:p>14</text:p>
          </table:table-cell>
          <table:table-cell table:formula="of:=ROUND([.C41]*100/[.F41])" office:value-type="float" office:value="6850" calcext:value-type="float">
            <text:p>6850</text:p>
          </table:table-cell>
          <table:table-cell table:formula="of:=[.G41]/1000" office:value-type="float" office:value="6.85" calcext:value-type="float">
            <text:p>6.85</text:p>
          </table:table-cell>
          <table:table-cell table:formula="of:=[.H41]-[.A41]" office:value-type="float" office:value="0.0499999999999963" calcext:value-type="float">
            <text:p>0.0499999999999963</text:p>
          </table:table-cell>
          <table:table-cell table:formula="of:=[.I41]*100/[.A41]" office:value-type="float" office:value="0.735294117647004" calcext:value-type="float">
            <text:p>0.735294117647004</text:p>
          </table:table-cell>
        </table:table-row>
        <table:table-row table:style-name="ro1">
          <table:table-cell table:formula="of:=[.A41]+0.2" office:value-type="float" office:value="7" calcext:value-type="float">
            <text:p>7</text:p>
          </table:table-cell>
          <table:table-cell table:formula="of:=([.A42]*[.$A$2])/([.$A$1]+[.$A$2])" office:value-type="float" office:value="0.795454545454546" calcext:value-type="float">
            <text:p>0.795454545454546</text:p>
          </table:table-cell>
          <table:table-cell table:formula="of:=ROUND((POWER(2;[.$A$4])-1) * ([.B42]/[.$A$3]))" office:value-type="float" office:value="987" calcext:value-type="float">
            <text:p>987</text:p>
          </table:table-cell>
          <table:table-cell table:formula="of:=ROUND([.A42]*1000)" office:value-type="float" office:value="7000" calcext:value-type="float">
            <text:p>7000</text:p>
          </table:table-cell>
          <table:table-cell table:formula="of:=[.C42]*100/[.D42]" office:value-type="float" office:value="14.1" calcext:value-type="float">
            <text:p>14.1</text:p>
          </table:table-cell>
          <table:table-cell table:formula="of:=[.F41]" office:value-type="float" office:value="14" calcext:value-type="float">
            <text:p>14</text:p>
          </table:table-cell>
          <table:table-cell table:formula="of:=ROUND([.C42]*100/[.F42])" office:value-type="float" office:value="7050" calcext:value-type="float">
            <text:p>7050</text:p>
          </table:table-cell>
          <table:table-cell table:formula="of:=[.G42]/1000" office:value-type="float" office:value="7.05" calcext:value-type="float">
            <text:p>7.05</text:p>
          </table:table-cell>
          <table:table-cell table:formula="of:=[.H42]-[.A42]" office:value-type="float" office:value="0.0499999999999963" calcext:value-type="float">
            <text:p>0.0499999999999963</text:p>
          </table:table-cell>
          <table:table-cell table:formula="of:=[.I42]*100/[.A42]" office:value-type="float" office:value="0.714285714285661" calcext:value-type="float">
            <text:p>0.714285714285661</text:p>
          </table:table-cell>
        </table:table-row>
        <table:table-row table:style-name="ro1">
          <table:table-cell table:formula="of:=[.A42]+0.2" office:value-type="float" office:value="7.2" calcext:value-type="float">
            <text:p>7.2</text:p>
          </table:table-cell>
          <table:table-cell table:formula="of:=([.A43]*[.$A$2])/([.$A$1]+[.$A$2])" office:value-type="float" office:value="0.818181818181819" calcext:value-type="float">
            <text:p>0.818181818181819</text:p>
          </table:table-cell>
          <table:table-cell table:formula="of:=ROUND((POWER(2;[.$A$4])-1) * ([.B43]/[.$A$3]))" office:value-type="float" office:value="1015" calcext:value-type="float">
            <text:p>1015</text:p>
          </table:table-cell>
          <table:table-cell table:formula="of:=ROUND([.A43]*1000)" office:value-type="float" office:value="7200" calcext:value-type="float">
            <text:p>7200</text:p>
          </table:table-cell>
          <table:table-cell table:formula="of:=[.C43]*100/[.D43]" office:value-type="float" office:value="14.0972222222222" calcext:value-type="float">
            <text:p>14.0972222222222</text:p>
          </table:table-cell>
          <table:table-cell table:formula="of:=[.F42]" office:value-type="float" office:value="14" calcext:value-type="float">
            <text:p>14</text:p>
          </table:table-cell>
          <table:table-cell table:formula="of:=ROUND([.C43]*100/[.F43])" office:value-type="float" office:value="7250" calcext:value-type="float">
            <text:p>7250</text:p>
          </table:table-cell>
          <table:table-cell table:formula="of:=[.G43]/1000" office:value-type="float" office:value="7.25" calcext:value-type="float">
            <text:p>7.25</text:p>
          </table:table-cell>
          <table:table-cell table:formula="of:=[.H43]-[.A43]" office:value-type="float" office:value="0.0499999999999963" calcext:value-type="float">
            <text:p>0.0499999999999963</text:p>
          </table:table-cell>
          <table:table-cell table:formula="of:=[.I43]*100/[.A43]" office:value-type="float" office:value="0.694444444444392" calcext:value-type="float">
            <text:p>0.694444444444392</text:p>
          </table:table-cell>
        </table:table-row>
        <table:table-row table:style-name="ro1">
          <table:table-cell table:formula="of:=[.A43]+0.2" office:value-type="float" office:value="7.4" calcext:value-type="float">
            <text:p>7.4</text:p>
          </table:table-cell>
          <table:table-cell table:formula="of:=([.A44]*[.$A$2])/([.$A$1]+[.$A$2])" office:value-type="float" office:value="0.840909090909091" calcext:value-type="float">
            <text:p>0.840909090909091</text:p>
          </table:table-cell>
          <table:table-cell table:formula="of:=ROUND((POWER(2;[.$A$4])-1) * ([.B44]/[.$A$3]))" office:value-type="float" office:value="1043" calcext:value-type="float">
            <text:p>1043</text:p>
          </table:table-cell>
          <table:table-cell table:formula="of:=ROUND([.A44]*1000)" office:value-type="float" office:value="7400" calcext:value-type="float">
            <text:p>7400</text:p>
          </table:table-cell>
          <table:table-cell table:formula="of:=[.C44]*100/[.D44]" office:value-type="float" office:value="14.0945945945946" calcext:value-type="float">
            <text:p>14.0945945945946</text:p>
          </table:table-cell>
          <table:table-cell table:formula="of:=[.F43]" office:value-type="float" office:value="14" calcext:value-type="float">
            <text:p>14</text:p>
          </table:table-cell>
          <table:table-cell table:formula="of:=ROUND([.C44]*100/[.F44])" office:value-type="float" office:value="7450" calcext:value-type="float">
            <text:p>7450</text:p>
          </table:table-cell>
          <table:table-cell table:formula="of:=[.G44]/1000" office:value-type="float" office:value="7.45" calcext:value-type="float">
            <text:p>7.45</text:p>
          </table:table-cell>
          <table:table-cell table:formula="of:=[.H44]-[.A44]" office:value-type="float" office:value="0.0499999999999963" calcext:value-type="float">
            <text:p>0.0499999999999963</text:p>
          </table:table-cell>
          <table:table-cell table:formula="of:=[.I44]*100/[.A44]" office:value-type="float" office:value="0.675675675675625" calcext:value-type="float">
            <text:p>0.675675675675625</text:p>
          </table:table-cell>
        </table:table-row>
        <table:table-row table:style-name="ro1">
          <table:table-cell table:formula="of:=[.A44]+0.2" office:value-type="float" office:value="7.6" calcext:value-type="float">
            <text:p>7.6</text:p>
          </table:table-cell>
          <table:table-cell table:formula="of:=([.A45]*[.$A$2])/([.$A$1]+[.$A$2])" office:value-type="float" office:value="0.863636363636364" calcext:value-type="float">
            <text:p>0.863636363636364</text:p>
          </table:table-cell>
          <table:table-cell table:formula="of:=ROUND((POWER(2;[.$A$4])-1) * ([.B45]/[.$A$3]))" office:value-type="float" office:value="1072" calcext:value-type="float">
            <text:p>1072</text:p>
          </table:table-cell>
          <table:table-cell table:formula="of:=ROUND([.A45]*1000)" office:value-type="float" office:value="7600" calcext:value-type="float">
            <text:p>7600</text:p>
          </table:table-cell>
          <table:table-cell table:formula="of:=[.C45]*100/[.D45]" office:value-type="float" office:value="14.1052631578947" calcext:value-type="float">
            <text:p>14.1052631578947</text:p>
          </table:table-cell>
          <table:table-cell table:formula="of:=[.F44]" office:value-type="float" office:value="14" calcext:value-type="float">
            <text:p>14</text:p>
          </table:table-cell>
          <table:table-cell table:formula="of:=ROUND([.C45]*100/[.F45])" office:value-type="float" office:value="7657" calcext:value-type="float">
            <text:p>7657</text:p>
          </table:table-cell>
          <table:table-cell table:formula="of:=[.G45]/1000" office:value-type="float" office:value="7.657" calcext:value-type="float">
            <text:p>7.657</text:p>
          </table:table-cell>
          <table:table-cell table:formula="of:=[.H45]-[.A45]" office:value-type="float" office:value="0.0569999999999959" calcext:value-type="float">
            <text:p>0.0569999999999959</text:p>
          </table:table-cell>
          <table:table-cell table:formula="of:=[.I45]*100/[.A45]" office:value-type="float" office:value="0.749999999999946" calcext:value-type="float">
            <text:p>0.749999999999946</text:p>
          </table:table-cell>
        </table:table-row>
        <table:table-row table:style-name="ro1">
          <table:table-cell table:formula="of:=[.A45]+0.2" office:value-type="float" office:value="7.8" calcext:value-type="float">
            <text:p>7.8</text:p>
          </table:table-cell>
          <table:table-cell table:formula="of:=([.A46]*[.$A$2])/([.$A$1]+[.$A$2])" office:value-type="float" office:value="0.886363636363637" calcext:value-type="float">
            <text:p>0.886363636363637</text:p>
          </table:table-cell>
          <table:table-cell table:formula="of:=ROUND((POWER(2;[.$A$4])-1) * ([.B46]/[.$A$3]))" office:value-type="float" office:value="1100" calcext:value-type="float">
            <text:p>1100</text:p>
          </table:table-cell>
          <table:table-cell table:formula="of:=ROUND([.A46]*1000)" office:value-type="float" office:value="7800" calcext:value-type="float">
            <text:p>7800</text:p>
          </table:table-cell>
          <table:table-cell table:formula="of:=[.C46]*100/[.D46]" office:value-type="float" office:value="14.1025641025641" calcext:value-type="float">
            <text:p>14.1025641025641</text:p>
          </table:table-cell>
          <table:table-cell table:formula="of:=[.F45]" office:value-type="float" office:value="14" calcext:value-type="float">
            <text:p>14</text:p>
          </table:table-cell>
          <table:table-cell table:formula="of:=ROUND([.C46]*100/[.F46])" office:value-type="float" office:value="7857" calcext:value-type="float">
            <text:p>7857</text:p>
          </table:table-cell>
          <table:table-cell table:formula="of:=[.G46]/1000" office:value-type="float" office:value="7.857" calcext:value-type="float">
            <text:p>7.857</text:p>
          </table:table-cell>
          <table:table-cell table:formula="of:=[.H46]-[.A46]" office:value-type="float" office:value="0.0569999999999959" calcext:value-type="float">
            <text:p>0.0569999999999959</text:p>
          </table:table-cell>
          <table:table-cell table:formula="of:=[.I46]*100/[.A46]" office:value-type="float" office:value="0.730769230769178" calcext:value-type="float">
            <text:p>0.730769230769178</text:p>
          </table:table-cell>
        </table:table-row>
        <table:table-row table:style-name="ro1">
          <table:table-cell table:formula="of:=[.A46]+0.2" office:value-type="float" office:value="8" calcext:value-type="float">
            <text:p>8</text:p>
          </table:table-cell>
          <table:table-cell table:formula="of:=([.A47]*[.$A$2])/([.$A$1]+[.$A$2])" office:value-type="float" office:value="0.909090909090909" calcext:value-type="float">
            <text:p>0.909090909090909</text:p>
          </table:table-cell>
          <table:table-cell table:formula="of:=ROUND((POWER(2;[.$A$4])-1) * ([.B47]/[.$A$3]))" office:value-type="float" office:value="1128" calcext:value-type="float">
            <text:p>1128</text:p>
          </table:table-cell>
          <table:table-cell table:formula="of:=ROUND([.A47]*1000)" office:value-type="float" office:value="8000" calcext:value-type="float">
            <text:p>8000</text:p>
          </table:table-cell>
          <table:table-cell table:formula="of:=[.C47]*100/[.D47]" office:value-type="float" office:value="14.1" calcext:value-type="float">
            <text:p>14.1</text:p>
          </table:table-cell>
          <table:table-cell table:formula="of:=[.F46]" office:value-type="float" office:value="14" calcext:value-type="float">
            <text:p>14</text:p>
          </table:table-cell>
          <table:table-cell table:formula="of:=ROUND([.C47]*100/[.F47])" office:value-type="float" office:value="8057" calcext:value-type="float">
            <text:p>8057</text:p>
          </table:table-cell>
          <table:table-cell table:formula="of:=[.G47]/1000" office:value-type="float" office:value="8.057" calcext:value-type="float">
            <text:p>8.057</text:p>
          </table:table-cell>
          <table:table-cell table:formula="of:=[.H47]-[.A47]" office:value-type="float" office:value="0.0569999999999968" calcext:value-type="float">
            <text:p>0.0569999999999968</text:p>
          </table:table-cell>
          <table:table-cell table:formula="of:=[.I47]*100/[.A47]" office:value-type="float" office:value="0.71249999999996" calcext:value-type="float">
            <text:p>0.71249999999996</text:p>
          </table:table-cell>
        </table:table-row>
        <table:table-row table:style-name="ro1">
          <table:table-cell table:formula="of:=[.A47]+0.2" office:value-type="float" office:value="8.2" calcext:value-type="float">
            <text:p>8.2</text:p>
          </table:table-cell>
          <table:table-cell table:formula="of:=([.A48]*[.$A$2])/([.$A$1]+[.$A$2])" office:value-type="float" office:value="0.931818181818182" calcext:value-type="float">
            <text:p>0.931818181818182</text:p>
          </table:table-cell>
          <table:table-cell table:formula="of:=ROUND((POWER(2;[.$A$4])-1) * ([.B48]/[.$A$3]))" office:value-type="float" office:value="1156" calcext:value-type="float">
            <text:p>1156</text:p>
          </table:table-cell>
          <table:table-cell table:formula="of:=ROUND([.A48]*1000)" office:value-type="float" office:value="8200" calcext:value-type="float">
            <text:p>8200</text:p>
          </table:table-cell>
          <table:table-cell table:formula="of:=[.C48]*100/[.D48]" office:value-type="float" office:value="14.0975609756098" calcext:value-type="float">
            <text:p>14.0975609756098</text:p>
          </table:table-cell>
          <table:table-cell table:formula="of:=[.F47]" office:value-type="float" office:value="14" calcext:value-type="float">
            <text:p>14</text:p>
          </table:table-cell>
          <table:table-cell table:formula="of:=ROUND([.C48]*100/[.F48])" office:value-type="float" office:value="8257" calcext:value-type="float">
            <text:p>8257</text:p>
          </table:table-cell>
          <table:table-cell table:formula="of:=[.G48]/1000" office:value-type="float" office:value="8.257" calcext:value-type="float">
            <text:p>8.257</text:p>
          </table:table-cell>
          <table:table-cell table:formula="of:=[.H48]-[.A48]" office:value-type="float" office:value="0.0569999999999968" calcext:value-type="float">
            <text:p>0.0569999999999968</text:p>
          </table:table-cell>
          <table:table-cell table:formula="of:=[.I48]*100/[.A48]" office:value-type="float" office:value="0.695121951219473" calcext:value-type="float">
            <text:p>0.695121951219473</text:p>
          </table:table-cell>
        </table:table-row>
        <table:table-row table:style-name="ro1">
          <table:table-cell table:formula="of:=[.A48]+0.2" office:value-type="float" office:value="8.4" calcext:value-type="float">
            <text:p>8.4</text:p>
          </table:table-cell>
          <table:table-cell table:formula="of:=([.A49]*[.$A$2])/([.$A$1]+[.$A$2])" office:value-type="float" office:value="0.954545454545455" calcext:value-type="float">
            <text:p>0.954545454545455</text:p>
          </table:table-cell>
          <table:table-cell table:formula="of:=ROUND((POWER(2;[.$A$4])-1) * ([.B49]/[.$A$3]))" office:value-type="float" office:value="1185" calcext:value-type="float">
            <text:p>1185</text:p>
          </table:table-cell>
          <table:table-cell table:formula="of:=ROUND([.A49]*1000)" office:value-type="float" office:value="8400" calcext:value-type="float">
            <text:p>8400</text:p>
          </table:table-cell>
          <table:table-cell table:formula="of:=[.C49]*100/[.D49]" office:value-type="float" office:value="14.1071428571429" calcext:value-type="float">
            <text:p>14.1071428571429</text:p>
          </table:table-cell>
          <table:table-cell table:formula="of:=[.F48]" office:value-type="float" office:value="14" calcext:value-type="float">
            <text:p>14</text:p>
          </table:table-cell>
          <table:table-cell table:formula="of:=ROUND([.C49]*100/[.F49])" office:value-type="float" office:value="8464" calcext:value-type="float">
            <text:p>8464</text:p>
          </table:table-cell>
          <table:table-cell table:formula="of:=[.G49]/1000" office:value-type="float" office:value="8.464" calcext:value-type="float">
            <text:p>8.464</text:p>
          </table:table-cell>
          <table:table-cell table:formula="of:=[.H49]-[.A49]" office:value-type="float" office:value="0.0639999999999983" calcext:value-type="float">
            <text:p>0.0639999999999983</text:p>
          </table:table-cell>
          <table:table-cell table:formula="of:=[.I49]*100/[.A49]" office:value-type="float" office:value="0.761904761904741" calcext:value-type="float">
            <text:p>0.761904761904741</text:p>
          </table:table-cell>
        </table:table-row>
        <table:table-row table:style-name="ro1">
          <table:table-cell table:formula="of:=[.A49]+0.2" office:value-type="float" office:value="8.6" calcext:value-type="float">
            <text:p>8.6</text:p>
          </table:table-cell>
          <table:table-cell table:formula="of:=([.A50]*[.$A$2])/([.$A$1]+[.$A$2])" office:value-type="float" office:value="0.977272727272727" calcext:value-type="float">
            <text:p>0.977272727272727</text:p>
          </table:table-cell>
          <table:table-cell table:formula="of:=ROUND((POWER(2;[.$A$4])-1) * ([.B50]/[.$A$3]))" office:value-type="float" office:value="1213" calcext:value-type="float">
            <text:p>1213</text:p>
          </table:table-cell>
          <table:table-cell table:formula="of:=ROUND([.A50]*1000)" office:value-type="float" office:value="8600" calcext:value-type="float">
            <text:p>8600</text:p>
          </table:table-cell>
          <table:table-cell table:formula="of:=[.C50]*100/[.D50]" office:value-type="float" office:value="14.1046511627907" calcext:value-type="float">
            <text:p>14.1046511627907</text:p>
          </table:table-cell>
          <table:table-cell table:formula="of:=[.F49]" office:value-type="float" office:value="14" calcext:value-type="float">
            <text:p>14</text:p>
          </table:table-cell>
          <table:table-cell table:formula="of:=ROUND([.C50]*100/[.F50])" office:value-type="float" office:value="8664" calcext:value-type="float">
            <text:p>8664</text:p>
          </table:table-cell>
          <table:table-cell table:formula="of:=[.G50]/1000" office:value-type="float" office:value="8.664" calcext:value-type="float">
            <text:p>8.664</text:p>
          </table:table-cell>
          <table:table-cell table:formula="of:=[.H50]-[.A50]" office:value-type="float" office:value="0.0639999999999983" calcext:value-type="float">
            <text:p>0.0639999999999983</text:p>
          </table:table-cell>
          <table:table-cell table:formula="of:=[.I50]*100/[.A50]" office:value-type="float" office:value="0.744186046511608" calcext:value-type="float">
            <text:p>0.744186046511608</text:p>
          </table:table-cell>
        </table:table-row>
        <table:table-row table:style-name="ro1">
          <table:table-cell table:formula="of:=[.A50]+0.2" office:value-type="float" office:value="8.8" calcext:value-type="float">
            <text:p>8.8</text:p>
          </table:table-cell>
          <table:table-cell table:formula="of:=([.A51]*[.$A$2])/([.$A$1]+[.$A$2])" office:value-type="float" office:value="1" calcext:value-type="float">
            <text:p>1</text:p>
          </table:table-cell>
          <table:table-cell table:formula="of:=ROUND((POWER(2;[.$A$4])-1) * ([.B51]/[.$A$3]))" office:value-type="float" office:value="1241" calcext:value-type="float">
            <text:p>1241</text:p>
          </table:table-cell>
          <table:table-cell table:formula="of:=ROUND([.A51]*1000)" office:value-type="float" office:value="8800" calcext:value-type="float">
            <text:p>8800</text:p>
          </table:table-cell>
          <table:table-cell table:formula="of:=[.C51]*100/[.D51]" office:value-type="float" office:value="14.1022727272727" calcext:value-type="float">
            <text:p>14.1022727272727</text:p>
          </table:table-cell>
          <table:table-cell table:formula="of:=[.F50]" office:value-type="float" office:value="14" calcext:value-type="float">
            <text:p>14</text:p>
          </table:table-cell>
          <table:table-cell table:formula="of:=ROUND([.C51]*100/[.F51])" office:value-type="float" office:value="8864" calcext:value-type="float">
            <text:p>8864</text:p>
          </table:table-cell>
          <table:table-cell table:formula="of:=[.G51]/1000" office:value-type="float" office:value="8.864" calcext:value-type="float">
            <text:p>8.864</text:p>
          </table:table-cell>
          <table:table-cell table:formula="of:=[.H51]-[.A51]" office:value-type="float" office:value="0.0640000000000001" calcext:value-type="float">
            <text:p>0.0640000000000001</text:p>
          </table:table-cell>
          <table:table-cell table:formula="of:=[.I51]*100/[.A51]" office:value-type="float" office:value="0.727272727272728" calcext:value-type="float">
            <text:p>0.727272727272728</text:p>
          </table:table-cell>
        </table:table-row>
        <table:table-row table:style-name="ro1">
          <table:table-cell table:formula="of:=[.A51]+0.2" office:value-type="float" office:value="9" calcext:value-type="float">
            <text:p>9</text:p>
          </table:table-cell>
          <table:table-cell table:formula="of:=([.A52]*[.$A$2])/([.$A$1]+[.$A$2])" office:value-type="float" office:value="1.02272727272727" calcext:value-type="float">
            <text:p>1.02272727272727</text:p>
          </table:table-cell>
          <table:table-cell table:formula="of:=ROUND((POWER(2;[.$A$4])-1) * ([.B52]/[.$A$3]))" office:value-type="float" office:value="1269" calcext:value-type="float">
            <text:p>1269</text:p>
          </table:table-cell>
          <table:table-cell table:formula="of:=ROUND([.A52]*1000)" office:value-type="float" office:value="9000" calcext:value-type="float">
            <text:p>9000</text:p>
          </table:table-cell>
          <table:table-cell table:formula="of:=[.C52]*100/[.D52]" office:value-type="float" office:value="14.1" calcext:value-type="float">
            <text:p>14.1</text:p>
          </table:table-cell>
          <table:table-cell table:formula="of:=[.F51]" office:value-type="float" office:value="14" calcext:value-type="float">
            <text:p>14</text:p>
          </table:table-cell>
          <table:table-cell table:formula="of:=ROUND([.C52]*100/[.F52])" office:value-type="float" office:value="9064" calcext:value-type="float">
            <text:p>9064</text:p>
          </table:table-cell>
          <table:table-cell table:formula="of:=[.G52]/1000" office:value-type="float" office:value="9.064" calcext:value-type="float">
            <text:p>9.064</text:p>
          </table:table-cell>
          <table:table-cell table:formula="of:=[.H52]-[.A52]" office:value-type="float" office:value="0.0640000000000001" calcext:value-type="float">
            <text:p>0.0640000000000001</text:p>
          </table:table-cell>
          <table:table-cell table:formula="of:=[.I52]*100/[.A52]" office:value-type="float" office:value="0.711111111111112" calcext:value-type="float">
            <text:p>0.711111111111112</text:p>
          </table:table-cell>
        </table:table-row>
        <table:table-row table:style-name="ro1">
          <table:table-cell table:formula="of:=[.A52]+0.2" office:value-type="float" office:value="9.2" calcext:value-type="float">
            <text:p>9.2</text:p>
          </table:table-cell>
          <table:table-cell table:formula="of:=([.A53]*[.$A$2])/([.$A$1]+[.$A$2])" office:value-type="float" office:value="1.04545454545455" calcext:value-type="float">
            <text:p>1.04545454545455</text:p>
          </table:table-cell>
          <table:table-cell table:formula="of:=ROUND((POWER(2;[.$A$4])-1) * ([.B53]/[.$A$3]))" office:value-type="float" office:value="1297" calcext:value-type="float">
            <text:p>1297</text:p>
          </table:table-cell>
          <table:table-cell table:formula="of:=ROUND([.A53]*1000)" office:value-type="float" office:value="9200" calcext:value-type="float">
            <text:p>9200</text:p>
          </table:table-cell>
          <table:table-cell table:formula="of:=[.C53]*100/[.D53]" office:value-type="float" office:value="14.0978260869565" calcext:value-type="float">
            <text:p>14.0978260869565</text:p>
          </table:table-cell>
          <table:table-cell table:formula="of:=[.F52]" office:value-type="float" office:value="14" calcext:value-type="float">
            <text:p>14</text:p>
          </table:table-cell>
          <table:table-cell table:formula="of:=ROUND([.C53]*100/[.F53])" office:value-type="float" office:value="9264" calcext:value-type="float">
            <text:p>9264</text:p>
          </table:table-cell>
          <table:table-cell table:formula="of:=[.G53]/1000" office:value-type="float" office:value="9.264" calcext:value-type="float">
            <text:p>9.264</text:p>
          </table:table-cell>
          <table:table-cell table:formula="of:=[.H53]-[.A53]" office:value-type="float" office:value="0.0640000000000001" calcext:value-type="float">
            <text:p>0.0640000000000001</text:p>
          </table:table-cell>
          <table:table-cell table:formula="of:=[.I53]*100/[.A53]" office:value-type="float" office:value="0.695652173913044" calcext:value-type="float">
            <text:p>0.695652173913044</text:p>
          </table:table-cell>
        </table:table-row>
        <table:table-row table:style-name="ro1">
          <table:table-cell table:formula="of:=[.A53]+0.2" office:value-type="float" office:value="9.4" calcext:value-type="float">
            <text:p>9.4</text:p>
          </table:table-cell>
          <table:table-cell table:formula="of:=([.A54]*[.$A$2])/([.$A$1]+[.$A$2])" office:value-type="float" office:value="1.06818181818182" calcext:value-type="float">
            <text:p>1.06818181818182</text:p>
          </table:table-cell>
          <table:table-cell table:formula="of:=ROUND((POWER(2;[.$A$4])-1) * ([.B54]/[.$A$3]))" office:value-type="float" office:value="1326" calcext:value-type="float">
            <text:p>1326</text:p>
          </table:table-cell>
          <table:table-cell table:formula="of:=ROUND([.A54]*1000)" office:value-type="float" office:value="9400" calcext:value-type="float">
            <text:p>9400</text:p>
          </table:table-cell>
          <table:table-cell table:formula="of:=[.C54]*100/[.D54]" office:value-type="float" office:value="14.1063829787234" calcext:value-type="float">
            <text:p>14.1063829787234</text:p>
          </table:table-cell>
          <table:table-cell table:formula="of:=[.F53]" office:value-type="float" office:value="14" calcext:value-type="float">
            <text:p>14</text:p>
          </table:table-cell>
          <table:table-cell table:formula="of:=ROUND([.C54]*100/[.F54])" office:value-type="float" office:value="9471" calcext:value-type="float">
            <text:p>9471</text:p>
          </table:table-cell>
          <table:table-cell table:formula="of:=[.G54]/1000" office:value-type="float" office:value="9.471" calcext:value-type="float">
            <text:p>9.471</text:p>
          </table:table-cell>
          <table:table-cell table:formula="of:=[.H54]-[.A54]" office:value-type="float" office:value="0.0710000000000015" calcext:value-type="float">
            <text:p>0.0710000000000015</text:p>
          </table:table-cell>
          <table:table-cell table:formula="of:=[.I54]*100/[.A54]" office:value-type="float" office:value="0.755319148936186" calcext:value-type="float">
            <text:p>0.755319148936186</text:p>
          </table:table-cell>
        </table:table-row>
        <table:table-row table:style-name="ro1">
          <table:table-cell table:formula="of:=[.A54]+0.2" office:value-type="float" office:value="9.6" calcext:value-type="float">
            <text:p>9.6</text:p>
          </table:table-cell>
          <table:table-cell table:formula="of:=([.A55]*[.$A$2])/([.$A$1]+[.$A$2])" office:value-type="float" office:value="1.09090909090909" calcext:value-type="float">
            <text:p>1.09090909090909</text:p>
          </table:table-cell>
          <table:table-cell table:formula="of:=ROUND((POWER(2;[.$A$4])-1) * ([.B55]/[.$A$3]))" office:value-type="float" office:value="1354" calcext:value-type="float">
            <text:p>1354</text:p>
          </table:table-cell>
          <table:table-cell table:formula="of:=ROUND([.A55]*1000)" office:value-type="float" office:value="9600" calcext:value-type="float">
            <text:p>9600</text:p>
          </table:table-cell>
          <table:table-cell table:formula="of:=[.C55]*100/[.D55]" office:value-type="float" office:value="14.1041666666667" calcext:value-type="float">
            <text:p>14.1041666666667</text:p>
          </table:table-cell>
          <table:table-cell table:formula="of:=[.F54]" office:value-type="float" office:value="14" calcext:value-type="float">
            <text:p>14</text:p>
          </table:table-cell>
          <table:table-cell table:formula="of:=ROUND([.C55]*100/[.F55])" office:value-type="float" office:value="9671" calcext:value-type="float">
            <text:p>9671</text:p>
          </table:table-cell>
          <table:table-cell table:formula="of:=[.G55]/1000" office:value-type="float" office:value="9.671" calcext:value-type="float">
            <text:p>9.671</text:p>
          </table:table-cell>
          <table:table-cell table:formula="of:=[.H55]-[.A55]" office:value-type="float" office:value="0.0710000000000015" calcext:value-type="float">
            <text:p>0.0710000000000015</text:p>
          </table:table-cell>
          <table:table-cell table:formula="of:=[.I55]*100/[.A55]" office:value-type="float" office:value="0.739583333333349" calcext:value-type="float">
            <text:p>0.739583333333349</text:p>
          </table:table-cell>
        </table:table-row>
        <table:table-row table:style-name="ro1">
          <table:table-cell table:formula="of:=[.A55]+0.2" office:value-type="float" office:value="9.8" calcext:value-type="float">
            <text:p>9.8</text:p>
          </table:table-cell>
          <table:table-cell table:formula="of:=([.A56]*[.$A$2])/([.$A$1]+[.$A$2])" office:value-type="float" office:value="1.11363636363636" calcext:value-type="float">
            <text:p>1.11363636363636</text:p>
          </table:table-cell>
          <table:table-cell table:formula="of:=ROUND((POWER(2;[.$A$4])-1) * ([.B56]/[.$A$3]))" office:value-type="float" office:value="1382" calcext:value-type="float">
            <text:p>1382</text:p>
          </table:table-cell>
          <table:table-cell table:formula="of:=ROUND([.A56]*1000)" office:value-type="float" office:value="9800" calcext:value-type="float">
            <text:p>9800</text:p>
          </table:table-cell>
          <table:table-cell table:formula="of:=[.C56]*100/[.D56]" office:value-type="float" office:value="14.1020408163265" calcext:value-type="float">
            <text:p>14.1020408163265</text:p>
          </table:table-cell>
          <table:table-cell table:formula="of:=[.F55]" office:value-type="float" office:value="14" calcext:value-type="float">
            <text:p>14</text:p>
          </table:table-cell>
          <table:table-cell table:formula="of:=ROUND([.C56]*100/[.F56])" office:value-type="float" office:value="9871" calcext:value-type="float">
            <text:p>9871</text:p>
          </table:table-cell>
          <table:table-cell table:formula="of:=[.G56]/1000" office:value-type="float" office:value="9.871" calcext:value-type="float">
            <text:p>9.871</text:p>
          </table:table-cell>
          <table:table-cell table:formula="of:=[.H56]-[.A56]" office:value-type="float" office:value="0.0710000000000033" calcext:value-type="float">
            <text:p>0.0710000000000033</text:p>
          </table:table-cell>
          <table:table-cell table:formula="of:=[.I56]*100/[.A56]" office:value-type="float" office:value="0.724489795918401" calcext:value-type="float">
            <text:p>0.724489795918401</text:p>
          </table:table-cell>
        </table:table-row>
        <table:table-row table:style-name="ro1">
          <table:table-cell table:formula="of:=[.A56]+0.2" office:value-type="float" office:value="10" calcext:value-type="float">
            <text:p>10</text:p>
          </table:table-cell>
          <table:table-cell table:formula="of:=([.A57]*[.$A$2])/([.$A$1]+[.$A$2])" office:value-type="float" office:value="1.13636363636364" calcext:value-type="float">
            <text:p>1.13636363636364</text:p>
          </table:table-cell>
          <table:table-cell table:formula="of:=ROUND((POWER(2;[.$A$4])-1) * ([.B57]/[.$A$3]))" office:value-type="float" office:value="1410" calcext:value-type="float">
            <text:p>1410</text:p>
          </table:table-cell>
          <table:table-cell table:formula="of:=ROUND([.A57]*1000)" office:value-type="float" office:value="10000" calcext:value-type="float">
            <text:p>10000</text:p>
          </table:table-cell>
          <table:table-cell table:formula="of:=[.C57]*100/[.D57]" office:value-type="float" office:value="14.1" calcext:value-type="float">
            <text:p>14.1</text:p>
          </table:table-cell>
          <table:table-cell table:formula="of:=[.F56]" office:value-type="float" office:value="14" calcext:value-type="float">
            <text:p>14</text:p>
          </table:table-cell>
          <table:table-cell table:formula="of:=ROUND([.C57]*100/[.F57])" office:value-type="float" office:value="10071" calcext:value-type="float">
            <text:p>10071</text:p>
          </table:table-cell>
          <table:table-cell table:formula="of:=[.G57]/1000" office:value-type="float" office:value="10.071" calcext:value-type="float">
            <text:p>10.071</text:p>
          </table:table-cell>
          <table:table-cell table:formula="of:=[.H57]-[.A57]" office:value-type="float" office:value="0.0710000000000033" calcext:value-type="float">
            <text:p>0.0710000000000033</text:p>
          </table:table-cell>
          <table:table-cell table:formula="of:=[.I57]*100/[.A57]" office:value-type="float" office:value="0.710000000000033" calcext:value-type="float">
            <text:p>0.710000000000033</text:p>
          </table:table-cell>
        </table:table-row>
        <table:table-row table:style-name="ro1">
          <table:table-cell table:formula="of:=[.A57]+0.2" office:value-type="float" office:value="10.2" calcext:value-type="float">
            <text:p>10.2</text:p>
          </table:table-cell>
          <table:table-cell table:formula="of:=([.A58]*[.$A$2])/([.$A$1]+[.$A$2])" office:value-type="float" office:value="1.15909090909091" calcext:value-type="float">
            <text:p>1.15909090909091</text:p>
          </table:table-cell>
          <table:table-cell table:formula="of:=ROUND((POWER(2;[.$A$4])-1) * ([.B58]/[.$A$3]))" office:value-type="float" office:value="1438" calcext:value-type="float">
            <text:p>1438</text:p>
          </table:table-cell>
          <table:table-cell table:formula="of:=ROUND([.A58]*1000)" office:value-type="float" office:value="10200" calcext:value-type="float">
            <text:p>10200</text:p>
          </table:table-cell>
          <table:table-cell table:formula="of:=[.C58]*100/[.D58]" office:value-type="float" office:value="14.0980392156863" calcext:value-type="float">
            <text:p>14.0980392156863</text:p>
          </table:table-cell>
          <table:table-cell table:formula="of:=[.F57]" office:value-type="float" office:value="14" calcext:value-type="float">
            <text:p>14</text:p>
          </table:table-cell>
          <table:table-cell table:formula="of:=ROUND([.C58]*100/[.F58])" office:value-type="float" office:value="10271" calcext:value-type="float">
            <text:p>10271</text:p>
          </table:table-cell>
          <table:table-cell table:formula="of:=[.G58]/1000" office:value-type="float" office:value="10.271" calcext:value-type="float">
            <text:p>10.271</text:p>
          </table:table-cell>
          <table:table-cell table:formula="of:=[.H58]-[.A58]" office:value-type="float" office:value="0.0710000000000051" calcext:value-type="float">
            <text:p>0.0710000000000051</text:p>
          </table:table-cell>
          <table:table-cell table:formula="of:=[.I58]*100/[.A58]" office:value-type="float" office:value="0.696078431372599" calcext:value-type="float">
            <text:p>0.696078431372599</text:p>
          </table:table-cell>
        </table:table-row>
        <table:table-row table:style-name="ro1">
          <table:table-cell table:formula="of:=[.A58]+0.2" office:value-type="float" office:value="10.4" calcext:value-type="float">
            <text:p>10.4</text:p>
          </table:table-cell>
          <table:table-cell table:formula="of:=([.A59]*[.$A$2])/([.$A$1]+[.$A$2])" office:value-type="float" office:value="1.18181818181818" calcext:value-type="float">
            <text:p>1.18181818181818</text:p>
          </table:table-cell>
          <table:table-cell table:formula="of:=ROUND((POWER(2;[.$A$4])-1) * ([.B59]/[.$A$3]))" office:value-type="float" office:value="1467" calcext:value-type="float">
            <text:p>1467</text:p>
          </table:table-cell>
          <table:table-cell table:formula="of:=ROUND([.A59]*1000)" office:value-type="float" office:value="10400" calcext:value-type="float">
            <text:p>10400</text:p>
          </table:table-cell>
          <table:table-cell table:formula="of:=[.C59]*100/[.D59]" office:value-type="float" office:value="14.1057692307692" calcext:value-type="float">
            <text:p>14.1057692307692</text:p>
          </table:table-cell>
          <table:table-cell table:formula="of:=[.F58]" office:value-type="float" office:value="14" calcext:value-type="float">
            <text:p>14</text:p>
          </table:table-cell>
          <table:table-cell table:formula="of:=ROUND([.C59]*100/[.F59])" office:value-type="float" office:value="10479" calcext:value-type="float">
            <text:p>10479</text:p>
          </table:table-cell>
          <table:table-cell table:formula="of:=[.G59]/1000" office:value-type="float" office:value="10.479" calcext:value-type="float">
            <text:p>10.479</text:p>
          </table:table-cell>
          <table:table-cell table:formula="of:=[.H59]-[.A59]" office:value-type="float" office:value="0.0790000000000042" calcext:value-type="float">
            <text:p>0.0790000000000042</text:p>
          </table:table-cell>
          <table:table-cell table:formula="of:=[.I59]*100/[.A59]" office:value-type="float" office:value="0.759615384615425" calcext:value-type="float">
            <text:p>0.759615384615425</text:p>
          </table:table-cell>
        </table:table-row>
        <table:table-row table:style-name="ro1">
          <table:table-cell table:formula="of:=[.A59]+0.2" office:value-type="float" office:value="10.6" calcext:value-type="float">
            <text:p>10.6</text:p>
          </table:table-cell>
          <table:table-cell table:formula="of:=([.A60]*[.$A$2])/([.$A$1]+[.$A$2])" office:value-type="float" office:value="1.20454545454545" calcext:value-type="float">
            <text:p>1.20454545454545</text:p>
          </table:table-cell>
          <table:table-cell table:formula="of:=ROUND((POWER(2;[.$A$4])-1) * ([.B60]/[.$A$3]))" office:value-type="float" office:value="1495" calcext:value-type="float">
            <text:p>1495</text:p>
          </table:table-cell>
          <table:table-cell table:formula="of:=ROUND([.A60]*1000)" office:value-type="float" office:value="10600" calcext:value-type="float">
            <text:p>10600</text:p>
          </table:table-cell>
          <table:table-cell table:formula="of:=[.C60]*100/[.D60]" office:value-type="float" office:value="14.1037735849057" calcext:value-type="float">
            <text:p>14.1037735849057</text:p>
          </table:table-cell>
          <table:table-cell table:formula="of:=[.F59]" office:value-type="float" office:value="14" calcext:value-type="float">
            <text:p>14</text:p>
          </table:table-cell>
          <table:table-cell table:formula="of:=ROUND([.C60]*100/[.F60])" office:value-type="float" office:value="10679" calcext:value-type="float">
            <text:p>10679</text:p>
          </table:table-cell>
          <table:table-cell table:formula="of:=[.G60]/1000" office:value-type="float" office:value="10.679" calcext:value-type="float">
            <text:p>10.679</text:p>
          </table:table-cell>
          <table:table-cell table:formula="of:=[.H60]-[.A60]" office:value-type="float" office:value="0.079000000000006" calcext:value-type="float">
            <text:p>0.079000000000006</text:p>
          </table:table-cell>
          <table:table-cell table:formula="of:=[.I60]*100/[.A60]" office:value-type="float" office:value="0.745283018867981" calcext:value-type="float">
            <text:p>0.745283018867981</text:p>
          </table:table-cell>
        </table:table-row>
        <table:table-row table:style-name="ro1">
          <table:table-cell table:formula="of:=[.A60]+0.2" office:value-type="float" office:value="10.8" calcext:value-type="float">
            <text:p>10.8</text:p>
          </table:table-cell>
          <table:table-cell table:formula="of:=([.A61]*[.$A$2])/([.$A$1]+[.$A$2])" office:value-type="float" office:value="1.22727272727273" calcext:value-type="float">
            <text:p>1.22727272727273</text:p>
          </table:table-cell>
          <table:table-cell table:formula="of:=ROUND((POWER(2;[.$A$4])-1) * ([.B61]/[.$A$3]))" office:value-type="float" office:value="1523" calcext:value-type="float">
            <text:p>1523</text:p>
          </table:table-cell>
          <table:table-cell table:formula="of:=ROUND([.A61]*1000)" office:value-type="float" office:value="10800" calcext:value-type="float">
            <text:p>10800</text:p>
          </table:table-cell>
          <table:table-cell table:formula="of:=[.C61]*100/[.D61]" office:value-type="float" office:value="14.1018518518519" calcext:value-type="float">
            <text:p>14.1018518518519</text:p>
          </table:table-cell>
          <table:table-cell table:formula="of:=[.F60]" office:value-type="float" office:value="14" calcext:value-type="float">
            <text:p>14</text:p>
          </table:table-cell>
          <table:table-cell table:formula="of:=ROUND([.C61]*100/[.F61])" office:value-type="float" office:value="10879" calcext:value-type="float">
            <text:p>10879</text:p>
          </table:table-cell>
          <table:table-cell table:formula="of:=[.G61]/1000" office:value-type="float" office:value="10.879" calcext:value-type="float">
            <text:p>10.879</text:p>
          </table:table-cell>
          <table:table-cell table:formula="of:=[.H61]-[.A61]" office:value-type="float" office:value="0.079000000000006" calcext:value-type="float">
            <text:p>0.079000000000006</text:p>
          </table:table-cell>
          <table:table-cell table:formula="of:=[.I61]*100/[.A61]" office:value-type="float" office:value="0.731481481481537" calcext:value-type="float">
            <text:p>0.731481481481537</text:p>
          </table:table-cell>
        </table:table-row>
        <table:table-row table:style-name="ro1">
          <table:table-cell table:formula="of:=[.A61]+0.2" office:value-type="float" office:value="11" calcext:value-type="float">
            <text:p>11</text:p>
          </table:table-cell>
          <table:table-cell table:formula="of:=([.A62]*[.$A$2])/([.$A$1]+[.$A$2])" office:value-type="float" office:value="1.25" calcext:value-type="float">
            <text:p>1.25</text:p>
          </table:table-cell>
          <table:table-cell table:formula="of:=ROUND((POWER(2;[.$A$4])-1) * ([.B62]/[.$A$3]))" office:value-type="float" office:value="1551" calcext:value-type="float">
            <text:p>1551</text:p>
          </table:table-cell>
          <table:table-cell table:formula="of:=ROUND([.A62]*1000)" office:value-type="float" office:value="11000" calcext:value-type="float">
            <text:p>11000</text:p>
          </table:table-cell>
          <table:table-cell table:formula="of:=[.C62]*100/[.D62]" office:value-type="float" office:value="14.1" calcext:value-type="float">
            <text:p>14.1</text:p>
          </table:table-cell>
          <table:table-cell table:formula="of:=[.F61]" office:value-type="float" office:value="14" calcext:value-type="float">
            <text:p>14</text:p>
          </table:table-cell>
          <table:table-cell table:formula="of:=ROUND([.C62]*100/[.F62])" office:value-type="float" office:value="11079" calcext:value-type="float">
            <text:p>11079</text:p>
          </table:table-cell>
          <table:table-cell table:formula="of:=[.G62]/1000" office:value-type="float" office:value="11.079" calcext:value-type="float">
            <text:p>11.079</text:p>
          </table:table-cell>
          <table:table-cell table:formula="of:=[.H62]-[.A62]" office:value-type="float" office:value="0.0790000000000077" calcext:value-type="float">
            <text:p>0.0790000000000077</text:p>
          </table:table-cell>
          <table:table-cell table:formula="of:=[.I62]*100/[.A62]" office:value-type="float" office:value="0.718181818181889" calcext:value-type="float">
            <text:p>0.718181818181889</text:p>
          </table:table-cell>
        </table:table-row>
        <table:table-row table:style-name="ro1">
          <table:table-cell table:formula="of:=[.A62]+0.2" office:value-type="float" office:value="11.2" calcext:value-type="float">
            <text:p>11.2</text:p>
          </table:table-cell>
          <table:table-cell table:formula="of:=([.A63]*[.$A$2])/([.$A$1]+[.$A$2])" office:value-type="float" office:value="1.27272727272727" calcext:value-type="float">
            <text:p>1.27272727272727</text:p>
          </table:table-cell>
          <table:table-cell table:formula="of:=ROUND((POWER(2;[.$A$4])-1) * ([.B63]/[.$A$3]))" office:value-type="float" office:value="1579" calcext:value-type="float">
            <text:p>1579</text:p>
          </table:table-cell>
          <table:table-cell table:formula="of:=ROUND([.A63]*1000)" office:value-type="float" office:value="11200" calcext:value-type="float">
            <text:p>11200</text:p>
          </table:table-cell>
          <table:table-cell table:formula="of:=[.C63]*100/[.D63]" office:value-type="float" office:value="14.0982142857143" calcext:value-type="float">
            <text:p>14.0982142857143</text:p>
          </table:table-cell>
          <table:table-cell table:formula="of:=[.F62]" office:value-type="float" office:value="14" calcext:value-type="float">
            <text:p>14</text:p>
          </table:table-cell>
          <table:table-cell table:formula="of:=ROUND([.C63]*100/[.F63])" office:value-type="float" office:value="11279" calcext:value-type="float">
            <text:p>11279</text:p>
          </table:table-cell>
          <table:table-cell table:formula="of:=[.G63]/1000" office:value-type="float" office:value="11.279" calcext:value-type="float">
            <text:p>11.279</text:p>
          </table:table-cell>
          <table:table-cell table:formula="of:=[.H63]-[.A63]" office:value-type="float" office:value="0.0790000000000077" calcext:value-type="float">
            <text:p>0.0790000000000077</text:p>
          </table:table-cell>
          <table:table-cell table:formula="of:=[.I63]*100/[.A63]" office:value-type="float" office:value="0.705357142857212" calcext:value-type="float">
            <text:p>0.705357142857212</text:p>
          </table:table-cell>
        </table:table-row>
        <table:table-row table:style-name="ro1">
          <table:table-cell table:formula="of:=[.A63]+0.2" office:value-type="float" office:value="11.4" calcext:value-type="float">
            <text:p>11.4</text:p>
          </table:table-cell>
          <table:table-cell table:formula="of:=([.A64]*[.$A$2])/([.$A$1]+[.$A$2])" office:value-type="float" office:value="1.29545454545454" calcext:value-type="float">
            <text:p>1.29545454545454</text:p>
          </table:table-cell>
          <table:table-cell table:formula="of:=ROUND((POWER(2;[.$A$4])-1) * ([.B64]/[.$A$3]))" office:value-type="float" office:value="1608" calcext:value-type="float">
            <text:p>1608</text:p>
          </table:table-cell>
          <table:table-cell table:formula="of:=ROUND([.A64]*1000)" office:value-type="float" office:value="11400" calcext:value-type="float">
            <text:p>11400</text:p>
          </table:table-cell>
          <table:table-cell table:formula="of:=[.C64]*100/[.D64]" office:value-type="float" office:value="14.1052631578947" calcext:value-type="float">
            <text:p>14.1052631578947</text:p>
          </table:table-cell>
          <table:table-cell table:formula="of:=[.F63]" office:value-type="float" office:value="14" calcext:value-type="float">
            <text:p>14</text:p>
          </table:table-cell>
          <table:table-cell table:formula="of:=ROUND([.C64]*100/[.F64])" office:value-type="float" office:value="11486" calcext:value-type="float">
            <text:p>11486</text:p>
          </table:table-cell>
          <table:table-cell table:formula="of:=[.G64]/1000" office:value-type="float" office:value="11.486" calcext:value-type="float">
            <text:p>11.486</text:p>
          </table:table-cell>
          <table:table-cell table:formula="of:=[.H64]-[.A64]" office:value-type="float" office:value="0.0860000000000092" calcext:value-type="float">
            <text:p>0.0860000000000092</text:p>
          </table:table-cell>
          <table:table-cell table:formula="of:=[.I64]*100/[.A64]" office:value-type="float" office:value="0.754385964912362" calcext:value-type="float">
            <text:p>0.754385964912362</text:p>
          </table:table-cell>
        </table:table-row>
        <table:table-row table:style-name="ro1">
          <table:table-cell table:formula="of:=[.A64]+0.2" office:value-type="float" office:value="11.6" calcext:value-type="float">
            <text:p>11.6</text:p>
          </table:table-cell>
          <table:table-cell table:formula="of:=([.A65]*[.$A$2])/([.$A$1]+[.$A$2])" office:value-type="float" office:value="1.31818181818182" calcext:value-type="float">
            <text:p>1.31818181818182</text:p>
          </table:table-cell>
          <table:table-cell table:formula="of:=ROUND((POWER(2;[.$A$4])-1) * ([.B65]/[.$A$3]))" office:value-type="float" office:value="1636" calcext:value-type="float">
            <text:p>1636</text:p>
          </table:table-cell>
          <table:table-cell table:formula="of:=ROUND([.A65]*1000)" office:value-type="float" office:value="11600" calcext:value-type="float">
            <text:p>11600</text:p>
          </table:table-cell>
          <table:table-cell table:formula="of:=[.C65]*100/[.D65]" office:value-type="float" office:value="14.1034482758621" calcext:value-type="float">
            <text:p>14.1034482758621</text:p>
          </table:table-cell>
          <table:table-cell table:formula="of:=[.F64]" office:value-type="float" office:value="14" calcext:value-type="float">
            <text:p>14</text:p>
          </table:table-cell>
          <table:table-cell table:formula="of:=ROUND([.C65]*100/[.F65])" office:value-type="float" office:value="11686" calcext:value-type="float">
            <text:p>11686</text:p>
          </table:table-cell>
          <table:table-cell table:formula="of:=[.G65]/1000" office:value-type="float" office:value="11.686" calcext:value-type="float">
            <text:p>11.686</text:p>
          </table:table-cell>
          <table:table-cell table:formula="of:=[.H65]-[.A65]" office:value-type="float" office:value="0.0860000000000092" calcext:value-type="float">
            <text:p>0.0860000000000092</text:p>
          </table:table-cell>
          <table:table-cell table:formula="of:=[.I65]*100/[.A65]" office:value-type="float" office:value="0.741379310344907" calcext:value-type="float">
            <text:p>0.741379310344907</text:p>
          </table:table-cell>
        </table:table-row>
        <table:table-row table:style-name="ro1">
          <table:table-cell table:formula="of:=[.A65]+0.2" office:value-type="float" office:value="11.8" calcext:value-type="float">
            <text:p>11.8</text:p>
          </table:table-cell>
          <table:table-cell table:formula="of:=([.A66]*[.$A$2])/([.$A$1]+[.$A$2])" office:value-type="float" office:value="1.34090909090909" calcext:value-type="float">
            <text:p>1.34090909090909</text:p>
          </table:table-cell>
          <table:table-cell table:formula="of:=ROUND((POWER(2;[.$A$4])-1) * ([.B66]/[.$A$3]))" office:value-type="float" office:value="1664" calcext:value-type="float">
            <text:p>1664</text:p>
          </table:table-cell>
          <table:table-cell table:formula="of:=ROUND([.A66]*1000)" office:value-type="float" office:value="11800" calcext:value-type="float">
            <text:p>11800</text:p>
          </table:table-cell>
          <table:table-cell table:formula="of:=[.C66]*100/[.D66]" office:value-type="float" office:value="14.1016949152542" calcext:value-type="float">
            <text:p>14.1016949152542</text:p>
          </table:table-cell>
          <table:table-cell table:formula="of:=[.F65]" office:value-type="float" office:value="14" calcext:value-type="float">
            <text:p>14</text:p>
          </table:table-cell>
          <table:table-cell table:formula="of:=ROUND([.C66]*100/[.F66])" office:value-type="float" office:value="11886" calcext:value-type="float">
            <text:p>11886</text:p>
          </table:table-cell>
          <table:table-cell table:formula="of:=[.G66]/1000" office:value-type="float" office:value="11.886" calcext:value-type="float">
            <text:p>11.886</text:p>
          </table:table-cell>
          <table:table-cell table:formula="of:=[.H66]-[.A66]" office:value-type="float" office:value="0.0860000000000092" calcext:value-type="float">
            <text:p>0.0860000000000092</text:p>
          </table:table-cell>
          <table:table-cell table:formula="of:=[.I66]*100/[.A66]" office:value-type="float" office:value="0.728813559322112" calcext:value-type="float">
            <text:p>0.728813559322112</text:p>
          </table:table-cell>
        </table:table-row>
        <table:table-row table:style-name="ro1">
          <table:table-cell table:formula="of:=[.A66]+0.2" office:value-type="float" office:value="12" calcext:value-type="float">
            <text:p>12</text:p>
          </table:table-cell>
          <table:table-cell table:formula="of:=([.A67]*[.$A$2])/([.$A$1]+[.$A$2])" office:value-type="float" office:value="1.36363636363636" calcext:value-type="float">
            <text:p>1.36363636363636</text:p>
          </table:table-cell>
          <table:table-cell table:formula="of:=ROUND((POWER(2;[.$A$4])-1) * ([.B67]/[.$A$3]))" office:value-type="float" office:value="1692" calcext:value-type="float">
            <text:p>1692</text:p>
          </table:table-cell>
          <table:table-cell table:formula="of:=ROUND([.A67]*1000)" office:value-type="float" office:value="12000" calcext:value-type="float">
            <text:p>12000</text:p>
          </table:table-cell>
          <table:table-cell table:formula="of:=[.C67]*100/[.D67]" office:value-type="float" office:value="14.1" calcext:value-type="float">
            <text:p>14.1</text:p>
          </table:table-cell>
          <table:table-cell table:formula="of:=[.F66]" office:value-type="float" office:value="14" calcext:value-type="float">
            <text:p>14</text:p>
          </table:table-cell>
          <table:table-cell table:formula="of:=ROUND([.C67]*100/[.F67])" office:value-type="float" office:value="12086" calcext:value-type="float">
            <text:p>12086</text:p>
          </table:table-cell>
          <table:table-cell table:formula="of:=[.G67]/1000" office:value-type="float" office:value="12.086" calcext:value-type="float">
            <text:p>12.086</text:p>
          </table:table-cell>
          <table:table-cell table:formula="of:=[.H67]-[.A67]" office:value-type="float" office:value="0.086000000000011" calcext:value-type="float">
            <text:p>0.086000000000011</text:p>
          </table:table-cell>
          <table:table-cell table:formula="of:=[.I67]*100/[.A67]" office:value-type="float" office:value="0.716666666666759" calcext:value-type="float">
            <text:p>0.716666666666759</text:p>
          </table:table-cell>
        </table:table-row>
        <table:table-row table:style-name="ro1">
          <table:table-cell table:formula="of:=[.A67]+0.2" office:value-type="float" office:value="12.2" calcext:value-type="float">
            <text:p>12.2</text:p>
          </table:table-cell>
          <table:table-cell table:formula="of:=([.A68]*[.$A$2])/([.$A$1]+[.$A$2])" office:value-type="float" office:value="1.38636363636364" calcext:value-type="float">
            <text:p>1.38636363636364</text:p>
          </table:table-cell>
          <table:table-cell table:formula="of:=ROUND((POWER(2;[.$A$4])-1) * ([.B68]/[.$A$3]))" office:value-type="float" office:value="1720" calcext:value-type="float">
            <text:p>1720</text:p>
          </table:table-cell>
          <table:table-cell table:formula="of:=ROUND([.A68]*1000)" office:value-type="float" office:value="12200" calcext:value-type="float">
            <text:p>12200</text:p>
          </table:table-cell>
          <table:table-cell table:formula="of:=[.C68]*100/[.D68]" office:value-type="float" office:value="14.0983606557377" calcext:value-type="float">
            <text:p>14.0983606557377</text:p>
          </table:table-cell>
          <table:table-cell table:formula="of:=[.F67]" office:value-type="float" office:value="14" calcext:value-type="float">
            <text:p>14</text:p>
          </table:table-cell>
          <table:table-cell table:formula="of:=ROUND([.C68]*100/[.F68])" office:value-type="float" office:value="12286" calcext:value-type="float">
            <text:p>12286</text:p>
          </table:table-cell>
          <table:table-cell table:formula="of:=[.G68]/1000" office:value-type="float" office:value="12.286" calcext:value-type="float">
            <text:p>12.286</text:p>
          </table:table-cell>
          <table:table-cell table:formula="of:=[.H68]-[.A68]" office:value-type="float" office:value="0.086000000000011" calcext:value-type="float">
            <text:p>0.086000000000011</text:p>
          </table:table-cell>
          <table:table-cell table:formula="of:=[.I68]*100/[.A68]" office:value-type="float" office:value="0.704918032786976" calcext:value-type="float">
            <text:p>0.704918032786976</text:p>
          </table:table-cell>
        </table:table-row>
        <table:table-row table:style-name="ro1">
          <table:table-cell table:formula="of:=[.A68]+0.2" office:value-type="float" office:value="12.4" calcext:value-type="float">
            <text:p>12.4</text:p>
          </table:table-cell>
          <table:table-cell table:formula="of:=([.A69]*[.$A$2])/([.$A$1]+[.$A$2])" office:value-type="float" office:value="1.40909090909091" calcext:value-type="float">
            <text:p>1.40909090909091</text:p>
          </table:table-cell>
          <table:table-cell table:formula="of:=ROUND((POWER(2;[.$A$4])-1) * ([.B69]/[.$A$3]))" office:value-type="float" office:value="1749" calcext:value-type="float">
            <text:p>1749</text:p>
          </table:table-cell>
          <table:table-cell table:formula="of:=ROUND([.A69]*1000)" office:value-type="float" office:value="12400" calcext:value-type="float">
            <text:p>12400</text:p>
          </table:table-cell>
          <table:table-cell table:formula="of:=[.C69]*100/[.D69]" office:value-type="float" office:value="14.1048387096774" calcext:value-type="float">
            <text:p>14.1048387096774</text:p>
          </table:table-cell>
          <table:table-cell table:formula="of:=[.F68]" office:value-type="float" office:value="14" calcext:value-type="float">
            <text:p>14</text:p>
          </table:table-cell>
          <table:table-cell table:formula="of:=ROUND([.C69]*100/[.F69])" office:value-type="float" office:value="12493" calcext:value-type="float">
            <text:p>12493</text:p>
          </table:table-cell>
          <table:table-cell table:formula="of:=[.G69]/1000" office:value-type="float" office:value="12.493" calcext:value-type="float">
            <text:p>12.493</text:p>
          </table:table-cell>
          <table:table-cell table:formula="of:=[.H69]-[.A69]" office:value-type="float" office:value="0.0930000000000124" calcext:value-type="float">
            <text:p>0.0930000000000124</text:p>
          </table:table-cell>
          <table:table-cell table:formula="of:=[.I69]*100/[.A69]" office:value-type="float" office:value="0.750000000000101" calcext:value-type="float">
            <text:p>0.750000000000101</text:p>
          </table:table-cell>
        </table:table-row>
        <table:table-row table:style-name="ro1">
          <table:table-cell table:formula="of:=[.A69]+0.2" office:value-type="float" office:value="12.6" calcext:value-type="float">
            <text:p>12.6</text:p>
          </table:table-cell>
          <table:table-cell table:formula="of:=([.A70]*[.$A$2])/([.$A$1]+[.$A$2])" office:value-type="float" office:value="1.43181818181818" calcext:value-type="float">
            <text:p>1.43181818181818</text:p>
          </table:table-cell>
          <table:table-cell table:formula="of:=ROUND((POWER(2;[.$A$4])-1) * ([.B70]/[.$A$3]))" office:value-type="float" office:value="1777" calcext:value-type="float">
            <text:p>1777</text:p>
          </table:table-cell>
          <table:table-cell table:formula="of:=ROUND([.A70]*1000)" office:value-type="float" office:value="12600" calcext:value-type="float">
            <text:p>12600</text:p>
          </table:table-cell>
          <table:table-cell table:formula="of:=[.C70]*100/[.D70]" office:value-type="float" office:value="14.1031746031746" calcext:value-type="float">
            <text:p>14.1031746031746</text:p>
          </table:table-cell>
          <table:table-cell table:formula="of:=[.F69]" office:value-type="float" office:value="14" calcext:value-type="float">
            <text:p>14</text:p>
          </table:table-cell>
          <table:table-cell table:formula="of:=ROUND([.C70]*100/[.F70])" office:value-type="float" office:value="12693" calcext:value-type="float">
            <text:p>12693</text:p>
          </table:table-cell>
          <table:table-cell table:formula="of:=[.G70]/1000" office:value-type="float" office:value="12.693" calcext:value-type="float">
            <text:p>12.693</text:p>
          </table:table-cell>
          <table:table-cell table:formula="of:=[.H70]-[.A70]" office:value-type="float" office:value="0.0930000000000124" calcext:value-type="float">
            <text:p>0.0930000000000124</text:p>
          </table:table-cell>
          <table:table-cell table:formula="of:=[.I70]*100/[.A70]" office:value-type="float" office:value="0.738095238095337" calcext:value-type="float">
            <text:p>0.738095238095337</text:p>
          </table:table-cell>
        </table:table-row>
        <table:table-row table:style-name="ro1">
          <table:table-cell table:formula="of:=[.A70]+0.2" office:value-type="float" office:value="12.8" calcext:value-type="float">
            <text:p>12.8</text:p>
          </table:table-cell>
          <table:table-cell table:formula="of:=([.A71]*[.$A$2])/([.$A$1]+[.$A$2])" office:value-type="float" office:value="1.45454545454545" calcext:value-type="float">
            <text:p>1.45454545454545</text:p>
          </table:table-cell>
          <table:table-cell table:formula="of:=ROUND((POWER(2;[.$A$4])-1) * ([.B71]/[.$A$3]))" office:value-type="float" office:value="1805" calcext:value-type="float">
            <text:p>1805</text:p>
          </table:table-cell>
          <table:table-cell table:formula="of:=ROUND([.A71]*1000)" office:value-type="float" office:value="12800" calcext:value-type="float">
            <text:p>12800</text:p>
          </table:table-cell>
          <table:table-cell table:formula="of:=[.C71]*100/[.D71]" office:value-type="float" office:value="14.1015625" calcext:value-type="float">
            <text:p>14.1015625</text:p>
          </table:table-cell>
          <table:table-cell table:formula="of:=[.F70]" office:value-type="float" office:value="14" calcext:value-type="float">
            <text:p>14</text:p>
          </table:table-cell>
          <table:table-cell table:formula="of:=ROUND([.C71]*100/[.F71])" office:value-type="float" office:value="12893" calcext:value-type="float">
            <text:p>12893</text:p>
          </table:table-cell>
          <table:table-cell table:formula="of:=[.G71]/1000" office:value-type="float" office:value="12.893" calcext:value-type="float">
            <text:p>12.893</text:p>
          </table:table-cell>
          <table:table-cell table:formula="of:=[.H71]-[.A71]" office:value-type="float" office:value="0.0930000000000142" calcext:value-type="float">
            <text:p>0.0930000000000142</text:p>
          </table:table-cell>
          <table:table-cell table:formula="of:=[.I71]*100/[.A71]" office:value-type="float" office:value="0.726562500000112" calcext:value-type="float">
            <text:p>0.726562500000112</text:p>
          </table:table-cell>
        </table:table-row>
        <table:table-row table:style-name="ro1">
          <table:table-cell table:formula="of:=[.A71]+0.2" office:value-type="float" office:value="13" calcext:value-type="float">
            <text:p>13</text:p>
          </table:table-cell>
          <table:table-cell table:formula="of:=([.A72]*[.$A$2])/([.$A$1]+[.$A$2])" office:value-type="float" office:value="1.47727272727273" calcext:value-type="float">
            <text:p>1.47727272727273</text:p>
          </table:table-cell>
          <table:table-cell table:formula="of:=ROUND((POWER(2;[.$A$4])-1) * ([.B72]/[.$A$3]))" office:value-type="float" office:value="1833" calcext:value-type="float">
            <text:p>1833</text:p>
          </table:table-cell>
          <table:table-cell table:formula="of:=ROUND([.A72]*1000)" office:value-type="float" office:value="13000" calcext:value-type="float">
            <text:p>13000</text:p>
          </table:table-cell>
          <table:table-cell table:formula="of:=[.C72]*100/[.D72]" office:value-type="float" office:value="14.1" calcext:value-type="float">
            <text:p>14.1</text:p>
          </table:table-cell>
          <table:table-cell table:formula="of:=[.F71]" office:value-type="float" office:value="14" calcext:value-type="float">
            <text:p>14</text:p>
          </table:table-cell>
          <table:table-cell table:formula="of:=ROUND([.C72]*100/[.F72])" office:value-type="float" office:value="13093" calcext:value-type="float">
            <text:p>13093</text:p>
          </table:table-cell>
          <table:table-cell table:formula="of:=[.G72]/1000" office:value-type="float" office:value="13.093" calcext:value-type="float">
            <text:p>13.093</text:p>
          </table:table-cell>
          <table:table-cell table:formula="of:=[.H72]-[.A72]" office:value-type="float" office:value="0.0930000000000142" calcext:value-type="float">
            <text:p>0.0930000000000142</text:p>
          </table:table-cell>
          <table:table-cell table:formula="of:=[.I72]*100/[.A72]" office:value-type="float" office:value="0.715384615384725" calcext:value-type="float">
            <text:p>0.715384615384725</text:p>
          </table:table-cell>
        </table:table-row>
        <table:table-row table:style-name="ro1">
          <table:table-cell table:formula="of:=[.A72]+0.2" office:value-type="float" office:value="13.2" calcext:value-type="float">
            <text:p>13.2</text:p>
          </table:table-cell>
          <table:table-cell table:formula="of:=([.A73]*[.$A$2])/([.$A$1]+[.$A$2])" office:value-type="float" office:value="1.5" calcext:value-type="float">
            <text:p>1.5</text:p>
          </table:table-cell>
          <table:table-cell table:formula="of:=ROUND((POWER(2;[.$A$4])-1) * ([.B73]/[.$A$3]))" office:value-type="float" office:value="1861" calcext:value-type="float">
            <text:p>1861</text:p>
          </table:table-cell>
          <table:table-cell table:formula="of:=ROUND([.A73]*1000)" office:value-type="float" office:value="13200" calcext:value-type="float">
            <text:p>13200</text:p>
          </table:table-cell>
          <table:table-cell table:formula="of:=[.C73]*100/[.D73]" office:value-type="float" office:value="14.0984848484848" calcext:value-type="float">
            <text:p>14.0984848484848</text:p>
          </table:table-cell>
          <table:table-cell table:formula="of:=[.F72]" office:value-type="float" office:value="14" calcext:value-type="float">
            <text:p>14</text:p>
          </table:table-cell>
          <table:table-cell table:formula="of:=ROUND([.C73]*100/[.F73])" office:value-type="float" office:value="13293" calcext:value-type="float">
            <text:p>13293</text:p>
          </table:table-cell>
          <table:table-cell table:formula="of:=[.G73]/1000" office:value-type="float" office:value="13.293" calcext:value-type="float">
            <text:p>13.293</text:p>
          </table:table-cell>
          <table:table-cell table:formula="of:=[.H73]-[.A73]" office:value-type="float" office:value="0.0930000000000142" calcext:value-type="float">
            <text:p>0.0930000000000142</text:p>
          </table:table-cell>
          <table:table-cell table:formula="of:=[.I73]*100/[.A73]" office:value-type="float" office:value="0.704545454545563" calcext:value-type="float">
            <text:p>0.704545454545563</text:p>
          </table:table-cell>
        </table:table-row>
        <table:table-row table:style-name="ro1">
          <table:table-cell table:formula="of:=[.A73]+0.2" office:value-type="float" office:value="13.4" calcext:value-type="float">
            <text:p>13.4</text:p>
          </table:table-cell>
          <table:table-cell table:formula="of:=([.A74]*[.$A$2])/([.$A$1]+[.$A$2])" office:value-type="float" office:value="1.52272727272727" calcext:value-type="float">
            <text:p>1.52272727272727</text:p>
          </table:table-cell>
          <table:table-cell table:formula="of:=ROUND((POWER(2;[.$A$4])-1) * ([.B74]/[.$A$3]))" office:value-type="float" office:value="1890" calcext:value-type="float">
            <text:p>1890</text:p>
          </table:table-cell>
          <table:table-cell table:formula="of:=ROUND([.A74]*1000)" office:value-type="float" office:value="13400" calcext:value-type="float">
            <text:p>13400</text:p>
          </table:table-cell>
          <table:table-cell table:formula="of:=[.C74]*100/[.D74]" office:value-type="float" office:value="14.1044776119403" calcext:value-type="float">
            <text:p>14.1044776119403</text:p>
          </table:table-cell>
          <table:table-cell table:formula="of:=[.F73]" office:value-type="float" office:value="14" calcext:value-type="float">
            <text:p>14</text:p>
          </table:table-cell>
          <table:table-cell table:formula="of:=ROUND([.C74]*100/[.F74])" office:value-type="float" office:value="13500" calcext:value-type="float">
            <text:p>13500</text:p>
          </table:table-cell>
          <table:table-cell table:formula="of:=[.G74]/1000" office:value-type="float" office:value="13.5" calcext:value-type="float">
            <text:p>13.5</text:p>
          </table:table-cell>
          <table:table-cell table:formula="of:=[.H74]-[.A74]" office:value-type="float" office:value="0.100000000000016" calcext:value-type="float">
            <text:p>0.100000000000016</text:p>
          </table:table-cell>
          <table:table-cell table:formula="of:=[.I74]*100/[.A74]" office:value-type="float" office:value="0.746268656716535" calcext:value-type="float">
            <text:p>0.746268656716535</text:p>
          </table:table-cell>
        </table:table-row>
        <table:table-row table:style-name="ro1">
          <table:table-cell table:formula="of:=[.A74]+0.2" office:value-type="float" office:value="13.6" calcext:value-type="float">
            <text:p>13.6</text:p>
          </table:table-cell>
          <table:table-cell table:formula="of:=([.A75]*[.$A$2])/([.$A$1]+[.$A$2])" office:value-type="float" office:value="1.54545454545454" calcext:value-type="float">
            <text:p>1.54545454545454</text:p>
          </table:table-cell>
          <table:table-cell table:formula="of:=ROUND((POWER(2;[.$A$4])-1) * ([.B75]/[.$A$3]))" office:value-type="float" office:value="1918" calcext:value-type="float">
            <text:p>1918</text:p>
          </table:table-cell>
          <table:table-cell table:formula="of:=ROUND([.A75]*1000)" office:value-type="float" office:value="13600" calcext:value-type="float">
            <text:p>13600</text:p>
          </table:table-cell>
          <table:table-cell table:formula="of:=[.C75]*100/[.D75]" office:value-type="float" office:value="14.1029411764706" calcext:value-type="float">
            <text:p>14.1029411764706</text:p>
          </table:table-cell>
          <table:table-cell table:formula="of:=[.F74]" office:value-type="float" office:value="14" calcext:value-type="float">
            <text:p>14</text:p>
          </table:table-cell>
          <table:table-cell table:formula="of:=ROUND([.C75]*100/[.F75])" office:value-type="float" office:value="13700" calcext:value-type="float">
            <text:p>13700</text:p>
          </table:table-cell>
          <table:table-cell table:formula="of:=[.G75]/1000" office:value-type="float" office:value="13.7" calcext:value-type="float">
            <text:p>13.7</text:p>
          </table:table-cell>
          <table:table-cell table:formula="of:=[.H75]-[.A75]" office:value-type="float" office:value="0.100000000000016" calcext:value-type="float">
            <text:p>0.100000000000016</text:p>
          </table:table-cell>
          <table:table-cell table:formula="of:=[.I75]*100/[.A75]" office:value-type="float" office:value="0.735294117647175" calcext:value-type="float">
            <text:p>0.735294117647175</text:p>
          </table:table-cell>
        </table:table-row>
        <table:table-row table:style-name="ro1">
          <table:table-cell table:formula="of:=[.A75]+0.2" office:value-type="float" office:value="13.8" calcext:value-type="float">
            <text:p>13.8</text:p>
          </table:table-cell>
          <table:table-cell table:formula="of:=([.A76]*[.$A$2])/([.$A$1]+[.$A$2])" office:value-type="float" office:value="1.56818181818182" calcext:value-type="float">
            <text:p>1.56818181818182</text:p>
          </table:table-cell>
          <table:table-cell table:formula="of:=ROUND((POWER(2;[.$A$4])-1) * ([.B76]/[.$A$3]))" office:value-type="float" office:value="1946" calcext:value-type="float">
            <text:p>1946</text:p>
          </table:table-cell>
          <table:table-cell table:formula="of:=ROUND([.A76]*1000)" office:value-type="float" office:value="13800" calcext:value-type="float">
            <text:p>13800</text:p>
          </table:table-cell>
          <table:table-cell table:formula="of:=[.C76]*100/[.D76]" office:value-type="float" office:value="14.1014492753623" calcext:value-type="float">
            <text:p>14.1014492753623</text:p>
          </table:table-cell>
          <table:table-cell table:formula="of:=[.F75]" office:value-type="float" office:value="14" calcext:value-type="float">
            <text:p>14</text:p>
          </table:table-cell>
          <table:table-cell table:formula="of:=ROUND([.C76]*100/[.F76])" office:value-type="float" office:value="13900" calcext:value-type="float">
            <text:p>13900</text:p>
          </table:table-cell>
          <table:table-cell table:formula="of:=[.G76]/1000" office:value-type="float" office:value="13.9" calcext:value-type="float">
            <text:p>13.9</text:p>
          </table:table-cell>
          <table:table-cell table:formula="of:=[.H76]-[.A76]" office:value-type="float" office:value="0.100000000000017" calcext:value-type="float">
            <text:p>0.100000000000017</text:p>
          </table:table-cell>
          <table:table-cell table:formula="of:=[.I76]*100/[.A76]" office:value-type="float" office:value="0.724637681159547" calcext:value-type="float">
            <text:p>0.724637681159547</text:p>
          </table:table-cell>
        </table:table-row>
        <table:table-row table:style-name="ro1">
          <table:table-cell table:formula="of:=[.A76]+0.2" office:value-type="float" office:value="14" calcext:value-type="float">
            <text:p>14</text:p>
          </table:table-cell>
          <table:table-cell table:formula="of:=([.A77]*[.$A$2])/([.$A$1]+[.$A$2])" office:value-type="float" office:value="1.59090909090909" calcext:value-type="float">
            <text:p>1.59090909090909</text:p>
          </table:table-cell>
          <table:table-cell table:formula="of:=ROUND((POWER(2;[.$A$4])-1) * ([.B77]/[.$A$3]))" office:value-type="float" office:value="1974" calcext:value-type="float">
            <text:p>1974</text:p>
          </table:table-cell>
          <table:table-cell table:formula="of:=ROUND([.A77]*1000)" office:value-type="float" office:value="14000" calcext:value-type="float">
            <text:p>14000</text:p>
          </table:table-cell>
          <table:table-cell table:formula="of:=[.C77]*100/[.D77]" office:value-type="float" office:value="14.1" calcext:value-type="float">
            <text:p>14.1</text:p>
          </table:table-cell>
          <table:table-cell table:formula="of:=[.F76]" office:value-type="float" office:value="14" calcext:value-type="float">
            <text:p>14</text:p>
          </table:table-cell>
          <table:table-cell table:formula="of:=ROUND([.C77]*100/[.F77])" office:value-type="float" office:value="14100" calcext:value-type="float">
            <text:p>14100</text:p>
          </table:table-cell>
          <table:table-cell table:formula="of:=[.G77]/1000" office:value-type="float" office:value="14.1" calcext:value-type="float">
            <text:p>14.1</text:p>
          </table:table-cell>
          <table:table-cell table:formula="of:=[.H77]-[.A77]" office:value-type="float" office:value="0.100000000000017" calcext:value-type="float">
            <text:p>0.100000000000017</text:p>
          </table:table-cell>
          <table:table-cell table:formula="of:=[.I77]*100/[.A77]" office:value-type="float" office:value="0.71428571428584" calcext:value-type="float">
            <text:p>0.71428571428584</text:p>
          </table:table-cell>
        </table:table-row>
        <table:table-row table:style-name="ro1">
          <table:table-cell table:formula="of:=[.A77]+0.2" office:value-type="float" office:value="14.2" calcext:value-type="float">
            <text:p>14.2</text:p>
          </table:table-cell>
          <table:table-cell table:formula="of:=([.A78]*[.$A$2])/([.$A$1]+[.$A$2])" office:value-type="float" office:value="1.61363636363636" calcext:value-type="float">
            <text:p>1.61363636363636</text:p>
          </table:table-cell>
          <table:table-cell table:formula="of:=ROUND((POWER(2;[.$A$4])-1) * ([.B78]/[.$A$3]))" office:value-type="float" office:value="2002" calcext:value-type="float">
            <text:p>2002</text:p>
          </table:table-cell>
          <table:table-cell table:formula="of:=ROUND([.A78]*1000)" office:value-type="float" office:value="14200" calcext:value-type="float">
            <text:p>14200</text:p>
          </table:table-cell>
          <table:table-cell table:formula="of:=[.C78]*100/[.D78]" office:value-type="float" office:value="14.0985915492958" calcext:value-type="float">
            <text:p>14.0985915492958</text:p>
          </table:table-cell>
          <table:table-cell table:formula="of:=[.F77]" office:value-type="float" office:value="14" calcext:value-type="float">
            <text:p>14</text:p>
          </table:table-cell>
          <table:table-cell table:formula="of:=ROUND([.C78]*100/[.F78])" office:value-type="float" office:value="14300" calcext:value-type="float">
            <text:p>14300</text:p>
          </table:table-cell>
          <table:table-cell table:formula="of:=[.G78]/1000" office:value-type="float" office:value="14.3" calcext:value-type="float">
            <text:p>14.3</text:p>
          </table:table-cell>
          <table:table-cell table:formula="of:=[.H78]-[.A78]" office:value-type="float" office:value="0.100000000000019" calcext:value-type="float">
            <text:p>0.100000000000019</text:p>
          </table:table-cell>
          <table:table-cell table:formula="of:=[.I78]*100/[.A78]" office:value-type="float" office:value="0.704225352112812" calcext:value-type="float">
            <text:p>0.704225352112812</text:p>
          </table:table-cell>
        </table:table-row>
        <table:table-row table:style-name="ro1">
          <table:table-cell table:formula="of:=[.A78]+0.2" office:value-type="float" office:value="14.4" calcext:value-type="float">
            <text:p>14.4</text:p>
          </table:table-cell>
          <table:table-cell table:formula="of:=([.A79]*[.$A$2])/([.$A$1]+[.$A$2])" office:value-type="float" office:value="1.63636363636363" calcext:value-type="float">
            <text:p>1.63636363636363</text:p>
          </table:table-cell>
          <table:table-cell table:formula="of:=ROUND((POWER(2;[.$A$4])-1) * ([.B79]/[.$A$3]))" office:value-type="float" office:value="2031" calcext:value-type="float">
            <text:p>2031</text:p>
          </table:table-cell>
          <table:table-cell table:formula="of:=ROUND([.A79]*1000)" office:value-type="float" office:value="14400" calcext:value-type="float">
            <text:p>14400</text:p>
          </table:table-cell>
          <table:table-cell table:formula="of:=[.C79]*100/[.D79]" office:value-type="float" office:value="14.1041666666667" calcext:value-type="float">
            <text:p>14.1041666666667</text:p>
          </table:table-cell>
          <table:table-cell table:formula="of:=[.F78]" office:value-type="float" office:value="14" calcext:value-type="float">
            <text:p>14</text:p>
          </table:table-cell>
          <table:table-cell table:formula="of:=ROUND([.C79]*100/[.F79])" office:value-type="float" office:value="14507" calcext:value-type="float">
            <text:p>14507</text:p>
          </table:table-cell>
          <table:table-cell table:formula="of:=[.G79]/1000" office:value-type="float" office:value="14.507" calcext:value-type="float">
            <text:p>14.507</text:p>
          </table:table-cell>
          <table:table-cell table:formula="of:=[.H79]-[.A79]" office:value-type="float" office:value="0.107000000000019" calcext:value-type="float">
            <text:p>0.107000000000019</text:p>
          </table:table-cell>
          <table:table-cell table:formula="of:=[.I79]*100/[.A79]" office:value-type="float" office:value="0.743055555555688" calcext:value-type="float">
            <text:p>0.743055555555688</text:p>
          </table:table-cell>
        </table:table-row>
        <table:table-row table:style-name="ro1">
          <table:table-cell table:formula="of:=[.A79]+0.2" office:value-type="float" office:value="14.6" calcext:value-type="float">
            <text:p>14.6</text:p>
          </table:table-cell>
          <table:table-cell table:formula="of:=([.A80]*[.$A$2])/([.$A$1]+[.$A$2])" office:value-type="float" office:value="1.65909090909091" calcext:value-type="float">
            <text:p>1.65909090909091</text:p>
          </table:table-cell>
          <table:table-cell table:formula="of:=ROUND((POWER(2;[.$A$4])-1) * ([.B80]/[.$A$3]))" office:value-type="float" office:value="2059" calcext:value-type="float">
            <text:p>2059</text:p>
          </table:table-cell>
          <table:table-cell table:formula="of:=ROUND([.A80]*1000)" office:value-type="float" office:value="14600" calcext:value-type="float">
            <text:p>14600</text:p>
          </table:table-cell>
          <table:table-cell table:formula="of:=[.C80]*100/[.D80]" office:value-type="float" office:value="14.1027397260274" calcext:value-type="float">
            <text:p>14.1027397260274</text:p>
          </table:table-cell>
          <table:table-cell table:formula="of:=[.F79]" office:value-type="float" office:value="14" calcext:value-type="float">
            <text:p>14</text:p>
          </table:table-cell>
          <table:table-cell table:formula="of:=ROUND([.C80]*100/[.F80])" office:value-type="float" office:value="14707" calcext:value-type="float">
            <text:p>14707</text:p>
          </table:table-cell>
          <table:table-cell table:formula="of:=[.G80]/1000" office:value-type="float" office:value="14.707" calcext:value-type="float">
            <text:p>14.707</text:p>
          </table:table-cell>
          <table:table-cell table:formula="of:=[.H80]-[.A80]" office:value-type="float" office:value="0.107000000000021" calcext:value-type="float">
            <text:p>0.107000000000021</text:p>
          </table:table-cell>
          <table:table-cell table:formula="of:=[.I80]*100/[.A80]" office:value-type="float" office:value="0.73287671232891" calcext:value-type="float">
            <text:p>0.73287671232891</text:p>
          </table:table-cell>
        </table:table-row>
        <table:table-row table:style-name="ro1">
          <table:table-cell table:formula="of:=[.A80]+0.2" office:value-type="float" office:value="14.8" calcext:value-type="float">
            <text:p>14.8</text:p>
          </table:table-cell>
          <table:table-cell table:formula="of:=([.A81]*[.$A$2])/([.$A$1]+[.$A$2])" office:value-type="float" office:value="1.68181818181818" calcext:value-type="float">
            <text:p>1.68181818181818</text:p>
          </table:table-cell>
          <table:table-cell table:formula="of:=ROUND((POWER(2;[.$A$4])-1) * ([.B81]/[.$A$3]))" office:value-type="float" office:value="2087" calcext:value-type="float">
            <text:p>2087</text:p>
          </table:table-cell>
          <table:table-cell table:formula="of:=ROUND([.A81]*1000)" office:value-type="float" office:value="14800" calcext:value-type="float">
            <text:p>14800</text:p>
          </table:table-cell>
          <table:table-cell table:formula="of:=[.C81]*100/[.D81]" office:value-type="float" office:value="14.1013513513514" calcext:value-type="float">
            <text:p>14.1013513513514</text:p>
          </table:table-cell>
          <table:table-cell table:formula="of:=[.F80]" office:value-type="float" office:value="14" calcext:value-type="float">
            <text:p>14</text:p>
          </table:table-cell>
          <table:table-cell table:formula="of:=ROUND([.C81]*100/[.F81])" office:value-type="float" office:value="14907" calcext:value-type="float">
            <text:p>14907</text:p>
          </table:table-cell>
          <table:table-cell table:formula="of:=[.G81]/1000" office:value-type="float" office:value="14.907" calcext:value-type="float">
            <text:p>14.907</text:p>
          </table:table-cell>
          <table:table-cell table:formula="of:=[.H81]-[.A81]" office:value-type="float" office:value="0.107000000000021" calcext:value-type="float">
            <text:p>0.107000000000021</text:p>
          </table:table-cell>
          <table:table-cell table:formula="of:=[.I81]*100/[.A81]" office:value-type="float" office:value="0.722972972973113" calcext:value-type="float">
            <text:p>0.722972972973113</text:p>
          </table:table-cell>
        </table:table-row>
        <table:table-row table:style-name="ro1">
          <table:table-cell table:formula="of:=[.A81]+0.2" office:value-type="float" office:value="15" calcext:value-type="float">
            <text:p>15</text:p>
          </table:table-cell>
          <table:table-cell table:formula="of:=([.A82]*[.$A$2])/([.$A$1]+[.$A$2])" office:value-type="float" office:value="1.70454545454545" calcext:value-type="float">
            <text:p>1.70454545454545</text:p>
          </table:table-cell>
          <table:table-cell table:formula="of:=ROUND((POWER(2;[.$A$4])-1) * ([.B82]/[.$A$3]))" office:value-type="float" office:value="2115" calcext:value-type="float">
            <text:p>2115</text:p>
          </table:table-cell>
          <table:table-cell table:formula="of:=ROUND([.A82]*1000)" office:value-type="float" office:value="15000" calcext:value-type="float">
            <text:p>15000</text:p>
          </table:table-cell>
          <table:table-cell table:formula="of:=[.C82]*100/[.D82]" office:value-type="float" office:value="14.1" calcext:value-type="float">
            <text:p>14.1</text:p>
          </table:table-cell>
          <table:table-cell table:formula="of:=[.F81]" office:value-type="float" office:value="14" calcext:value-type="float">
            <text:p>14</text:p>
          </table:table-cell>
          <table:table-cell table:formula="of:=ROUND([.C82]*100/[.F82])" office:value-type="float" office:value="15107" calcext:value-type="float">
            <text:p>15107</text:p>
          </table:table-cell>
          <table:table-cell table:formula="of:=[.G82]/1000" office:value-type="float" office:value="15.107" calcext:value-type="float">
            <text:p>15.107</text:p>
          </table:table-cell>
          <table:table-cell table:formula="of:=[.H82]-[.A82]" office:value-type="float" office:value="0.107000000000021" calcext:value-type="float">
            <text:p>0.107000000000021</text:p>
          </table:table-cell>
          <table:table-cell table:formula="of:=[.I82]*100/[.A82]" office:value-type="float" office:value="0.713333333333472" calcext:value-type="float">
            <text:p>0.713333333333472</text:p>
          </table:table-cell>
        </table:table-row>
        <table:table-row table:style-name="ro1">
          <table:table-cell table:formula="of:=[.A82]+0.2" office:value-type="float" office:value="15.2" calcext:value-type="float">
            <text:p>15.2</text:p>
          </table:table-cell>
          <table:table-cell table:formula="of:=([.A83]*[.$A$2])/([.$A$1]+[.$A$2])" office:value-type="float" office:value="1.72727272727272" calcext:value-type="float">
            <text:p>1.72727272727272</text:p>
          </table:table-cell>
          <table:table-cell table:formula="of:=ROUND((POWER(2;[.$A$4])-1) * ([.B83]/[.$A$3]))" office:value-type="float" office:value="2143" calcext:value-type="float">
            <text:p>2143</text:p>
          </table:table-cell>
          <table:table-cell table:formula="of:=ROUND([.A83]*1000)" office:value-type="float" office:value="15200" calcext:value-type="float">
            <text:p>15200</text:p>
          </table:table-cell>
          <table:table-cell table:formula="of:=[.C83]*100/[.D83]" office:value-type="float" office:value="14.0986842105263" calcext:value-type="float">
            <text:p>14.0986842105263</text:p>
          </table:table-cell>
          <table:table-cell table:formula="of:=[.F82]" office:value-type="float" office:value="14" calcext:value-type="float">
            <text:p>14</text:p>
          </table:table-cell>
          <table:table-cell table:formula="of:=ROUND([.C83]*100/[.F83])" office:value-type="float" office:value="15307" calcext:value-type="float">
            <text:p>15307</text:p>
          </table:table-cell>
          <table:table-cell table:formula="of:=[.G83]/1000" office:value-type="float" office:value="15.307" calcext:value-type="float">
            <text:p>15.307</text:p>
          </table:table-cell>
          <table:table-cell table:formula="of:=[.H83]-[.A83]" office:value-type="float" office:value="0.107000000000022" calcext:value-type="float">
            <text:p>0.107000000000022</text:p>
          </table:table-cell>
          <table:table-cell table:formula="of:=[.I83]*100/[.A83]" office:value-type="float" office:value="0.703947368421201" calcext:value-type="float">
            <text:p>0.703947368421201</text:p>
          </table:table-cell>
        </table:table-row>
        <table:table-row table:style-name="ro1">
          <table:table-cell table:formula="of:=[.A83]+0.2" office:value-type="float" office:value="15.4" calcext:value-type="float">
            <text:p>15.4</text:p>
          </table:table-cell>
          <table:table-cell table:formula="of:=([.A84]*[.$A$2])/([.$A$1]+[.$A$2])" office:value-type="float" office:value="1.75" calcext:value-type="float">
            <text:p>1.75</text:p>
          </table:table-cell>
          <table:table-cell table:formula="of:=ROUND((POWER(2;[.$A$4])-1) * ([.B84]/[.$A$3]))" office:value-type="float" office:value="2172" calcext:value-type="float">
            <text:p>2172</text:p>
          </table:table-cell>
          <table:table-cell table:formula="of:=ROUND([.A84]*1000)" office:value-type="float" office:value="15400" calcext:value-type="float">
            <text:p>15400</text:p>
          </table:table-cell>
          <table:table-cell table:formula="of:=[.C84]*100/[.D84]" office:value-type="float" office:value="14.1038961038961" calcext:value-type="float">
            <text:p>14.1038961038961</text:p>
          </table:table-cell>
          <table:table-cell table:formula="of:=[.F83]" office:value-type="float" office:value="14" calcext:value-type="float">
            <text:p>14</text:p>
          </table:table-cell>
          <table:table-cell table:formula="of:=ROUND([.C84]*100/[.F84])" office:value-type="float" office:value="15514" calcext:value-type="float">
            <text:p>15514</text:p>
          </table:table-cell>
          <table:table-cell table:formula="of:=[.G84]/1000" office:value-type="float" office:value="15.514" calcext:value-type="float">
            <text:p>15.514</text:p>
          </table:table-cell>
          <table:table-cell table:formula="of:=[.H84]-[.A84]" office:value-type="float" office:value="0.114000000000022" calcext:value-type="float">
            <text:p>0.114000000000022</text:p>
          </table:table-cell>
          <table:table-cell table:formula="of:=[.I84]*100/[.A84]" office:value-type="float" office:value="0.740259740259885" calcext:value-type="float">
            <text:p>0.740259740259885</text:p>
          </table:table-cell>
        </table:table-row>
        <table:table-row table:style-name="ro1">
          <table:table-cell table:formula="of:=[.A84]+0.2" office:value-type="float" office:value="15.6" calcext:value-type="float">
            <text:p>15.6</text:p>
          </table:table-cell>
          <table:table-cell table:formula="of:=([.A85]*[.$A$2])/([.$A$1]+[.$A$2])" office:value-type="float" office:value="1.77272727272727" calcext:value-type="float">
            <text:p>1.77272727272727</text:p>
          </table:table-cell>
          <table:table-cell table:formula="of:=ROUND((POWER(2;[.$A$4])-1) * ([.B85]/[.$A$3]))" office:value-type="float" office:value="2200" calcext:value-type="float">
            <text:p>2200</text:p>
          </table:table-cell>
          <table:table-cell table:formula="of:=ROUND([.A85]*1000)" office:value-type="float" office:value="15600" calcext:value-type="float">
            <text:p>15600</text:p>
          </table:table-cell>
          <table:table-cell table:formula="of:=[.C85]*100/[.D85]" office:value-type="float" office:value="14.1025641025641" calcext:value-type="float">
            <text:p>14.1025641025641</text:p>
          </table:table-cell>
          <table:table-cell table:formula="of:=[.F84]" office:value-type="float" office:value="14" calcext:value-type="float">
            <text:p>14</text:p>
          </table:table-cell>
          <table:table-cell table:formula="of:=ROUND([.C85]*100/[.F85])" office:value-type="float" office:value="15714" calcext:value-type="float">
            <text:p>15714</text:p>
          </table:table-cell>
          <table:table-cell table:formula="of:=[.G85]/1000" office:value-type="float" office:value="15.714" calcext:value-type="float">
            <text:p>15.714</text:p>
          </table:table-cell>
          <table:table-cell table:formula="of:=[.H85]-[.A85]" office:value-type="float" office:value="0.114000000000024" calcext:value-type="float">
            <text:p>0.114000000000024</text:p>
          </table:table-cell>
          <table:table-cell table:formula="of:=[.I85]*100/[.A85]" office:value-type="float" office:value="0.730769230769385" calcext:value-type="float">
            <text:p>0.730769230769385</text:p>
          </table:table-cell>
        </table:table-row>
        <table:table-row table:style-name="ro1">
          <table:table-cell table:formula="of:=[.A85]+0.2" office:value-type="float" office:value="15.8" calcext:value-type="float">
            <text:p>15.8</text:p>
          </table:table-cell>
          <table:table-cell table:formula="of:=([.A86]*[.$A$2])/([.$A$1]+[.$A$2])" office:value-type="float" office:value="1.79545454545454" calcext:value-type="float">
            <text:p>1.79545454545454</text:p>
          </table:table-cell>
          <table:table-cell table:formula="of:=ROUND((POWER(2;[.$A$4])-1) * ([.B86]/[.$A$3]))" office:value-type="float" office:value="2228" calcext:value-type="float">
            <text:p>2228</text:p>
          </table:table-cell>
          <table:table-cell table:formula="of:=ROUND([.A86]*1000)" office:value-type="float" office:value="15800" calcext:value-type="float">
            <text:p>15800</text:p>
          </table:table-cell>
          <table:table-cell table:formula="of:=[.C86]*100/[.D86]" office:value-type="float" office:value="14.1012658227848" calcext:value-type="float">
            <text:p>14.1012658227848</text:p>
          </table:table-cell>
          <table:table-cell table:formula="of:=[.F85]" office:value-type="float" office:value="14" calcext:value-type="float">
            <text:p>14</text:p>
          </table:table-cell>
          <table:table-cell table:formula="of:=ROUND([.C86]*100/[.F86])" office:value-type="float" office:value="15914" calcext:value-type="float">
            <text:p>15914</text:p>
          </table:table-cell>
          <table:table-cell table:formula="of:=[.G86]/1000" office:value-type="float" office:value="15.914" calcext:value-type="float">
            <text:p>15.914</text:p>
          </table:table-cell>
          <table:table-cell table:formula="of:=[.H86]-[.A86]" office:value-type="float" office:value="0.114000000000024" calcext:value-type="float">
            <text:p>0.114000000000024</text:p>
          </table:table-cell>
          <table:table-cell table:formula="of:=[.I86]*100/[.A86]" office:value-type="float" office:value="0.721518987341924" calcext:value-type="float">
            <text:p>0.721518987341924</text:p>
          </table:table-cell>
        </table:table-row>
        <table:table-row table:style-name="ro1">
          <table:table-cell table:formula="of:=[.A86]+0.2" office:value-type="float" office:value="16" calcext:value-type="float">
            <text:p>16</text:p>
          </table:table-cell>
          <table:table-cell table:formula="of:=([.A87]*[.$A$2])/([.$A$1]+[.$A$2])" office:value-type="float" office:value="1.81818181818182" calcext:value-type="float">
            <text:p>1.81818181818182</text:p>
          </table:table-cell>
          <table:table-cell table:formula="of:=ROUND((POWER(2;[.$A$4])-1) * ([.B87]/[.$A$3]))" office:value-type="float" office:value="2256" calcext:value-type="float">
            <text:p>2256</text:p>
          </table:table-cell>
          <table:table-cell table:formula="of:=ROUND([.A87]*1000)" office:value-type="float" office:value="16000" calcext:value-type="float">
            <text:p>16000</text:p>
          </table:table-cell>
          <table:table-cell table:formula="of:=[.C87]*100/[.D87]" office:value-type="float" office:value="14.1" calcext:value-type="float">
            <text:p>14.1</text:p>
          </table:table-cell>
          <table:table-cell table:formula="of:=[.F86]" office:value-type="float" office:value="14" calcext:value-type="float">
            <text:p>14</text:p>
          </table:table-cell>
          <table:table-cell table:formula="of:=ROUND([.C87]*100/[.F87])" office:value-type="float" office:value="16114" calcext:value-type="float">
            <text:p>16114</text:p>
          </table:table-cell>
          <table:table-cell table:formula="of:=[.G87]/1000" office:value-type="float" office:value="16.114" calcext:value-type="float">
            <text:p>16.114</text:p>
          </table:table-cell>
          <table:table-cell table:formula="of:=[.H87]-[.A87]" office:value-type="float" office:value="0.114000000000026" calcext:value-type="float">
            <text:p>0.114000000000026</text:p>
          </table:table-cell>
          <table:table-cell table:formula="of:=[.I87]*100/[.A87]" office:value-type="float" office:value="0.712500000000161" calcext:value-type="float">
            <text:p>0.712500000000161</text:p>
          </table:table-cell>
        </table:table-row>
        <table:table-row table:style-name="ro1">
          <table:table-cell table:formula="of:=[.A87]+0.2" office:value-type="float" office:value="16.2" calcext:value-type="float">
            <text:p>16.2</text:p>
          </table:table-cell>
          <table:table-cell table:formula="of:=([.A88]*[.$A$2])/([.$A$1]+[.$A$2])" office:value-type="float" office:value="1.84090909090909" calcext:value-type="float">
            <text:p>1.84090909090909</text:p>
          </table:table-cell>
          <table:table-cell table:formula="of:=ROUND((POWER(2;[.$A$4])-1) * ([.B88]/[.$A$3]))" office:value-type="float" office:value="2284" calcext:value-type="float">
            <text:p>2284</text:p>
          </table:table-cell>
          <table:table-cell table:formula="of:=ROUND([.A88]*1000)" office:value-type="float" office:value="16200" calcext:value-type="float">
            <text:p>16200</text:p>
          </table:table-cell>
          <table:table-cell table:formula="of:=[.C88]*100/[.D88]" office:value-type="float" office:value="14.0987654320988" calcext:value-type="float">
            <text:p>14.0987654320988</text:p>
          </table:table-cell>
          <table:table-cell table:formula="of:=[.F87]" office:value-type="float" office:value="14" calcext:value-type="float">
            <text:p>14</text:p>
          </table:table-cell>
          <table:table-cell table:formula="of:=ROUND([.C88]*100/[.F88])" office:value-type="float" office:value="16314" calcext:value-type="float">
            <text:p>16314</text:p>
          </table:table-cell>
          <table:table-cell table:formula="of:=[.G88]/1000" office:value-type="float" office:value="16.314" calcext:value-type="float">
            <text:p>16.314</text:p>
          </table:table-cell>
          <table:table-cell table:formula="of:=[.H88]-[.A88]" office:value-type="float" office:value="0.114000000000026" calcext:value-type="float">
            <text:p>0.114000000000026</text:p>
          </table:table-cell>
          <table:table-cell table:formula="of:=[.I88]*100/[.A88]" office:value-type="float" office:value="0.703703703703863" calcext:value-type="float">
            <text:p>0.703703703703863</text:p>
          </table:table-cell>
        </table:table-row>
        <table:table-row table:style-name="ro1">
          <table:table-cell table:formula="of:=[.A88]+0.2" office:value-type="float" office:value="16.4" calcext:value-type="float">
            <text:p>16.4</text:p>
          </table:table-cell>
          <table:table-cell table:formula="of:=([.A89]*[.$A$2])/([.$A$1]+[.$A$2])" office:value-type="float" office:value="1.86363636363636" calcext:value-type="float">
            <text:p>1.86363636363636</text:p>
          </table:table-cell>
          <table:table-cell table:formula="of:=ROUND((POWER(2;[.$A$4])-1) * ([.B89]/[.$A$3]))" office:value-type="float" office:value="2313" calcext:value-type="float">
            <text:p>2313</text:p>
          </table:table-cell>
          <table:table-cell table:formula="of:=ROUND([.A89]*1000)" office:value-type="float" office:value="16400" calcext:value-type="float">
            <text:p>16400</text:p>
          </table:table-cell>
          <table:table-cell table:formula="of:=[.C89]*100/[.D89]" office:value-type="float" office:value="14.1036585365854" calcext:value-type="float">
            <text:p>14.1036585365854</text:p>
          </table:table-cell>
          <table:table-cell table:formula="of:=[.F88]" office:value-type="float" office:value="14" calcext:value-type="float">
            <text:p>14</text:p>
          </table:table-cell>
          <table:table-cell table:formula="of:=ROUND([.C89]*100/[.F89])" office:value-type="float" office:value="16521" calcext:value-type="float">
            <text:p>16521</text:p>
          </table:table-cell>
          <table:table-cell table:formula="of:=[.G89]/1000" office:value-type="float" office:value="16.521" calcext:value-type="float">
            <text:p>16.521</text:p>
          </table:table-cell>
          <table:table-cell table:formula="of:=[.H89]-[.A89]" office:value-type="float" office:value="0.121000000000027" calcext:value-type="float">
            <text:p>0.121000000000027</text:p>
          </table:table-cell>
          <table:table-cell table:formula="of:=[.I89]*100/[.A89]" office:value-type="float" office:value="0.737804878048947" calcext:value-type="float">
            <text:p>0.737804878048947</text:p>
          </table:table-cell>
        </table:table-row>
        <table:table-row table:style-name="ro1">
          <table:table-cell table:formula="of:=[.A89]+0.2" office:value-type="float" office:value="16.6" calcext:value-type="float">
            <text:p>16.6</text:p>
          </table:table-cell>
          <table:table-cell table:formula="of:=([.A90]*[.$A$2])/([.$A$1]+[.$A$2])" office:value-type="float" office:value="1.88636363636363" calcext:value-type="float">
            <text:p>1.88636363636363</text:p>
          </table:table-cell>
          <table:table-cell table:formula="of:=ROUND((POWER(2;[.$A$4])-1) * ([.B90]/[.$A$3]))" office:value-type="float" office:value="2341" calcext:value-type="float">
            <text:p>2341</text:p>
          </table:table-cell>
          <table:table-cell table:formula="of:=ROUND([.A90]*1000)" office:value-type="float" office:value="16600" calcext:value-type="float">
            <text:p>16600</text:p>
          </table:table-cell>
          <table:table-cell table:formula="of:=[.C90]*100/[.D90]" office:value-type="float" office:value="14.1024096385542" calcext:value-type="float">
            <text:p>14.1024096385542</text:p>
          </table:table-cell>
          <table:table-cell table:formula="of:=[.F89]" office:value-type="float" office:value="14" calcext:value-type="float">
            <text:p>14</text:p>
          </table:table-cell>
          <table:table-cell table:formula="of:=ROUND([.C90]*100/[.F90])" office:value-type="float" office:value="16721" calcext:value-type="float">
            <text:p>16721</text:p>
          </table:table-cell>
          <table:table-cell table:formula="of:=[.G90]/1000" office:value-type="float" office:value="16.721" calcext:value-type="float">
            <text:p>16.721</text:p>
          </table:table-cell>
          <table:table-cell table:formula="of:=[.H90]-[.A90]" office:value-type="float" office:value="0.121000000000027" calcext:value-type="float">
            <text:p>0.121000000000027</text:p>
          </table:table-cell>
          <table:table-cell table:formula="of:=[.I90]*100/[.A90]" office:value-type="float" office:value="0.728915662650767" calcext:value-type="float">
            <text:p>0.728915662650767</text:p>
          </table:table-cell>
        </table:table-row>
        <table:table-row table:style-name="ro1">
          <table:table-cell table:formula="of:=[.A90]+0.2" office:value-type="float" office:value="16.8" calcext:value-type="float">
            <text:p>16.8</text:p>
          </table:table-cell>
          <table:table-cell table:formula="of:=([.A91]*[.$A$2])/([.$A$1]+[.$A$2])" office:value-type="float" office:value="1.90909090909091" calcext:value-type="float">
            <text:p>1.90909090909091</text:p>
          </table:table-cell>
          <table:table-cell table:formula="of:=ROUND((POWER(2;[.$A$4])-1) * ([.B91]/[.$A$3]))" office:value-type="float" office:value="2369" calcext:value-type="float">
            <text:p>2369</text:p>
          </table:table-cell>
          <table:table-cell table:formula="of:=ROUND([.A91]*1000)" office:value-type="float" office:value="16800" calcext:value-type="float">
            <text:p>16800</text:p>
          </table:table-cell>
          <table:table-cell table:formula="of:=[.C91]*100/[.D91]" office:value-type="float" office:value="14.1011904761905" calcext:value-type="float">
            <text:p>14.1011904761905</text:p>
          </table:table-cell>
          <table:table-cell table:formula="of:=[.F90]" office:value-type="float" office:value="14" calcext:value-type="float">
            <text:p>14</text:p>
          </table:table-cell>
          <table:table-cell table:formula="of:=ROUND([.C91]*100/[.F91])" office:value-type="float" office:value="16921" calcext:value-type="float">
            <text:p>16921</text:p>
          </table:table-cell>
          <table:table-cell table:formula="of:=[.G91]/1000" office:value-type="float" office:value="16.921" calcext:value-type="float">
            <text:p>16.921</text:p>
          </table:table-cell>
          <table:table-cell table:formula="of:=[.H91]-[.A91]" office:value-type="float" office:value="0.121000000000027" calcext:value-type="float">
            <text:p>0.121000000000027</text:p>
          </table:table-cell>
          <table:table-cell table:formula="of:=[.I91]*100/[.A91]" office:value-type="float" office:value="0.720238095238258" calcext:value-type="float">
            <text:p>0.720238095238258</text:p>
          </table:table-cell>
        </table:table-row>
        <table:table-row table:style-name="ro1">
          <table:table-cell table:formula="of:=[.A91]+0.2" office:value-type="float" office:value="17" calcext:value-type="float">
            <text:p>17</text:p>
          </table:table-cell>
          <table:table-cell table:formula="of:=([.A92]*[.$A$2])/([.$A$1]+[.$A$2])" office:value-type="float" office:value="1.93181818181818" calcext:value-type="float">
            <text:p>1.93181818181818</text:p>
          </table:table-cell>
          <table:table-cell table:formula="of:=ROUND((POWER(2;[.$A$4])-1) * ([.B92]/[.$A$3]))" office:value-type="float" office:value="2397" calcext:value-type="float">
            <text:p>2397</text:p>
          </table:table-cell>
          <table:table-cell table:formula="of:=ROUND([.A92]*1000)" office:value-type="float" office:value="17000" calcext:value-type="float">
            <text:p>17000</text:p>
          </table:table-cell>
          <table:table-cell table:formula="of:=[.C92]*100/[.D92]" office:value-type="float" office:value="14.1" calcext:value-type="float">
            <text:p>14.1</text:p>
          </table:table-cell>
          <table:table-cell table:formula="of:=[.F91]" office:value-type="float" office:value="14" calcext:value-type="float">
            <text:p>14</text:p>
          </table:table-cell>
          <table:table-cell table:formula="of:=ROUND([.C92]*100/[.F92])" office:value-type="float" office:value="17121" calcext:value-type="float">
            <text:p>17121</text:p>
          </table:table-cell>
          <table:table-cell table:formula="of:=[.G92]/1000" office:value-type="float" office:value="17.121" calcext:value-type="float">
            <text:p>17.121</text:p>
          </table:table-cell>
          <table:table-cell table:formula="of:=[.H92]-[.A92]" office:value-type="float" office:value="0.121000000000027" calcext:value-type="float">
            <text:p>0.121000000000027</text:p>
          </table:table-cell>
          <table:table-cell table:formula="of:=[.I92]*100/[.A92]" office:value-type="float" office:value="0.711764705882514" calcext:value-type="float">
            <text:p>0.711764705882514</text:p>
          </table:table-cell>
        </table:table-row>
        <table:table-row table:style-name="ro1">
          <table:table-cell table:formula="of:=[.A92]+0.2" office:value-type="float" office:value="17.2" calcext:value-type="float">
            <text:p>17.2</text:p>
          </table:table-cell>
          <table:table-cell table:formula="of:=([.A93]*[.$A$2])/([.$A$1]+[.$A$2])" office:value-type="float" office:value="1.95454545454545" calcext:value-type="float">
            <text:p>1.95454545454545</text:p>
          </table:table-cell>
          <table:table-cell table:formula="of:=ROUND((POWER(2;[.$A$4])-1) * ([.B93]/[.$A$3]))" office:value-type="float" office:value="2425" calcext:value-type="float">
            <text:p>2425</text:p>
          </table:table-cell>
          <table:table-cell table:formula="of:=ROUND([.A93]*1000)" office:value-type="float" office:value="17200" calcext:value-type="float">
            <text:p>17200</text:p>
          </table:table-cell>
          <table:table-cell table:formula="of:=[.C93]*100/[.D93]" office:value-type="float" office:value="14.0988372093023" calcext:value-type="float">
            <text:p>14.0988372093023</text:p>
          </table:table-cell>
          <table:table-cell table:formula="of:=[.F92]" office:value-type="float" office:value="14" calcext:value-type="float">
            <text:p>14</text:p>
          </table:table-cell>
          <table:table-cell table:formula="of:=ROUND([.C93]*100/[.F93])" office:value-type="float" office:value="17321" calcext:value-type="float">
            <text:p>17321</text:p>
          </table:table-cell>
          <table:table-cell table:formula="of:=[.G93]/1000" office:value-type="float" office:value="17.321" calcext:value-type="float">
            <text:p>17.321</text:p>
          </table:table-cell>
          <table:table-cell table:formula="of:=[.H93]-[.A93]" office:value-type="float" office:value="0.121000000000031" calcext:value-type="float">
            <text:p>0.121000000000031</text:p>
          </table:table-cell>
          <table:table-cell table:formula="of:=[.I93]*100/[.A93]" office:value-type="float" office:value="0.703488372093203" calcext:value-type="float">
            <text:p>0.703488372093203</text:p>
          </table:table-cell>
        </table:table-row>
        <table:table-row table:style-name="ro1">
          <table:table-cell table:formula="of:=[.A93]+0.2" office:value-type="float" office:value="17.4" calcext:value-type="float">
            <text:p>17.4</text:p>
          </table:table-cell>
          <table:table-cell table:formula="of:=([.A94]*[.$A$2])/([.$A$1]+[.$A$2])" office:value-type="float" office:value="1.97727272727272" calcext:value-type="float">
            <text:p>1.97727272727272</text:p>
          </table:table-cell>
          <table:table-cell table:formula="of:=ROUND((POWER(2;[.$A$4])-1) * ([.B94]/[.$A$3]))" office:value-type="float" office:value="2454" calcext:value-type="float">
            <text:p>2454</text:p>
          </table:table-cell>
          <table:table-cell table:formula="of:=ROUND([.A94]*1000)" office:value-type="float" office:value="17400" calcext:value-type="float">
            <text:p>17400</text:p>
          </table:table-cell>
          <table:table-cell table:formula="of:=[.C94]*100/[.D94]" office:value-type="float" office:value="14.1034482758621" calcext:value-type="float">
            <text:p>14.1034482758621</text:p>
          </table:table-cell>
          <table:table-cell table:formula="of:=[.F93]" office:value-type="float" office:value="14" calcext:value-type="float">
            <text:p>14</text:p>
          </table:table-cell>
          <table:table-cell table:formula="of:=ROUND([.C94]*100/[.F94])" office:value-type="float" office:value="17529" calcext:value-type="float">
            <text:p>17529</text:p>
          </table:table-cell>
          <table:table-cell table:formula="of:=[.G94]/1000" office:value-type="float" office:value="17.529" calcext:value-type="float">
            <text:p>17.529</text:p>
          </table:table-cell>
          <table:table-cell table:formula="of:=[.H94]-[.A94]" office:value-type="float" office:value="0.12900000000003" calcext:value-type="float">
            <text:p>0.12900000000003</text:p>
          </table:table-cell>
          <table:table-cell table:formula="of:=[.I94]*100/[.A94]" office:value-type="float" office:value="0.741379310345" calcext:value-type="float">
            <text:p>0.741379310345</text:p>
          </table:table-cell>
        </table:table-row>
        <table:table-row table:style-name="ro1">
          <table:table-cell table:formula="of:=[.A94]+0.2" office:value-type="float" office:value="17.6" calcext:value-type="float">
            <text:p>17.6</text:p>
          </table:table-cell>
          <table:table-cell table:formula="of:=([.A95]*[.$A$2])/([.$A$1]+[.$A$2])" office:value-type="float" office:value="2" calcext:value-type="float">
            <text:p>2</text:p>
          </table:table-cell>
          <table:table-cell table:formula="of:=ROUND((POWER(2;[.$A$4])-1) * ([.B95]/[.$A$3]))" office:value-type="float" office:value="2482" calcext:value-type="float">
            <text:p>2482</text:p>
          </table:table-cell>
          <table:table-cell table:formula="of:=ROUND([.A95]*1000)" office:value-type="float" office:value="17600" calcext:value-type="float">
            <text:p>17600</text:p>
          </table:table-cell>
          <table:table-cell table:formula="of:=[.C95]*100/[.D95]" office:value-type="float" office:value="14.1022727272727" calcext:value-type="float">
            <text:p>14.1022727272727</text:p>
          </table:table-cell>
          <table:table-cell table:formula="of:=[.F94]" office:value-type="float" office:value="14" calcext:value-type="float">
            <text:p>14</text:p>
          </table:table-cell>
          <table:table-cell table:formula="of:=ROUND([.C95]*100/[.F95])" office:value-type="float" office:value="17729" calcext:value-type="float">
            <text:p>17729</text:p>
          </table:table-cell>
          <table:table-cell table:formula="of:=[.G95]/1000" office:value-type="float" office:value="17.729" calcext:value-type="float">
            <text:p>17.729</text:p>
          </table:table-cell>
          <table:table-cell table:formula="of:=[.H95]-[.A95]" office:value-type="float" office:value="0.12900000000003" calcext:value-type="float">
            <text:p>0.12900000000003</text:p>
          </table:table-cell>
          <table:table-cell table:formula="of:=[.I95]*100/[.A95]" office:value-type="float" office:value="0.732954545454716" calcext:value-type="float">
            <text:p>0.732954545454716</text:p>
          </table:table-cell>
        </table:table-row>
        <table:table-row table:style-name="ro1">
          <table:table-cell table:formula="of:=[.A95]+0.2" office:value-type="float" office:value="17.8" calcext:value-type="float">
            <text:p>17.8</text:p>
          </table:table-cell>
          <table:table-cell table:formula="of:=([.A96]*[.$A$2])/([.$A$1]+[.$A$2])" office:value-type="float" office:value="2.02272727272727" calcext:value-type="float">
            <text:p>2.02272727272727</text:p>
          </table:table-cell>
          <table:table-cell table:formula="of:=ROUND((POWER(2;[.$A$4])-1) * ([.B96]/[.$A$3]))" office:value-type="float" office:value="2510" calcext:value-type="float">
            <text:p>2510</text:p>
          </table:table-cell>
          <table:table-cell table:formula="of:=ROUND([.A96]*1000)" office:value-type="float" office:value="17800" calcext:value-type="float">
            <text:p>17800</text:p>
          </table:table-cell>
          <table:table-cell table:formula="of:=[.C96]*100/[.D96]" office:value-type="float" office:value="14.1011235955056" calcext:value-type="float">
            <text:p>14.1011235955056</text:p>
          </table:table-cell>
          <table:table-cell table:formula="of:=[.F95]" office:value-type="float" office:value="14" calcext:value-type="float">
            <text:p>14</text:p>
          </table:table-cell>
          <table:table-cell table:formula="of:=ROUND([.C96]*100/[.F96])" office:value-type="float" office:value="17929" calcext:value-type="float">
            <text:p>17929</text:p>
          </table:table-cell>
          <table:table-cell table:formula="of:=[.G96]/1000" office:value-type="float" office:value="17.929" calcext:value-type="float">
            <text:p>17.929</text:p>
          </table:table-cell>
          <table:table-cell table:formula="of:=[.H96]-[.A96]" office:value-type="float" office:value="0.12900000000003" calcext:value-type="float">
            <text:p>0.12900000000003</text:p>
          </table:table-cell>
          <table:table-cell table:formula="of:=[.I96]*100/[.A96]" office:value-type="float" office:value="0.724719101123764" calcext:value-type="float">
            <text:p>0.724719101123764</text:p>
          </table:table-cell>
        </table:table-row>
        <table:table-row table:style-name="ro1">
          <table:table-cell table:formula="of:=[.A96]+0.2" office:value-type="float" office:value="18" calcext:value-type="float">
            <text:p>18</text:p>
          </table:table-cell>
          <table:table-cell table:formula="of:=([.A97]*[.$A$2])/([.$A$1]+[.$A$2])" office:value-type="float" office:value="2.04545454545454" calcext:value-type="float">
            <text:p>2.04545454545454</text:p>
          </table:table-cell>
          <table:table-cell table:formula="of:=ROUND((POWER(2;[.$A$4])-1) * ([.B97]/[.$A$3]))" office:value-type="float" office:value="2538" calcext:value-type="float">
            <text:p>2538</text:p>
          </table:table-cell>
          <table:table-cell table:formula="of:=ROUND([.A97]*1000)" office:value-type="float" office:value="18000" calcext:value-type="float">
            <text:p>18000</text:p>
          </table:table-cell>
          <table:table-cell table:formula="of:=[.C97]*100/[.D97]" office:value-type="float" office:value="14.1" calcext:value-type="float">
            <text:p>14.1</text:p>
          </table:table-cell>
          <table:table-cell table:formula="of:=[.F96]" office:value-type="float" office:value="14" calcext:value-type="float">
            <text:p>14</text:p>
          </table:table-cell>
          <table:table-cell table:formula="of:=ROUND([.C97]*100/[.F97])" office:value-type="float" office:value="18129" calcext:value-type="float">
            <text:p>18129</text:p>
          </table:table-cell>
          <table:table-cell table:formula="of:=[.G97]/1000" office:value-type="float" office:value="18.129" calcext:value-type="float">
            <text:p>18.129</text:p>
          </table:table-cell>
          <table:table-cell table:formula="of:=[.H97]-[.A97]" office:value-type="float" office:value="0.129000000000033" calcext:value-type="float">
            <text:p>0.129000000000033</text:p>
          </table:table-cell>
          <table:table-cell table:formula="of:=[.I97]*100/[.A97]" office:value-type="float" office:value="0.716666666666853" calcext:value-type="float">
            <text:p>0.716666666666853</text:p>
          </table:table-cell>
        </table:table-row>
        <table:table-row table:style-name="ro1">
          <table:table-cell table:formula="of:=[.A97]+0.2" office:value-type="float" office:value="18.2" calcext:value-type="float">
            <text:p>18.2</text:p>
          </table:table-cell>
          <table:table-cell table:formula="of:=([.A98]*[.$A$2])/([.$A$1]+[.$A$2])" office:value-type="float" office:value="2.06818181818181" calcext:value-type="float">
            <text:p>2.06818181818181</text:p>
          </table:table-cell>
          <table:table-cell table:formula="of:=ROUND((POWER(2;[.$A$4])-1) * ([.B98]/[.$A$3]))" office:value-type="float" office:value="2566" calcext:value-type="float">
            <text:p>2566</text:p>
          </table:table-cell>
          <table:table-cell table:formula="of:=ROUND([.A98]*1000)" office:value-type="float" office:value="18200" calcext:value-type="float">
            <text:p>18200</text:p>
          </table:table-cell>
          <table:table-cell table:formula="of:=[.C98]*100/[.D98]" office:value-type="float" office:value="14.0989010989011" calcext:value-type="float">
            <text:p>14.0989010989011</text:p>
          </table:table-cell>
          <table:table-cell table:formula="of:=[.F97]" office:value-type="float" office:value="14" calcext:value-type="float">
            <text:p>14</text:p>
          </table:table-cell>
          <table:table-cell table:formula="of:=ROUND([.C98]*100/[.F98])" office:value-type="float" office:value="18329" calcext:value-type="float">
            <text:p>18329</text:p>
          </table:table-cell>
          <table:table-cell table:formula="of:=[.G98]/1000" office:value-type="float" office:value="18.329" calcext:value-type="float">
            <text:p>18.329</text:p>
          </table:table-cell>
          <table:table-cell table:formula="of:=[.H98]-[.A98]" office:value-type="float" office:value="0.129000000000033" calcext:value-type="float">
            <text:p>0.129000000000033</text:p>
          </table:table-cell>
          <table:table-cell table:formula="of:=[.I98]*100/[.A98]" office:value-type="float" office:value="0.708791208791393" calcext:value-type="float">
            <text:p>0.708791208791393</text:p>
          </table:table-cell>
        </table:table-row>
        <table:table-row table:style-name="ro1">
          <table:table-cell table:formula="of:=[.A98]+0.2" office:value-type="float" office:value="18.4" calcext:value-type="float">
            <text:p>18.4</text:p>
          </table:table-cell>
          <table:table-cell table:formula="of:=([.A99]*[.$A$2])/([.$A$1]+[.$A$2])" office:value-type="float" office:value="2.09090909090909" calcext:value-type="float">
            <text:p>2.09090909090909</text:p>
          </table:table-cell>
          <table:table-cell table:formula="of:=ROUND((POWER(2;[.$A$4])-1) * ([.B99]/[.$A$3]))" office:value-type="float" office:value="2595" calcext:value-type="float">
            <text:p>2595</text:p>
          </table:table-cell>
          <table:table-cell table:formula="of:=ROUND([.A99]*1000)" office:value-type="float" office:value="18400" calcext:value-type="float">
            <text:p>18400</text:p>
          </table:table-cell>
          <table:table-cell table:formula="of:=[.C99]*100/[.D99]" office:value-type="float" office:value="14.1032608695652" calcext:value-type="float">
            <text:p>14.1032608695652</text:p>
          </table:table-cell>
          <table:table-cell table:formula="of:=[.F98]" office:value-type="float" office:value="14" calcext:value-type="float">
            <text:p>14</text:p>
          </table:table-cell>
          <table:table-cell table:formula="of:=ROUND([.C99]*100/[.F99])" office:value-type="float" office:value="18536" calcext:value-type="float">
            <text:p>18536</text:p>
          </table:table-cell>
          <table:table-cell table:formula="of:=[.G99]/1000" office:value-type="float" office:value="18.536" calcext:value-type="float">
            <text:p>18.536</text:p>
          </table:table-cell>
          <table:table-cell table:formula="of:=[.H99]-[.A99]" office:value-type="float" office:value="0.136000000000035" calcext:value-type="float">
            <text:p>0.136000000000035</text:p>
          </table:table-cell>
          <table:table-cell table:formula="of:=[.I99]*100/[.A99]" office:value-type="float" office:value="0.739130434782799" calcext:value-type="float">
            <text:p>0.739130434782799</text:p>
          </table:table-cell>
        </table:table-row>
        <table:table-row table:style-name="ro1">
          <table:table-cell table:formula="of:=[.A99]+0.2" office:value-type="float" office:value="18.6" calcext:value-type="float">
            <text:p>18.6</text:p>
          </table:table-cell>
          <table:table-cell table:formula="of:=([.A100]*[.$A$2])/([.$A$1]+[.$A$2])" office:value-type="float" office:value="2.11363636363636" calcext:value-type="float">
            <text:p>2.11363636363636</text:p>
          </table:table-cell>
          <table:table-cell table:formula="of:=ROUND((POWER(2;[.$A$4])-1) * ([.B100]/[.$A$3]))" office:value-type="float" office:value="2623" calcext:value-type="float">
            <text:p>2623</text:p>
          </table:table-cell>
          <table:table-cell table:formula="of:=ROUND([.A100]*1000)" office:value-type="float" office:value="18600" calcext:value-type="float">
            <text:p>18600</text:p>
          </table:table-cell>
          <table:table-cell table:formula="of:=[.C100]*100/[.D100]" office:value-type="float" office:value="14.1021505376344" calcext:value-type="float">
            <text:p>14.1021505376344</text:p>
          </table:table-cell>
          <table:table-cell table:formula="of:=[.F99]" office:value-type="float" office:value="14" calcext:value-type="float">
            <text:p>14</text:p>
          </table:table-cell>
          <table:table-cell table:formula="of:=ROUND([.C100]*100/[.F100])" office:value-type="float" office:value="18736" calcext:value-type="float">
            <text:p>18736</text:p>
          </table:table-cell>
          <table:table-cell table:formula="of:=[.G100]/1000" office:value-type="float" office:value="18.736" calcext:value-type="float">
            <text:p>18.736</text:p>
          </table:table-cell>
          <table:table-cell table:formula="of:=[.H100]-[.A100]" office:value-type="float" office:value="0.136000000000035" calcext:value-type="float">
            <text:p>0.136000000000035</text:p>
          </table:table-cell>
          <table:table-cell table:formula="of:=[.I100]*100/[.A100]" office:value-type="float" office:value="0.731182795699113" calcext:value-type="float">
            <text:p>0.731182795699113</text:p>
          </table:table-cell>
        </table:table-row>
        <table:table-row table:style-name="ro1">
          <table:table-cell table:formula="of:=[.A100]+0.2" office:value-type="float" office:value="18.8" calcext:value-type="float">
            <text:p>18.8</text:p>
          </table:table-cell>
          <table:table-cell table:formula="of:=([.A101]*[.$A$2])/([.$A$1]+[.$A$2])" office:value-type="float" office:value="2.13636363636363" calcext:value-type="float">
            <text:p>2.13636363636363</text:p>
          </table:table-cell>
          <table:table-cell table:formula="of:=ROUND((POWER(2;[.$A$4])-1) * ([.B101]/[.$A$3]))" office:value-type="float" office:value="2651" calcext:value-type="float">
            <text:p>2651</text:p>
          </table:table-cell>
          <table:table-cell table:formula="of:=ROUND([.A101]*1000)" office:value-type="float" office:value="18800" calcext:value-type="float">
            <text:p>18800</text:p>
          </table:table-cell>
          <table:table-cell table:formula="of:=[.C101]*100/[.D101]" office:value-type="float" office:value="14.1010638297872" calcext:value-type="float">
            <text:p>14.1010638297872</text:p>
          </table:table-cell>
          <table:table-cell table:formula="of:=[.F100]" office:value-type="float" office:value="14" calcext:value-type="float">
            <text:p>14</text:p>
          </table:table-cell>
          <table:table-cell table:formula="of:=ROUND([.C101]*100/[.F101])" office:value-type="float" office:value="18936" calcext:value-type="float">
            <text:p>18936</text:p>
          </table:table-cell>
          <table:table-cell table:formula="of:=[.G101]/1000" office:value-type="float" office:value="18.936" calcext:value-type="float">
            <text:p>18.936</text:p>
          </table:table-cell>
          <table:table-cell table:formula="of:=[.H101]-[.A101]" office:value-type="float" office:value="0.136000000000035" calcext:value-type="float">
            <text:p>0.136000000000035</text:p>
          </table:table-cell>
          <table:table-cell table:formula="of:=[.I101]*100/[.A101]" office:value-type="float" office:value="0.723404255319335" calcext:value-type="float">
            <text:p>0.723404255319335</text:p>
          </table:table-cell>
        </table:table-row>
        <table:table-row table:style-name="ro1">
          <table:table-cell table:formula="of:=[.A101]+0.2" office:value-type="float" office:value="19" calcext:value-type="float">
            <text:p>19</text:p>
          </table:table-cell>
          <table:table-cell table:formula="of:=([.A102]*[.$A$2])/([.$A$1]+[.$A$2])" office:value-type="float" office:value="2.15909090909091" calcext:value-type="float">
            <text:p>2.15909090909091</text:p>
          </table:table-cell>
          <table:table-cell table:formula="of:=ROUND((POWER(2;[.$A$4])-1) * ([.B102]/[.$A$3]))" office:value-type="float" office:value="2679" calcext:value-type="float">
            <text:p>2679</text:p>
          </table:table-cell>
          <table:table-cell table:formula="of:=ROUND([.A102]*1000)" office:value-type="float" office:value="19000" calcext:value-type="float">
            <text:p>19000</text:p>
          </table:table-cell>
          <table:table-cell table:formula="of:=[.C102]*100/[.D102]" office:value-type="float" office:value="14.1" calcext:value-type="float">
            <text:p>14.1</text:p>
          </table:table-cell>
          <table:table-cell table:formula="of:=[.F101]" office:value-type="float" office:value="14" calcext:value-type="float">
            <text:p>14</text:p>
          </table:table-cell>
          <table:table-cell table:formula="of:=ROUND([.C102]*100/[.F102])" office:value-type="float" office:value="19136" calcext:value-type="float">
            <text:p>19136</text:p>
          </table:table-cell>
          <table:table-cell table:formula="of:=[.G102]/1000" office:value-type="float" office:value="19.136" calcext:value-type="float">
            <text:p>19.136</text:p>
          </table:table-cell>
          <table:table-cell table:formula="of:=[.H102]-[.A102]" office:value-type="float" office:value="0.136000000000035" calcext:value-type="float">
            <text:p>0.136000000000035</text:p>
          </table:table-cell>
          <table:table-cell table:formula="of:=[.I102]*100/[.A102]" office:value-type="float" office:value="0.715789473684395" calcext:value-type="float">
            <text:p>0.715789473684395</text:p>
          </table:table-cell>
        </table:table-row>
        <table:table-row table:style-name="ro1">
          <table:table-cell table:formula="of:=[.A102]+0.2" office:value-type="float" office:value="19.2" calcext:value-type="float">
            <text:p>19.2</text:p>
          </table:table-cell>
          <table:table-cell table:formula="of:=([.A103]*[.$A$2])/([.$A$1]+[.$A$2])" office:value-type="float" office:value="2.18181818181818" calcext:value-type="float">
            <text:p>2.18181818181818</text:p>
          </table:table-cell>
          <table:table-cell table:formula="of:=ROUND((POWER(2;[.$A$4])-1) * ([.B103]/[.$A$3]))" office:value-type="float" office:value="2707" calcext:value-type="float">
            <text:p>2707</text:p>
          </table:table-cell>
          <table:table-cell table:formula="of:=ROUND([.A103]*1000)" office:value-type="float" office:value="19200" calcext:value-type="float">
            <text:p>19200</text:p>
          </table:table-cell>
          <table:table-cell table:formula="of:=[.C103]*100/[.D103]" office:value-type="float" office:value="14.0989583333333" calcext:value-type="float">
            <text:p>14.0989583333333</text:p>
          </table:table-cell>
          <table:table-cell table:formula="of:=[.F102]" office:value-type="float" office:value="14" calcext:value-type="float">
            <text:p>14</text:p>
          </table:table-cell>
          <table:table-cell table:formula="of:=ROUND([.C103]*100/[.F103])" office:value-type="float" office:value="19336" calcext:value-type="float">
            <text:p>19336</text:p>
          </table:table-cell>
          <table:table-cell table:formula="of:=[.G103]/1000" office:value-type="float" office:value="19.336" calcext:value-type="float">
            <text:p>19.336</text:p>
          </table:table-cell>
          <table:table-cell table:formula="of:=[.H103]-[.A103]" office:value-type="float" office:value="0.136000000000035" calcext:value-type="float">
            <text:p>0.136000000000035</text:p>
          </table:table-cell>
          <table:table-cell table:formula="of:=[.I103]*100/[.A103]" office:value-type="float" office:value="0.708333333333516" calcext:value-type="float">
            <text:p>0.708333333333516</text:p>
          </table:table-cell>
        </table:table-row>
        <table:table-row table:style-name="ro1">
          <table:table-cell table:formula="of:=[.A103]+0.2" office:value-type="float" office:value="19.4" calcext:value-type="float">
            <text:p>19.4</text:p>
          </table:table-cell>
          <table:table-cell table:formula="of:=([.A104]*[.$A$2])/([.$A$1]+[.$A$2])" office:value-type="float" office:value="2.20454545454545" calcext:value-type="float">
            <text:p>2.20454545454545</text:p>
          </table:table-cell>
          <table:table-cell table:formula="of:=ROUND((POWER(2;[.$A$4])-1) * ([.B104]/[.$A$3]))" office:value-type="float" office:value="2736" calcext:value-type="float">
            <text:p>2736</text:p>
          </table:table-cell>
          <table:table-cell table:formula="of:=ROUND([.A104]*1000)" office:value-type="float" office:value="19400" calcext:value-type="float">
            <text:p>19400</text:p>
          </table:table-cell>
          <table:table-cell table:formula="of:=[.C104]*100/[.D104]" office:value-type="float" office:value="14.1030927835052" calcext:value-type="float">
            <text:p>14.1030927835052</text:p>
          </table:table-cell>
          <table:table-cell table:formula="of:=[.F103]" office:value-type="float" office:value="14" calcext:value-type="float">
            <text:p>14</text:p>
          </table:table-cell>
          <table:table-cell table:formula="of:=ROUND([.C104]*100/[.F104])" office:value-type="float" office:value="19543" calcext:value-type="float">
            <text:p>19543</text:p>
          </table:table-cell>
          <table:table-cell table:formula="of:=[.G104]/1000" office:value-type="float" office:value="19.543" calcext:value-type="float">
            <text:p>19.543</text:p>
          </table:table-cell>
          <table:table-cell table:formula="of:=[.H104]-[.A104]" office:value-type="float" office:value="0.143000000000036" calcext:value-type="float">
            <text:p>0.143000000000036</text:p>
          </table:table-cell>
          <table:table-cell table:formula="of:=[.I104]*100/[.A104]" office:value-type="float" office:value="0.737113402062044" calcext:value-type="float">
            <text:p>0.737113402062044</text:p>
          </table:table-cell>
        </table:table-row>
        <table:table-row table:style-name="ro1">
          <table:table-cell table:formula="of:=[.A104]+0.2" office:value-type="float" office:value="19.6" calcext:value-type="float">
            <text:p>19.6</text:p>
          </table:table-cell>
          <table:table-cell table:formula="of:=([.A105]*[.$A$2])/([.$A$1]+[.$A$2])" office:value-type="float" office:value="2.22727272727272" calcext:value-type="float">
            <text:p>2.22727272727272</text:p>
          </table:table-cell>
          <table:table-cell table:formula="of:=ROUND((POWER(2;[.$A$4])-1) * ([.B105]/[.$A$3]))" office:value-type="float" office:value="2764" calcext:value-type="float">
            <text:p>2764</text:p>
          </table:table-cell>
          <table:table-cell table:formula="of:=ROUND([.A105]*1000)" office:value-type="float" office:value="19600" calcext:value-type="float">
            <text:p>19600</text:p>
          </table:table-cell>
          <table:table-cell table:formula="of:=[.C105]*100/[.D105]" office:value-type="float" office:value="14.1020408163265" calcext:value-type="float">
            <text:p>14.1020408163265</text:p>
          </table:table-cell>
          <table:table-cell table:formula="of:=[.F104]" office:value-type="float" office:value="14" calcext:value-type="float">
            <text:p>14</text:p>
          </table:table-cell>
          <table:table-cell table:formula="of:=ROUND([.C105]*100/[.F105])" office:value-type="float" office:value="19743" calcext:value-type="float">
            <text:p>19743</text:p>
          </table:table-cell>
          <table:table-cell table:formula="of:=[.G105]/1000" office:value-type="float" office:value="19.743" calcext:value-type="float">
            <text:p>19.743</text:p>
          </table:table-cell>
          <table:table-cell table:formula="of:=[.H105]-[.A105]" office:value-type="float" office:value="0.143000000000036" calcext:value-type="float">
            <text:p>0.143000000000036</text:p>
          </table:table-cell>
          <table:table-cell table:formula="of:=[.I105]*100/[.A105]" office:value-type="float" office:value="0.72959183673488" calcext:value-type="float">
            <text:p>0.72959183673488</text:p>
          </table:table-cell>
        </table:table-row>
        <table:table-row table:style-name="ro1">
          <table:table-cell table:formula="of:=[.A105]+0.2" office:value-type="float" office:value="19.8" calcext:value-type="float">
            <text:p>19.8</text:p>
          </table:table-cell>
          <table:table-cell table:formula="of:=([.A106]*[.$A$2])/([.$A$1]+[.$A$2])" office:value-type="float" office:value="2.25" calcext:value-type="float">
            <text:p>2.25</text:p>
          </table:table-cell>
          <table:table-cell table:formula="of:=ROUND((POWER(2;[.$A$4])-1) * ([.B106]/[.$A$3]))" office:value-type="float" office:value="2792" calcext:value-type="float">
            <text:p>2792</text:p>
          </table:table-cell>
          <table:table-cell table:formula="of:=ROUND([.A106]*1000)" office:value-type="float" office:value="19800" calcext:value-type="float">
            <text:p>19800</text:p>
          </table:table-cell>
          <table:table-cell table:formula="of:=[.C106]*100/[.D106]" office:value-type="float" office:value="14.1010101010101" calcext:value-type="float">
            <text:p>14.1010101010101</text:p>
          </table:table-cell>
          <table:table-cell table:formula="of:=[.F105]" office:value-type="float" office:value="14" calcext:value-type="float">
            <text:p>14</text:p>
          </table:table-cell>
          <table:table-cell table:formula="of:=ROUND([.C106]*100/[.F106])" office:value-type="float" office:value="19943" calcext:value-type="float">
            <text:p>19943</text:p>
          </table:table-cell>
          <table:table-cell table:formula="of:=[.G106]/1000" office:value-type="float" office:value="19.943" calcext:value-type="float">
            <text:p>19.943</text:p>
          </table:table-cell>
          <table:table-cell table:formula="of:=[.H106]-[.A106]" office:value-type="float" office:value="0.14300000000004" calcext:value-type="float">
            <text:p>0.14300000000004</text:p>
          </table:table-cell>
          <table:table-cell table:formula="of:=[.I106]*100/[.A106]" office:value-type="float" office:value="0.722222222222425" calcext:value-type="float">
            <text:p>0.722222222222425</text:p>
          </table:table-cell>
        </table:table-row>
        <table:table-row table:style-name="ro1">
          <table:table-cell table:formula="of:=[.A106]+0.2" office:value-type="float" office:value="20" calcext:value-type="float">
            <text:p>20</text:p>
          </table:table-cell>
          <table:table-cell table:formula="of:=([.A107]*[.$A$2])/([.$A$1]+[.$A$2])" office:value-type="float" office:value="2.27272727272727" calcext:value-type="float">
            <text:p>2.27272727272727</text:p>
          </table:table-cell>
          <table:table-cell table:formula="of:=ROUND((POWER(2;[.$A$4])-1) * ([.B107]/[.$A$3]))" office:value-type="float" office:value="2820" calcext:value-type="float">
            <text:p>2820</text:p>
          </table:table-cell>
          <table:table-cell table:formula="of:=ROUND([.A107]*1000)" office:value-type="float" office:value="20000" calcext:value-type="float">
            <text:p>20000</text:p>
          </table:table-cell>
          <table:table-cell table:formula="of:=[.C107]*100/[.D107]" office:value-type="float" office:value="14.1" calcext:value-type="float">
            <text:p>14.1</text:p>
          </table:table-cell>
          <table:table-cell table:formula="of:=[.F106]" office:value-type="float" office:value="14" calcext:value-type="float">
            <text:p>14</text:p>
          </table:table-cell>
          <table:table-cell table:formula="of:=ROUND([.C107]*100/[.F107])" office:value-type="float" office:value="20143" calcext:value-type="float">
            <text:p>20143</text:p>
          </table:table-cell>
          <table:table-cell table:formula="of:=[.G107]/1000" office:value-type="float" office:value="20.143" calcext:value-type="float">
            <text:p>20.143</text:p>
          </table:table-cell>
          <table:table-cell table:formula="of:=[.H107]-[.A107]" office:value-type="float" office:value="0.14300000000004" calcext:value-type="float">
            <text:p>0.14300000000004</text:p>
          </table:table-cell>
          <table:table-cell table:formula="of:=[.I107]*100/[.A107]" office:value-type="float" office:value="0.7150000000002" calcext:value-type="float">
            <text:p>0.7150000000002</text:p>
          </table:table-cell>
        </table:table-row>
        <table:table-row table:style-name="ro1">
          <table:table-cell table:formula="of:=[.A107]+0.2" office:value-type="float" office:value="20.2" calcext:value-type="float">
            <text:p>20.2</text:p>
          </table:table-cell>
          <table:table-cell table:formula="of:=([.A108]*[.$A$2])/([.$A$1]+[.$A$2])" office:value-type="float" office:value="2.29545454545454" calcext:value-type="float">
            <text:p>2.29545454545454</text:p>
          </table:table-cell>
          <table:table-cell table:formula="of:=ROUND((POWER(2;[.$A$4])-1) * ([.B108]/[.$A$3]))" office:value-type="float" office:value="2848" calcext:value-type="float">
            <text:p>2848</text:p>
          </table:table-cell>
          <table:table-cell table:formula="of:=ROUND([.A108]*1000)" office:value-type="float" office:value="20200" calcext:value-type="float">
            <text:p>20200</text:p>
          </table:table-cell>
          <table:table-cell table:formula="of:=[.C108]*100/[.D108]" office:value-type="float" office:value="14.0990099009901" calcext:value-type="float">
            <text:p>14.0990099009901</text:p>
          </table:table-cell>
          <table:table-cell table:formula="of:=[.F107]" office:value-type="float" office:value="14" calcext:value-type="float">
            <text:p>14</text:p>
          </table:table-cell>
          <table:table-cell table:formula="of:=ROUND([.C108]*100/[.F108])" office:value-type="float" office:value="20343" calcext:value-type="float">
            <text:p>20343</text:p>
          </table:table-cell>
          <table:table-cell table:formula="of:=[.G108]/1000" office:value-type="float" office:value="20.343" calcext:value-type="float">
            <text:p>20.343</text:p>
          </table:table-cell>
          <table:table-cell table:formula="of:=[.H108]-[.A108]" office:value-type="float" office:value="0.14300000000004" calcext:value-type="float">
            <text:p>0.14300000000004</text:p>
          </table:table-cell>
          <table:table-cell table:formula="of:=[.I108]*100/[.A108]" office:value-type="float" office:value="0.707920792079406" calcext:value-type="float">
            <text:p>0.707920792079406</text:p>
          </table:table-cell>
        </table:table-row>
        <table:table-row table:style-name="ro1">
          <table:table-cell table:formula="of:=[.A108]+0.2" office:value-type="float" office:value="20.4" calcext:value-type="float">
            <text:p>20.4</text:p>
          </table:table-cell>
          <table:table-cell table:formula="of:=([.A109]*[.$A$2])/([.$A$1]+[.$A$2])" office:value-type="float" office:value="2.31818181818181" calcext:value-type="float">
            <text:p>2.31818181818181</text:p>
          </table:table-cell>
          <table:table-cell table:formula="of:=ROUND((POWER(2;[.$A$4])-1) * ([.B109]/[.$A$3]))" office:value-type="float" office:value="2877" calcext:value-type="float">
            <text:p>2877</text:p>
          </table:table-cell>
          <table:table-cell table:formula="of:=ROUND([.A109]*1000)" office:value-type="float" office:value="20400" calcext:value-type="float">
            <text:p>20400</text:p>
          </table:table-cell>
          <table:table-cell table:formula="of:=[.C109]*100/[.D109]" office:value-type="float" office:value="14.1029411764706" calcext:value-type="float">
            <text:p>14.1029411764706</text:p>
          </table:table-cell>
          <table:table-cell table:formula="of:=[.F108]" office:value-type="float" office:value="14" calcext:value-type="float">
            <text:p>14</text:p>
          </table:table-cell>
          <table:table-cell table:formula="of:=ROUND([.C109]*100/[.F109])" office:value-type="float" office:value="20550" calcext:value-type="float">
            <text:p>20550</text:p>
          </table:table-cell>
          <table:table-cell table:formula="of:=[.G109]/1000" office:value-type="float" office:value="20.55" calcext:value-type="float">
            <text:p>20.55</text:p>
          </table:table-cell>
          <table:table-cell table:formula="of:=[.H109]-[.A109]" office:value-type="float" office:value="0.150000000000041" calcext:value-type="float">
            <text:p>0.150000000000041</text:p>
          </table:table-cell>
          <table:table-cell table:formula="of:=[.I109]*100/[.A109]" office:value-type="float" office:value="0.735294117647262" calcext:value-type="float">
            <text:p>0.735294117647262</text:p>
          </table:table-cell>
        </table:table-row>
        <table:table-row table:style-name="ro1">
          <table:table-cell table:formula="of:=[.A109]+0.2" office:value-type="float" office:value="20.6" calcext:value-type="float">
            <text:p>20.6</text:p>
          </table:table-cell>
          <table:table-cell table:formula="of:=([.A110]*[.$A$2])/([.$A$1]+[.$A$2])" office:value-type="float" office:value="2.34090909090909" calcext:value-type="float">
            <text:p>2.34090909090909</text:p>
          </table:table-cell>
          <table:table-cell table:formula="of:=ROUND((POWER(2;[.$A$4])-1) * ([.B110]/[.$A$3]))" office:value-type="float" office:value="2905" calcext:value-type="float">
            <text:p>2905</text:p>
          </table:table-cell>
          <table:table-cell table:formula="of:=ROUND([.A110]*1000)" office:value-type="float" office:value="20600" calcext:value-type="float">
            <text:p>20600</text:p>
          </table:table-cell>
          <table:table-cell table:formula="of:=[.C110]*100/[.D110]" office:value-type="float" office:value="14.1019417475728" calcext:value-type="float">
            <text:p>14.1019417475728</text:p>
          </table:table-cell>
          <table:table-cell table:formula="of:=[.F109]" office:value-type="float" office:value="14" calcext:value-type="float">
            <text:p>14</text:p>
          </table:table-cell>
          <table:table-cell table:formula="of:=ROUND([.C110]*100/[.F110])" office:value-type="float" office:value="20750" calcext:value-type="float">
            <text:p>20750</text:p>
          </table:table-cell>
          <table:table-cell table:formula="of:=[.G110]/1000" office:value-type="float" office:value="20.75" calcext:value-type="float">
            <text:p>20.75</text:p>
          </table:table-cell>
          <table:table-cell table:formula="of:=[.H110]-[.A110]" office:value-type="float" office:value="0.150000000000041" calcext:value-type="float">
            <text:p>0.150000000000041</text:p>
          </table:table-cell>
          <table:table-cell table:formula="of:=[.I110]*100/[.A110]" office:value-type="float" office:value="0.728155339806027" calcext:value-type="float">
            <text:p>0.728155339806027</text:p>
          </table:table-cell>
        </table:table-row>
        <table:table-row table:style-name="ro1">
          <table:table-cell table:formula="of:=[.A110]+0.2" office:value-type="float" office:value="20.8" calcext:value-type="float">
            <text:p>20.8</text:p>
          </table:table-cell>
          <table:table-cell table:formula="of:=([.A111]*[.$A$2])/([.$A$1]+[.$A$2])" office:value-type="float" office:value="2.36363636363636" calcext:value-type="float">
            <text:p>2.36363636363636</text:p>
          </table:table-cell>
          <table:table-cell table:formula="of:=ROUND((POWER(2;[.$A$4])-1) * ([.B111]/[.$A$3]))" office:value-type="float" office:value="2933" calcext:value-type="float">
            <text:p>2933</text:p>
          </table:table-cell>
          <table:table-cell table:formula="of:=ROUND([.A111]*1000)" office:value-type="float" office:value="20800" calcext:value-type="float">
            <text:p>20800</text:p>
          </table:table-cell>
          <table:table-cell table:formula="of:=[.C111]*100/[.D111]" office:value-type="float" office:value="14.1009615384615" calcext:value-type="float">
            <text:p>14.1009615384615</text:p>
          </table:table-cell>
          <table:table-cell table:formula="of:=[.F110]" office:value-type="float" office:value="14" calcext:value-type="float">
            <text:p>14</text:p>
          </table:table-cell>
          <table:table-cell table:formula="of:=ROUND([.C111]*100/[.F111])" office:value-type="float" office:value="20950" calcext:value-type="float">
            <text:p>20950</text:p>
          </table:table-cell>
          <table:table-cell table:formula="of:=[.G111]/1000" office:value-type="float" office:value="20.95" calcext:value-type="float">
            <text:p>20.95</text:p>
          </table:table-cell>
          <table:table-cell table:formula="of:=[.H111]-[.A111]" office:value-type="float" office:value="0.150000000000041" calcext:value-type="float">
            <text:p>0.150000000000041</text:p>
          </table:table-cell>
          <table:table-cell table:formula="of:=[.I111]*100/[.A111]" office:value-type="float" office:value="0.721153846154046" calcext:value-type="float">
            <text:p>0.721153846154046</text:p>
          </table:table-cell>
        </table:table-row>
        <table:table-row table:style-name="ro1">
          <table:table-cell table:formula="of:=[.A111]+0.2" office:value-type="float" office:value="21" calcext:value-type="float">
            <text:p>21</text:p>
          </table:table-cell>
          <table:table-cell table:formula="of:=([.A112]*[.$A$2])/([.$A$1]+[.$A$2])" office:value-type="float" office:value="2.38636363636363" calcext:value-type="float">
            <text:p>2.38636363636363</text:p>
          </table:table-cell>
          <table:table-cell table:formula="of:=ROUND((POWER(2;[.$A$4])-1) * ([.B112]/[.$A$3]))" office:value-type="float" office:value="2961" calcext:value-type="float">
            <text:p>2961</text:p>
          </table:table-cell>
          <table:table-cell table:formula="of:=ROUND([.A112]*1000)" office:value-type="float" office:value="21000" calcext:value-type="float">
            <text:p>21000</text:p>
          </table:table-cell>
          <table:table-cell table:formula="of:=[.C112]*100/[.D112]" office:value-type="float" office:value="14.1" calcext:value-type="float">
            <text:p>14.1</text:p>
          </table:table-cell>
          <table:table-cell table:formula="of:=[.F111]" office:value-type="float" office:value="14" calcext:value-type="float">
            <text:p>14</text:p>
          </table:table-cell>
          <table:table-cell table:formula="of:=ROUND([.C112]*100/[.F112])" office:value-type="float" office:value="21150" calcext:value-type="float">
            <text:p>21150</text:p>
          </table:table-cell>
          <table:table-cell table:formula="of:=[.G112]/1000" office:value-type="float" office:value="21.15" calcext:value-type="float">
            <text:p>21.15</text:p>
          </table:table-cell>
          <table:table-cell table:formula="of:=[.H112]-[.A112]" office:value-type="float" office:value="0.150000000000041" calcext:value-type="float">
            <text:p>0.150000000000041</text:p>
          </table:table-cell>
          <table:table-cell table:formula="of:=[.I112]*100/[.A112]" office:value-type="float" office:value="0.714285714285912" calcext:value-type="float">
            <text:p>0.714285714285912</text:p>
          </table:table-cell>
        </table:table-row>
        <table:table-row table:style-name="ro1">
          <table:table-cell table:formula="of:=[.A112]+0.2" office:value-type="float" office:value="21.2" calcext:value-type="float">
            <text:p>21.2</text:p>
          </table:table-cell>
          <table:table-cell table:formula="of:=([.A113]*[.$A$2])/([.$A$1]+[.$A$2])" office:value-type="float" office:value="2.4090909090909" calcext:value-type="float">
            <text:p>2.4090909090909</text:p>
          </table:table-cell>
          <table:table-cell table:formula="of:=ROUND((POWER(2;[.$A$4])-1) * ([.B113]/[.$A$3]))" office:value-type="float" office:value="2989" calcext:value-type="float">
            <text:p>2989</text:p>
          </table:table-cell>
          <table:table-cell table:formula="of:=ROUND([.A113]*1000)" office:value-type="float" office:value="21200" calcext:value-type="float">
            <text:p>21200</text:p>
          </table:table-cell>
          <table:table-cell table:formula="of:=[.C113]*100/[.D113]" office:value-type="float" office:value="14.0990566037736" calcext:value-type="float">
            <text:p>14.0990566037736</text:p>
          </table:table-cell>
          <table:table-cell table:formula="of:=[.F112]" office:value-type="float" office:value="14" calcext:value-type="float">
            <text:p>14</text:p>
          </table:table-cell>
          <table:table-cell table:formula="of:=ROUND([.C113]*100/[.F113])" office:value-type="float" office:value="21350" calcext:value-type="float">
            <text:p>21350</text:p>
          </table:table-cell>
          <table:table-cell table:formula="of:=[.G113]/1000" office:value-type="float" office:value="21.35" calcext:value-type="float">
            <text:p>21.35</text:p>
          </table:table-cell>
          <table:table-cell table:formula="of:=[.H113]-[.A113]" office:value-type="float" office:value="0.150000000000045" calcext:value-type="float">
            <text:p>0.150000000000045</text:p>
          </table:table-cell>
          <table:table-cell table:formula="of:=[.I113]*100/[.A113]" office:value-type="float" office:value="0.707547169811533" calcext:value-type="float">
            <text:p>0.707547169811533</text:p>
          </table:table-cell>
        </table:table-row>
        <table:table-row table:style-name="ro1">
          <table:table-cell table:formula="of:=[.A113]+0.2" office:value-type="float" office:value="21.4" calcext:value-type="float">
            <text:p>21.4</text:p>
          </table:table-cell>
          <table:table-cell table:formula="of:=([.A114]*[.$A$2])/([.$A$1]+[.$A$2])" office:value-type="float" office:value="2.43181818181818" calcext:value-type="float">
            <text:p>2.43181818181818</text:p>
          </table:table-cell>
          <table:table-cell table:formula="of:=ROUND((POWER(2;[.$A$4])-1) * ([.B114]/[.$A$3]))" office:value-type="float" office:value="3018" calcext:value-type="float">
            <text:p>3018</text:p>
          </table:table-cell>
          <table:table-cell table:formula="of:=ROUND([.A114]*1000)" office:value-type="float" office:value="21400" calcext:value-type="float">
            <text:p>21400</text:p>
          </table:table-cell>
          <table:table-cell table:formula="of:=[.C114]*100/[.D114]" office:value-type="float" office:value="14.1028037383178" calcext:value-type="float">
            <text:p>14.1028037383178</text:p>
          </table:table-cell>
          <table:table-cell table:formula="of:=[.F113]" office:value-type="float" office:value="14" calcext:value-type="float">
            <text:p>14</text:p>
          </table:table-cell>
          <table:table-cell table:formula="of:=ROUND([.C114]*100/[.F114])" office:value-type="float" office:value="21557" calcext:value-type="float">
            <text:p>21557</text:p>
          </table:table-cell>
          <table:table-cell table:formula="of:=[.G114]/1000" office:value-type="float" office:value="21.557" calcext:value-type="float">
            <text:p>21.557</text:p>
          </table:table-cell>
          <table:table-cell table:formula="of:=[.H114]-[.A114]" office:value-type="float" office:value="0.157000000000043" calcext:value-type="float">
            <text:p>0.157000000000043</text:p>
          </table:table-cell>
          <table:table-cell table:formula="of:=[.I114]*100/[.A114]" office:value-type="float" office:value="0.733644859813285" calcext:value-type="float">
            <text:p>0.733644859813285</text:p>
          </table:table-cell>
        </table:table-row>
        <table:table-row table:style-name="ro1">
          <table:table-cell table:formula="of:=[.A114]+0.2" office:value-type="float" office:value="21.6" calcext:value-type="float">
            <text:p>21.6</text:p>
          </table:table-cell>
          <table:table-cell table:formula="of:=([.A115]*[.$A$2])/([.$A$1]+[.$A$2])" office:value-type="float" office:value="2.45454545454545" calcext:value-type="float">
            <text:p>2.45454545454545</text:p>
          </table:table-cell>
          <table:table-cell table:formula="of:=ROUND((POWER(2;[.$A$4])-1) * ([.B115]/[.$A$3]))" office:value-type="float" office:value="3046" calcext:value-type="float">
            <text:p>3046</text:p>
          </table:table-cell>
          <table:table-cell table:formula="of:=ROUND([.A115]*1000)" office:value-type="float" office:value="21600" calcext:value-type="float">
            <text:p>21600</text:p>
          </table:table-cell>
          <table:table-cell table:formula="of:=[.C115]*100/[.D115]" office:value-type="float" office:value="14.1018518518519" calcext:value-type="float">
            <text:p>14.1018518518519</text:p>
          </table:table-cell>
          <table:table-cell table:formula="of:=[.F114]" office:value-type="float" office:value="14" calcext:value-type="float">
            <text:p>14</text:p>
          </table:table-cell>
          <table:table-cell table:formula="of:=ROUND([.C115]*100/[.F115])" office:value-type="float" office:value="21757" calcext:value-type="float">
            <text:p>21757</text:p>
          </table:table-cell>
          <table:table-cell table:formula="of:=[.G115]/1000" office:value-type="float" office:value="21.757" calcext:value-type="float">
            <text:p>21.757</text:p>
          </table:table-cell>
          <table:table-cell table:formula="of:=[.H115]-[.A115]" office:value-type="float" office:value="0.157000000000046" calcext:value-type="float">
            <text:p>0.157000000000046</text:p>
          </table:table-cell>
          <table:table-cell table:formula="of:=[.I115]*100/[.A115]" office:value-type="float" office:value="0.726851851852067" calcext:value-type="float">
            <text:p>0.726851851852067</text:p>
          </table:table-cell>
        </table:table-row>
        <table:table-row table:style-name="ro1">
          <table:table-cell table:formula="of:=[.A115]+0.2" office:value-type="float" office:value="21.8" calcext:value-type="float">
            <text:p>21.8</text:p>
          </table:table-cell>
          <table:table-cell table:formula="of:=([.A116]*[.$A$2])/([.$A$1]+[.$A$2])" office:value-type="float" office:value="2.47727272727272" calcext:value-type="float">
            <text:p>2.47727272727272</text:p>
          </table:table-cell>
          <table:table-cell table:formula="of:=ROUND((POWER(2;[.$A$4])-1) * ([.B116]/[.$A$3]))" office:value-type="float" office:value="3074" calcext:value-type="float">
            <text:p>3074</text:p>
          </table:table-cell>
          <table:table-cell table:formula="of:=ROUND([.A116]*1000)" office:value-type="float" office:value="21800" calcext:value-type="float">
            <text:p>21800</text:p>
          </table:table-cell>
          <table:table-cell table:formula="of:=[.C116]*100/[.D116]" office:value-type="float" office:value="14.1009174311927" calcext:value-type="float">
            <text:p>14.1009174311927</text:p>
          </table:table-cell>
          <table:table-cell table:formula="of:=[.F115]" office:value-type="float" office:value="14" calcext:value-type="float">
            <text:p>14</text:p>
          </table:table-cell>
          <table:table-cell table:formula="of:=ROUND([.C116]*100/[.F116])" office:value-type="float" office:value="21957" calcext:value-type="float">
            <text:p>21957</text:p>
          </table:table-cell>
          <table:table-cell table:formula="of:=[.G116]/1000" office:value-type="float" office:value="21.957" calcext:value-type="float">
            <text:p>21.957</text:p>
          </table:table-cell>
          <table:table-cell table:formula="of:=[.H116]-[.A116]" office:value-type="float" office:value="0.157000000000046" calcext:value-type="float">
            <text:p>0.157000000000046</text:p>
          </table:table-cell>
          <table:table-cell table:formula="of:=[.I116]*100/[.A116]" office:value-type="float" office:value="0.720183486238746" calcext:value-type="float">
            <text:p>0.720183486238746</text:p>
          </table:table-cell>
        </table:table-row>
        <table:table-row table:style-name="ro1">
          <table:table-cell table:formula="of:=[.A116]+0.2" office:value-type="float" office:value="22" calcext:value-type="float">
            <text:p>22</text:p>
          </table:table-cell>
          <table:table-cell table:formula="of:=([.A117]*[.$A$2])/([.$A$1]+[.$A$2])" office:value-type="float" office:value="2.49999999999999" calcext:value-type="float">
            <text:p>2.49999999999999</text:p>
          </table:table-cell>
          <table:table-cell table:formula="of:=ROUND((POWER(2;[.$A$4])-1) * ([.B117]/[.$A$3]))" office:value-type="float" office:value="3102" calcext:value-type="float">
            <text:p>3102</text:p>
          </table:table-cell>
          <table:table-cell table:formula="of:=ROUND([.A117]*1000)" office:value-type="float" office:value="22000" calcext:value-type="float">
            <text:p>22000</text:p>
          </table:table-cell>
          <table:table-cell table:formula="of:=[.C117]*100/[.D117]" office:value-type="float" office:value="14.1" calcext:value-type="float">
            <text:p>14.1</text:p>
          </table:table-cell>
          <table:table-cell table:formula="of:=[.F116]" office:value-type="float" office:value="14" calcext:value-type="float">
            <text:p>14</text:p>
          </table:table-cell>
          <table:table-cell table:formula="of:=ROUND([.C117]*100/[.F117])" office:value-type="float" office:value="22157" calcext:value-type="float">
            <text:p>22157</text:p>
          </table:table-cell>
          <table:table-cell table:formula="of:=[.G117]/1000" office:value-type="float" office:value="22.157" calcext:value-type="float">
            <text:p>22.157</text:p>
          </table:table-cell>
          <table:table-cell table:formula="of:=[.H117]-[.A117]" office:value-type="float" office:value="0.157000000000046" calcext:value-type="float">
            <text:p>0.157000000000046</text:p>
          </table:table-cell>
          <table:table-cell table:formula="of:=[.I117]*100/[.A117]" office:value-type="float" office:value="0.713636363636575" calcext:value-type="float">
            <text:p>0.713636363636575</text:p>
          </table:table-cell>
        </table:table-row>
        <table:table-row table:style-name="ro1">
          <table:table-cell table:formula="of:=[.A117]+0.2" office:value-type="float" office:value="22.2" calcext:value-type="float">
            <text:p>22.2</text:p>
          </table:table-cell>
          <table:table-cell table:formula="of:=([.A118]*[.$A$2])/([.$A$1]+[.$A$2])" office:value-type="float" office:value="2.52272727272727" calcext:value-type="float">
            <text:p>2.52272727272727</text:p>
          </table:table-cell>
          <table:table-cell table:formula="of:=ROUND((POWER(2;[.$A$4])-1) * ([.B118]/[.$A$3]))" office:value-type="float" office:value="3130" calcext:value-type="float">
            <text:p>3130</text:p>
          </table:table-cell>
          <table:table-cell table:formula="of:=ROUND([.A118]*1000)" office:value-type="float" office:value="22200" calcext:value-type="float">
            <text:p>22200</text:p>
          </table:table-cell>
          <table:table-cell table:formula="of:=[.C118]*100/[.D118]" office:value-type="float" office:value="14.0990990990991" calcext:value-type="float">
            <text:p>14.0990990990991</text:p>
          </table:table-cell>
          <table:table-cell table:formula="of:=[.F117]" office:value-type="float" office:value="14" calcext:value-type="float">
            <text:p>14</text:p>
          </table:table-cell>
          <table:table-cell table:formula="of:=ROUND([.C118]*100/[.F118])" office:value-type="float" office:value="22357" calcext:value-type="float">
            <text:p>22357</text:p>
          </table:table-cell>
          <table:table-cell table:formula="of:=[.G118]/1000" office:value-type="float" office:value="22.357" calcext:value-type="float">
            <text:p>22.357</text:p>
          </table:table-cell>
          <table:table-cell table:formula="of:=[.H118]-[.A118]" office:value-type="float" office:value="0.157000000000046" calcext:value-type="float">
            <text:p>0.157000000000046</text:p>
          </table:table-cell>
          <table:table-cell table:formula="of:=[.I118]*100/[.A118]" office:value-type="float" office:value="0.707207207207417" calcext:value-type="float">
            <text:p>0.707207207207417</text:p>
          </table:table-cell>
        </table:table-row>
        <table:table-row table:style-name="ro1">
          <table:table-cell table:formula="of:=[.A118]+0.2" office:value-type="float" office:value="22.4" calcext:value-type="float">
            <text:p>22.4</text:p>
          </table:table-cell>
          <table:table-cell table:formula="of:=([.A119]*[.$A$2])/([.$A$1]+[.$A$2])" office:value-type="float" office:value="2.54545454545454" calcext:value-type="float">
            <text:p>2.54545454545454</text:p>
          </table:table-cell>
          <table:table-cell table:formula="of:=ROUND((POWER(2;[.$A$4])-1) * ([.B119]/[.$A$3]))" office:value-type="float" office:value="3159" calcext:value-type="float">
            <text:p>3159</text:p>
          </table:table-cell>
          <table:table-cell table:formula="of:=ROUND([.A119]*1000)" office:value-type="float" office:value="22400" calcext:value-type="float">
            <text:p>22400</text:p>
          </table:table-cell>
          <table:table-cell table:formula="of:=[.C119]*100/[.D119]" office:value-type="float" office:value="14.1026785714286" calcext:value-type="float">
            <text:p>14.1026785714286</text:p>
          </table:table-cell>
          <table:table-cell table:formula="of:=[.F118]" office:value-type="float" office:value="14" calcext:value-type="float">
            <text:p>14</text:p>
          </table:table-cell>
          <table:table-cell table:formula="of:=ROUND([.C119]*100/[.F119])" office:value-type="float" office:value="22564" calcext:value-type="float">
            <text:p>22564</text:p>
          </table:table-cell>
          <table:table-cell table:formula="of:=[.G119]/1000" office:value-type="float" office:value="22.564" calcext:value-type="float">
            <text:p>22.564</text:p>
          </table:table-cell>
          <table:table-cell table:formula="of:=[.H119]-[.A119]" office:value-type="float" office:value="0.164000000000048" calcext:value-type="float">
            <text:p>0.164000000000048</text:p>
          </table:table-cell>
          <table:table-cell table:formula="of:=[.I119]*100/[.A119]" office:value-type="float" office:value="0.732142857143072" calcext:value-type="float">
            <text:p>0.732142857143072</text:p>
          </table:table-cell>
        </table:table-row>
        <table:table-row table:style-name="ro1">
          <table:table-cell table:formula="of:=[.A119]+0.2" office:value-type="float" office:value="22.6" calcext:value-type="float">
            <text:p>22.6</text:p>
          </table:table-cell>
          <table:table-cell table:formula="of:=([.A120]*[.$A$2])/([.$A$1]+[.$A$2])" office:value-type="float" office:value="2.56818181818181" calcext:value-type="float">
            <text:p>2.56818181818181</text:p>
          </table:table-cell>
          <table:table-cell table:formula="of:=ROUND((POWER(2;[.$A$4])-1) * ([.B120]/[.$A$3]))" office:value-type="float" office:value="3187" calcext:value-type="float">
            <text:p>3187</text:p>
          </table:table-cell>
          <table:table-cell table:formula="of:=ROUND([.A120]*1000)" office:value-type="float" office:value="22600" calcext:value-type="float">
            <text:p>22600</text:p>
          </table:table-cell>
          <table:table-cell table:formula="of:=[.C120]*100/[.D120]" office:value-type="float" office:value="14.1017699115044" calcext:value-type="float">
            <text:p>14.1017699115044</text:p>
          </table:table-cell>
          <table:table-cell table:formula="of:=[.F119]" office:value-type="float" office:value="14" calcext:value-type="float">
            <text:p>14</text:p>
          </table:table-cell>
          <table:table-cell table:formula="of:=ROUND([.C120]*100/[.F120])" office:value-type="float" office:value="22764" calcext:value-type="float">
            <text:p>22764</text:p>
          </table:table-cell>
          <table:table-cell table:formula="of:=[.G120]/1000" office:value-type="float" office:value="22.764" calcext:value-type="float">
            <text:p>22.764</text:p>
          </table:table-cell>
          <table:table-cell table:formula="of:=[.H120]-[.A120]" office:value-type="float" office:value="0.164000000000048" calcext:value-type="float">
            <text:p>0.164000000000048</text:p>
          </table:table-cell>
          <table:table-cell table:formula="of:=[.I120]*100/[.A120]" office:value-type="float" office:value="0.725663716814372" calcext:value-type="float">
            <text:p>0.725663716814372</text:p>
          </table:table-cell>
        </table:table-row>
        <table:table-row table:style-name="ro1">
          <table:table-cell table:formula="of:=[.A120]+0.2" office:value-type="float" office:value="22.8" calcext:value-type="float">
            <text:p>22.8</text:p>
          </table:table-cell>
          <table:table-cell table:formula="of:=([.A121]*[.$A$2])/([.$A$1]+[.$A$2])" office:value-type="float" office:value="2.59090909090909" calcext:value-type="float">
            <text:p>2.59090909090909</text:p>
          </table:table-cell>
          <table:table-cell table:formula="of:=ROUND((POWER(2;[.$A$4])-1) * ([.B121]/[.$A$3]))" office:value-type="float" office:value="3215" calcext:value-type="float">
            <text:p>3215</text:p>
          </table:table-cell>
          <table:table-cell table:formula="of:=ROUND([.A121]*1000)" office:value-type="float" office:value="22800" calcext:value-type="float">
            <text:p>22800</text:p>
          </table:table-cell>
          <table:table-cell table:formula="of:=[.C121]*100/[.D121]" office:value-type="float" office:value="14.1008771929825" calcext:value-type="float">
            <text:p>14.1008771929825</text:p>
          </table:table-cell>
          <table:table-cell table:formula="of:=[.F120]" office:value-type="float" office:value="14" calcext:value-type="float">
            <text:p>14</text:p>
          </table:table-cell>
          <table:table-cell table:formula="of:=ROUND([.C121]*100/[.F121])" office:value-type="float" office:value="22964" calcext:value-type="float">
            <text:p>22964</text:p>
          </table:table-cell>
          <table:table-cell table:formula="of:=[.G121]/1000" office:value-type="float" office:value="22.964" calcext:value-type="float">
            <text:p>22.964</text:p>
          </table:table-cell>
          <table:table-cell table:formula="of:=[.H121]-[.A121]" office:value-type="float" office:value="0.164000000000048" calcext:value-type="float">
            <text:p>0.164000000000048</text:p>
          </table:table-cell>
          <table:table-cell table:formula="of:=[.I121]*100/[.A121]" office:value-type="float" office:value="0.719298245614246" calcext:value-type="float">
            <text:p>0.719298245614246</text:p>
          </table:table-cell>
        </table:table-row>
        <table:table-row table:style-name="ro1">
          <table:table-cell table:formula="of:=[.A121]+0.2" office:value-type="float" office:value="23" calcext:value-type="float">
            <text:p>23</text:p>
          </table:table-cell>
          <table:table-cell table:formula="of:=([.A122]*[.$A$2])/([.$A$1]+[.$A$2])" office:value-type="float" office:value="2.61363636363636" calcext:value-type="float">
            <text:p>2.61363636363636</text:p>
          </table:table-cell>
          <table:table-cell table:formula="of:=ROUND((POWER(2;[.$A$4])-1) * ([.B122]/[.$A$3]))" office:value-type="float" office:value="3243" calcext:value-type="float">
            <text:p>3243</text:p>
          </table:table-cell>
          <table:table-cell table:formula="of:=ROUND([.A122]*1000)" office:value-type="float" office:value="23000" calcext:value-type="float">
            <text:p>23000</text:p>
          </table:table-cell>
          <table:table-cell table:formula="of:=[.C122]*100/[.D122]" office:value-type="float" office:value="14.1" calcext:value-type="float">
            <text:p>14.1</text:p>
          </table:table-cell>
          <table:table-cell table:formula="of:=[.F121]" office:value-type="float" office:value="14" calcext:value-type="float">
            <text:p>14</text:p>
          </table:table-cell>
          <table:table-cell table:formula="of:=ROUND([.C122]*100/[.F122])" office:value-type="float" office:value="23164" calcext:value-type="float">
            <text:p>23164</text:p>
          </table:table-cell>
          <table:table-cell table:formula="of:=[.G122]/1000" office:value-type="float" office:value="23.164" calcext:value-type="float">
            <text:p>23.164</text:p>
          </table:table-cell>
          <table:table-cell table:formula="of:=[.H122]-[.A122]" office:value-type="float" office:value="0.164000000000051" calcext:value-type="float">
            <text:p>0.164000000000051</text:p>
          </table:table-cell>
          <table:table-cell table:formula="of:=[.I122]*100/[.A122]" office:value-type="float" office:value="0.713043478261094" calcext:value-type="float">
            <text:p>0.713043478261094</text:p>
          </table:table-cell>
        </table:table-row>
        <table:table-row table:style-name="ro1">
          <table:table-cell table:formula="of:=[.A122]+0.2" office:value-type="float" office:value="23.2" calcext:value-type="float">
            <text:p>23.2</text:p>
          </table:table-cell>
          <table:table-cell table:formula="of:=([.A123]*[.$A$2])/([.$A$1]+[.$A$2])" office:value-type="float" office:value="2.63636363636363" calcext:value-type="float">
            <text:p>2.63636363636363</text:p>
          </table:table-cell>
          <table:table-cell table:formula="of:=ROUND((POWER(2;[.$A$4])-1) * ([.B123]/[.$A$3]))" office:value-type="float" office:value="3271" calcext:value-type="float">
            <text:p>3271</text:p>
          </table:table-cell>
          <table:table-cell table:formula="of:=ROUND([.A123]*1000)" office:value-type="float" office:value="23200" calcext:value-type="float">
            <text:p>23200</text:p>
          </table:table-cell>
          <table:table-cell table:formula="of:=[.C123]*100/[.D123]" office:value-type="float" office:value="14.0991379310345" calcext:value-type="float">
            <text:p>14.0991379310345</text:p>
          </table:table-cell>
          <table:table-cell table:formula="of:=[.F122]" office:value-type="float" office:value="14" calcext:value-type="float">
            <text:p>14</text:p>
          </table:table-cell>
          <table:table-cell table:formula="of:=ROUND([.C123]*100/[.F123])" office:value-type="float" office:value="23364" calcext:value-type="float">
            <text:p>23364</text:p>
          </table:table-cell>
          <table:table-cell table:formula="of:=[.G123]/1000" office:value-type="float" office:value="23.364" calcext:value-type="float">
            <text:p>23.364</text:p>
          </table:table-cell>
          <table:table-cell table:formula="of:=[.H123]-[.A123]" office:value-type="float" office:value="0.164000000000051" calcext:value-type="float">
            <text:p>0.164000000000051</text:p>
          </table:table-cell>
          <table:table-cell table:formula="of:=[.I123]*100/[.A123]" office:value-type="float" office:value="0.70689655172436" calcext:value-type="float">
            <text:p>0.70689655172436</text:p>
          </table:table-cell>
        </table:table-row>
        <table:table-row table:style-name="ro1">
          <table:table-cell table:formula="of:=[.A123]+0.2" office:value-type="float" office:value="23.4" calcext:value-type="float">
            <text:p>23.4</text:p>
          </table:table-cell>
          <table:table-cell table:formula="of:=([.A124]*[.$A$2])/([.$A$1]+[.$A$2])" office:value-type="float" office:value="2.6590909090909" calcext:value-type="float">
            <text:p>2.6590909090909</text:p>
          </table:table-cell>
          <table:table-cell table:formula="of:=ROUND((POWER(2;[.$A$4])-1) * ([.B124]/[.$A$3]))" office:value-type="float" office:value="3300" calcext:value-type="float">
            <text:p>3300</text:p>
          </table:table-cell>
          <table:table-cell table:formula="of:=ROUND([.A124]*1000)" office:value-type="float" office:value="23400" calcext:value-type="float">
            <text:p>23400</text:p>
          </table:table-cell>
          <table:table-cell table:formula="of:=[.C124]*100/[.D124]" office:value-type="float" office:value="14.1025641025641" calcext:value-type="float">
            <text:p>14.1025641025641</text:p>
          </table:table-cell>
          <table:table-cell table:formula="of:=[.F123]" office:value-type="float" office:value="14" calcext:value-type="float">
            <text:p>14</text:p>
          </table:table-cell>
          <table:table-cell table:formula="of:=ROUND([.C124]*100/[.F124])" office:value-type="float" office:value="23571" calcext:value-type="float">
            <text:p>23571</text:p>
          </table:table-cell>
          <table:table-cell table:formula="of:=[.G124]/1000" office:value-type="float" office:value="23.571" calcext:value-type="float">
            <text:p>23.571</text:p>
          </table:table-cell>
          <table:table-cell table:formula="of:=[.H124]-[.A124]" office:value-type="float" office:value="0.171000000000053" calcext:value-type="float">
            <text:p>0.171000000000053</text:p>
          </table:table-cell>
          <table:table-cell table:formula="of:=[.I124]*100/[.A124]" office:value-type="float" office:value="0.730769230769457" calcext:value-type="float">
            <text:p>0.730769230769457</text:p>
          </table:table-cell>
        </table:table-row>
        <table:table-row table:style-name="ro1">
          <table:table-cell table:formula="of:=[.A124]+0.2" office:value-type="float" office:value="23.5999999999999" calcext:value-type="float">
            <text:p>23.5999999999999</text:p>
          </table:table-cell>
          <table:table-cell table:formula="of:=([.A125]*[.$A$2])/([.$A$1]+[.$A$2])" office:value-type="float" office:value="2.68181818181818" calcext:value-type="float">
            <text:p>2.68181818181818</text:p>
          </table:table-cell>
          <table:table-cell table:formula="of:=ROUND((POWER(2;[.$A$4])-1) * ([.B125]/[.$A$3]))" office:value-type="float" office:value="3328" calcext:value-type="float">
            <text:p>3328</text:p>
          </table:table-cell>
          <table:table-cell table:formula="of:=ROUND([.A125]*1000)" office:value-type="float" office:value="23600" calcext:value-type="float">
            <text:p>23600</text:p>
          </table:table-cell>
          <table:table-cell table:formula="of:=[.C125]*100/[.D125]" office:value-type="float" office:value="14.1016949152542" calcext:value-type="float">
            <text:p>14.1016949152542</text:p>
          </table:table-cell>
          <table:table-cell table:formula="of:=[.F124]" office:value-type="float" office:value="14" calcext:value-type="float">
            <text:p>14</text:p>
          </table:table-cell>
          <table:table-cell table:formula="of:=ROUND([.C125]*100/[.F125])" office:value-type="float" office:value="23771" calcext:value-type="float">
            <text:p>23771</text:p>
          </table:table-cell>
          <table:table-cell table:formula="of:=[.G125]/1000" office:value-type="float" office:value="23.771" calcext:value-type="float">
            <text:p>23.771</text:p>
          </table:table-cell>
          <table:table-cell table:formula="of:=[.H125]-[.A125]" office:value-type="float" office:value="0.171000000000053" calcext:value-type="float">
            <text:p>0.171000000000053</text:p>
          </table:table-cell>
          <table:table-cell table:formula="of:=[.I125]*100/[.A125]" office:value-type="float" office:value="0.724576271186666" calcext:value-type="float">
            <text:p>0.724576271186666</text:p>
          </table:table-cell>
        </table:table-row>
        <table:table-row table:style-name="ro1">
          <table:table-cell table:formula="of:=[.A125]+0.2" office:value-type="float" office:value="23.7999999999999" calcext:value-type="float">
            <text:p>23.7999999999999</text:p>
          </table:table-cell>
          <table:table-cell table:formula="of:=([.A126]*[.$A$2])/([.$A$1]+[.$A$2])" office:value-type="float" office:value="2.70454545454545" calcext:value-type="float">
            <text:p>2.70454545454545</text:p>
          </table:table-cell>
          <table:table-cell table:formula="of:=ROUND((POWER(2;[.$A$4])-1) * ([.B126]/[.$A$3]))" office:value-type="float" office:value="3356" calcext:value-type="float">
            <text:p>3356</text:p>
          </table:table-cell>
          <table:table-cell table:formula="of:=ROUND([.A126]*1000)" office:value-type="float" office:value="23800" calcext:value-type="float">
            <text:p>23800</text:p>
          </table:table-cell>
          <table:table-cell table:formula="of:=[.C126]*100/[.D126]" office:value-type="float" office:value="14.1008403361345" calcext:value-type="float">
            <text:p>14.1008403361345</text:p>
          </table:table-cell>
          <table:table-cell table:formula="of:=[.F125]" office:value-type="float" office:value="14" calcext:value-type="float">
            <text:p>14</text:p>
          </table:table-cell>
          <table:table-cell table:formula="of:=ROUND([.C126]*100/[.F126])" office:value-type="float" office:value="23971" calcext:value-type="float">
            <text:p>23971</text:p>
          </table:table-cell>
          <table:table-cell table:formula="of:=[.G126]/1000" office:value-type="float" office:value="23.971" calcext:value-type="float">
            <text:p>23.971</text:p>
          </table:table-cell>
          <table:table-cell table:formula="of:=[.H126]-[.A126]" office:value-type="float" office:value="0.171000000000053" calcext:value-type="float">
            <text:p>0.171000000000053</text:p>
          </table:table-cell>
          <table:table-cell table:formula="of:=[.I126]*100/[.A126]" office:value-type="float" office:value="0.718487394958206" calcext:value-type="float">
            <text:p>0.718487394958206</text:p>
          </table:table-cell>
        </table:table-row>
        <table:table-row table:style-name="ro1">
          <table:table-cell table:formula="of:=[.A126]+0.2" office:value-type="float" office:value="23.9999999999999" calcext:value-type="float">
            <text:p>23.9999999999999</text:p>
          </table:table-cell>
          <table:table-cell table:formula="of:=([.A127]*[.$A$2])/([.$A$1]+[.$A$2])" office:value-type="float" office:value="2.72727272727272" calcext:value-type="float">
            <text:p>2.72727272727272</text:p>
          </table:table-cell>
          <table:table-cell table:formula="of:=ROUND((POWER(2;[.$A$4])-1) * ([.B127]/[.$A$3]))" office:value-type="float" office:value="3384" calcext:value-type="float">
            <text:p>3384</text:p>
          </table:table-cell>
          <table:table-cell table:formula="of:=ROUND([.A127]*1000)" office:value-type="float" office:value="24000" calcext:value-type="float">
            <text:p>24000</text:p>
          </table:table-cell>
          <table:table-cell table:formula="of:=[.C127]*100/[.D127]" office:value-type="float" office:value="14.1" calcext:value-type="float">
            <text:p>14.1</text:p>
          </table:table-cell>
          <table:table-cell table:formula="of:=[.F126]" office:value-type="float" office:value="14" calcext:value-type="float">
            <text:p>14</text:p>
          </table:table-cell>
          <table:table-cell table:formula="of:=ROUND([.C127]*100/[.F127])" office:value-type="float" office:value="24171" calcext:value-type="float">
            <text:p>24171</text:p>
          </table:table-cell>
          <table:table-cell table:formula="of:=[.G127]/1000" office:value-type="float" office:value="24.171" calcext:value-type="float">
            <text:p>24.171</text:p>
          </table:table-cell>
          <table:table-cell table:formula="of:=[.H127]-[.A127]" office:value-type="float" office:value="0.171000000000053" calcext:value-type="float">
            <text:p>0.171000000000053</text:p>
          </table:table-cell>
          <table:table-cell table:formula="of:=[.I127]*100/[.A127]" office:value-type="float" office:value="0.712500000000221" calcext:value-type="float">
            <text:p>0.712500000000221</text:p>
          </table:table-cell>
        </table:table-row>
        <table:table-row table:style-name="ro1">
          <table:table-cell table:formula="of:=[.A127]+0.2" office:value-type="float" office:value="24.1999999999999" calcext:value-type="float">
            <text:p>24.1999999999999</text:p>
          </table:table-cell>
          <table:table-cell table:formula="of:=([.A128]*[.$A$2])/([.$A$1]+[.$A$2])" office:value-type="float" office:value="2.74999999999999" calcext:value-type="float">
            <text:p>2.74999999999999</text:p>
          </table:table-cell>
          <table:table-cell table:formula="of:=ROUND((POWER(2;[.$A$4])-1) * ([.B128]/[.$A$3]))" office:value-type="float" office:value="3412" calcext:value-type="float">
            <text:p>3412</text:p>
          </table:table-cell>
          <table:table-cell table:formula="of:=ROUND([.A128]*1000)" office:value-type="float" office:value="24200" calcext:value-type="float">
            <text:p>24200</text:p>
          </table:table-cell>
          <table:table-cell table:formula="of:=[.C128]*100/[.D128]" office:value-type="float" office:value="14.099173553719" calcext:value-type="float">
            <text:p>14.099173553719</text:p>
          </table:table-cell>
          <table:table-cell table:formula="of:=[.F127]" office:value-type="float" office:value="14" calcext:value-type="float">
            <text:p>14</text:p>
          </table:table-cell>
          <table:table-cell table:formula="of:=ROUND([.C128]*100/[.F128])" office:value-type="float" office:value="24371" calcext:value-type="float">
            <text:p>24371</text:p>
          </table:table-cell>
          <table:table-cell table:formula="of:=[.G128]/1000" office:value-type="float" office:value="24.371" calcext:value-type="float">
            <text:p>24.371</text:p>
          </table:table-cell>
          <table:table-cell table:formula="of:=[.H128]-[.A128]" office:value-type="float" office:value="0.171000000000053" calcext:value-type="float">
            <text:p>0.171000000000053</text:p>
          </table:table-cell>
          <table:table-cell table:formula="of:=[.I128]*100/[.A128]" office:value-type="float" office:value="0.706611570248153" calcext:value-type="float">
            <text:p>0.706611570248153</text:p>
          </table:table-cell>
        </table:table-row>
        <table:table-row table:style-name="ro1">
          <table:table-cell table:formula="of:=[.A128]+0.2" office:value-type="float" office:value="24.3999999999999" calcext:value-type="float">
            <text:p>24.3999999999999</text:p>
          </table:table-cell>
          <table:table-cell table:formula="of:=([.A129]*[.$A$2])/([.$A$1]+[.$A$2])" office:value-type="float" office:value="2.77272727272727" calcext:value-type="float">
            <text:p>2.77272727272727</text:p>
          </table:table-cell>
          <table:table-cell table:formula="of:=ROUND((POWER(2;[.$A$4])-1) * ([.B129]/[.$A$3]))" office:value-type="float" office:value="3441" calcext:value-type="float">
            <text:p>3441</text:p>
          </table:table-cell>
          <table:table-cell table:formula="of:=ROUND([.A129]*1000)" office:value-type="float" office:value="24400" calcext:value-type="float">
            <text:p>24400</text:p>
          </table:table-cell>
          <table:table-cell table:formula="of:=[.C129]*100/[.D129]" office:value-type="float" office:value="14.1024590163934" calcext:value-type="float">
            <text:p>14.1024590163934</text:p>
          </table:table-cell>
          <table:table-cell table:formula="of:=[.F128]" office:value-type="float" office:value="14" calcext:value-type="float">
            <text:p>14</text:p>
          </table:table-cell>
          <table:table-cell table:formula="of:=ROUND([.C129]*100/[.F129])" office:value-type="float" office:value="24579" calcext:value-type="float">
            <text:p>24579</text:p>
          </table:table-cell>
          <table:table-cell table:formula="of:=[.G129]/1000" office:value-type="float" office:value="24.579" calcext:value-type="float">
            <text:p>24.579</text:p>
          </table:table-cell>
          <table:table-cell table:formula="of:=[.H129]-[.A129]" office:value-type="float" office:value="0.179000000000055" calcext:value-type="float">
            <text:p>0.179000000000055</text:p>
          </table:table-cell>
          <table:table-cell table:formula="of:=[.I129]*100/[.A129]" office:value-type="float" office:value="0.733606557377278" calcext:value-type="float">
            <text:p>0.733606557377278</text:p>
          </table:table-cell>
        </table:table-row>
        <table:table-row table:style-name="ro1">
          <table:table-cell table:formula="of:=[.A129]+0.2" office:value-type="float" office:value="24.5999999999999" calcext:value-type="float">
            <text:p>24.5999999999999</text:p>
          </table:table-cell>
          <table:table-cell table:formula="of:=([.A130]*[.$A$2])/([.$A$1]+[.$A$2])" office:value-type="float" office:value="2.79545454545454" calcext:value-type="float">
            <text:p>2.79545454545454</text:p>
          </table:table-cell>
          <table:table-cell table:formula="of:=ROUND((POWER(2;[.$A$4])-1) * ([.B130]/[.$A$3]))" office:value-type="float" office:value="3469" calcext:value-type="float">
            <text:p>3469</text:p>
          </table:table-cell>
          <table:table-cell table:formula="of:=ROUND([.A130]*1000)" office:value-type="float" office:value="24600" calcext:value-type="float">
            <text:p>24600</text:p>
          </table:table-cell>
          <table:table-cell table:formula="of:=[.C130]*100/[.D130]" office:value-type="float" office:value="14.1016260162602" calcext:value-type="float">
            <text:p>14.1016260162602</text:p>
          </table:table-cell>
          <table:table-cell table:formula="of:=[.F129]" office:value-type="float" office:value="14" calcext:value-type="float">
            <text:p>14</text:p>
          </table:table-cell>
          <table:table-cell table:formula="of:=ROUND([.C130]*100/[.F130])" office:value-type="float" office:value="24779" calcext:value-type="float">
            <text:p>24779</text:p>
          </table:table-cell>
          <table:table-cell table:formula="of:=[.G130]/1000" office:value-type="float" office:value="24.779" calcext:value-type="float">
            <text:p>24.779</text:p>
          </table:table-cell>
          <table:table-cell table:formula="of:=[.H130]-[.A130]" office:value-type="float" office:value="0.179000000000055" calcext:value-type="float">
            <text:p>0.179000000000055</text:p>
          </table:table-cell>
          <table:table-cell table:formula="of:=[.I130]*100/[.A130]" office:value-type="float" office:value="0.727642276422991" calcext:value-type="float">
            <text:p>0.727642276422991</text:p>
          </table:table-cell>
        </table:table-row>
        <table:table-row table:style-name="ro1">
          <table:table-cell table:formula="of:=[.A130]+0.2" office:value-type="float" office:value="24.7999999999999" calcext:value-type="float">
            <text:p>24.7999999999999</text:p>
          </table:table-cell>
          <table:table-cell table:formula="of:=([.A131]*[.$A$2])/([.$A$1]+[.$A$2])" office:value-type="float" office:value="2.81818181818181" calcext:value-type="float">
            <text:p>2.81818181818181</text:p>
          </table:table-cell>
          <table:table-cell table:formula="of:=ROUND((POWER(2;[.$A$4])-1) * ([.B131]/[.$A$3]))" office:value-type="float" office:value="3497" calcext:value-type="float">
            <text:p>3497</text:p>
          </table:table-cell>
          <table:table-cell table:formula="of:=ROUND([.A131]*1000)" office:value-type="float" office:value="24800" calcext:value-type="float">
            <text:p>24800</text:p>
          </table:table-cell>
          <table:table-cell table:formula="of:=[.C131]*100/[.D131]" office:value-type="float" office:value="14.1008064516129" calcext:value-type="float">
            <text:p>14.1008064516129</text:p>
          </table:table-cell>
          <table:table-cell table:formula="of:=[.F130]" office:value-type="float" office:value="14" calcext:value-type="float">
            <text:p>14</text:p>
          </table:table-cell>
          <table:table-cell table:formula="of:=ROUND([.C131]*100/[.F131])" office:value-type="float" office:value="24979" calcext:value-type="float">
            <text:p>24979</text:p>
          </table:table-cell>
          <table:table-cell table:formula="of:=[.G131]/1000" office:value-type="float" office:value="24.979" calcext:value-type="float">
            <text:p>24.979</text:p>
          </table:table-cell>
          <table:table-cell table:formula="of:=[.H131]-[.A131]" office:value-type="float" office:value="0.179000000000055" calcext:value-type="float">
            <text:p>0.179000000000055</text:p>
          </table:table-cell>
          <table:table-cell table:formula="of:=[.I131]*100/[.A131]" office:value-type="float" office:value="0.721774193548612" calcext:value-type="float">
            <text:p>0.721774193548612</text:p>
          </table:table-cell>
        </table:table-row>
        <table:table-row table:style-name="ro1">
          <table:table-cell table:formula="of:=[.A131]+0.2" office:value-type="float" office:value="24.9999999999999" calcext:value-type="float">
            <text:p>24.9999999999999</text:p>
          </table:table-cell>
          <table:table-cell table:formula="of:=([.A132]*[.$A$2])/([.$A$1]+[.$A$2])" office:value-type="float" office:value="2.84090909090908" calcext:value-type="float">
            <text:p>2.84090909090908</text:p>
          </table:table-cell>
          <table:table-cell table:formula="of:=ROUND((POWER(2;[.$A$4])-1) * ([.B132]/[.$A$3]))" office:value-type="float" office:value="3525" calcext:value-type="float">
            <text:p>3525</text:p>
          </table:table-cell>
          <table:table-cell table:formula="of:=ROUND([.A132]*1000)" office:value-type="float" office:value="25000" calcext:value-type="float">
            <text:p>25000</text:p>
          </table:table-cell>
          <table:table-cell table:formula="of:=[.C132]*100/[.D132]" office:value-type="float" office:value="14.1" calcext:value-type="float">
            <text:p>14.1</text:p>
          </table:table-cell>
          <table:table-cell table:formula="of:=[.F131]" office:value-type="float" office:value="14" calcext:value-type="float">
            <text:p>14</text:p>
          </table:table-cell>
          <table:table-cell table:formula="of:=ROUND([.C132]*100/[.F132])" office:value-type="float" office:value="25179" calcext:value-type="float">
            <text:p>25179</text:p>
          </table:table-cell>
          <table:table-cell table:formula="of:=[.G132]/1000" office:value-type="float" office:value="25.179" calcext:value-type="float">
            <text:p>25.179</text:p>
          </table:table-cell>
          <table:table-cell table:formula="of:=[.H132]-[.A132]" office:value-type="float" office:value="0.179000000000055" calcext:value-type="float">
            <text:p>0.179000000000055</text:p>
          </table:table-cell>
          <table:table-cell table:formula="of:=[.I132]*100/[.A132]" office:value-type="float" office:value="0.716000000000223" calcext:value-type="float">
            <text:p>0.716000000000223</text:p>
          </table:table-cell>
        </table:table-row>
        <table:table-row table:style-name="ro1">
          <table:table-cell table:formula="of:=[.A132]+0.2" office:value-type="float" office:value="25.1999999999999" calcext:value-type="float">
            <text:p>25.1999999999999</text:p>
          </table:table-cell>
          <table:table-cell table:formula="of:=([.A133]*[.$A$2])/([.$A$1]+[.$A$2])" office:value-type="float" office:value="2.86363636363636" calcext:value-type="float">
            <text:p>2.86363636363636</text:p>
          </table:table-cell>
          <table:table-cell table:formula="of:=ROUND((POWER(2;[.$A$4])-1) * ([.B133]/[.$A$3]))" office:value-type="float" office:value="3554" calcext:value-type="float">
            <text:p>3554</text:p>
          </table:table-cell>
          <table:table-cell table:formula="of:=ROUND([.A133]*1000)" office:value-type="float" office:value="25200" calcext:value-type="float">
            <text:p>25200</text:p>
          </table:table-cell>
          <table:table-cell table:formula="of:=[.C133]*100/[.D133]" office:value-type="float" office:value="14.1031746031746" calcext:value-type="float">
            <text:p>14.1031746031746</text:p>
          </table:table-cell>
          <table:table-cell table:formula="of:=[.F132]" office:value-type="float" office:value="14" calcext:value-type="float">
            <text:p>14</text:p>
          </table:table-cell>
          <table:table-cell table:formula="of:=ROUND([.C133]*100/[.F133])" office:value-type="float" office:value="25386" calcext:value-type="float">
            <text:p>25386</text:p>
          </table:table-cell>
          <table:table-cell table:formula="of:=[.G133]/1000" office:value-type="float" office:value="25.386" calcext:value-type="float">
            <text:p>25.386</text:p>
          </table:table-cell>
          <table:table-cell table:formula="of:=[.H133]-[.A133]" office:value-type="float" office:value="0.186000000000057" calcext:value-type="float">
            <text:p>0.186000000000057</text:p>
          </table:table-cell>
          <table:table-cell table:formula="of:=[.I133]*100/[.A133]" office:value-type="float" office:value="0.738095238095465" calcext:value-type="float">
            <text:p>0.738095238095465</text:p>
          </table:table-cell>
        </table:table-row>
        <table:table-row table:style-name="ro1">
          <table:table-cell table:formula="of:=[.A133]+0.2" office:value-type="float" office:value="25.3999999999999" calcext:value-type="float">
            <text:p>25.3999999999999</text:p>
          </table:table-cell>
          <table:table-cell table:formula="of:=([.A134]*[.$A$2])/([.$A$1]+[.$A$2])" office:value-type="float" office:value="2.88636363636363" calcext:value-type="float">
            <text:p>2.88636363636363</text:p>
          </table:table-cell>
          <table:table-cell table:formula="of:=ROUND((POWER(2;[.$A$4])-1) * ([.B134]/[.$A$3]))" office:value-type="float" office:value="3582" calcext:value-type="float">
            <text:p>3582</text:p>
          </table:table-cell>
          <table:table-cell table:formula="of:=ROUND([.A134]*1000)" office:value-type="float" office:value="25400" calcext:value-type="float">
            <text:p>25400</text:p>
          </table:table-cell>
          <table:table-cell table:formula="of:=[.C134]*100/[.D134]" office:value-type="float" office:value="14.1023622047244" calcext:value-type="float">
            <text:p>14.1023622047244</text:p>
          </table:table-cell>
          <table:table-cell table:formula="of:=[.F133]" office:value-type="float" office:value="14" calcext:value-type="float">
            <text:p>14</text:p>
          </table:table-cell>
          <table:table-cell table:formula="of:=ROUND([.C134]*100/[.F134])" office:value-type="float" office:value="25586" calcext:value-type="float">
            <text:p>25586</text:p>
          </table:table-cell>
          <table:table-cell table:formula="of:=[.G134]/1000" office:value-type="float" office:value="25.586" calcext:value-type="float">
            <text:p>25.586</text:p>
          </table:table-cell>
          <table:table-cell table:formula="of:=[.H134]-[.A134]" office:value-type="float" office:value="0.186000000000057" calcext:value-type="float">
            <text:p>0.186000000000057</text:p>
          </table:table-cell>
          <table:table-cell table:formula="of:=[.I134]*100/[.A134]" office:value-type="float" office:value="0.732283464567154" calcext:value-type="float">
            <text:p>0.732283464567154</text:p>
          </table:table-cell>
        </table:table-row>
        <table:table-row table:style-name="ro1">
          <table:table-cell table:formula="of:=[.A134]+0.2" office:value-type="float" office:value="25.5999999999999" calcext:value-type="float">
            <text:p>25.5999999999999</text:p>
          </table:table-cell>
          <table:table-cell table:formula="of:=([.A135]*[.$A$2])/([.$A$1]+[.$A$2])" office:value-type="float" office:value="2.9090909090909" calcext:value-type="float">
            <text:p>2.9090909090909</text:p>
          </table:table-cell>
          <table:table-cell table:formula="of:=ROUND((POWER(2;[.$A$4])-1) * ([.B135]/[.$A$3]))" office:value-type="float" office:value="3610" calcext:value-type="float">
            <text:p>3610</text:p>
          </table:table-cell>
          <table:table-cell table:formula="of:=ROUND([.A135]*1000)" office:value-type="float" office:value="25600" calcext:value-type="float">
            <text:p>25600</text:p>
          </table:table-cell>
          <table:table-cell table:formula="of:=[.C135]*100/[.D135]" office:value-type="float" office:value="14.1015625" calcext:value-type="float">
            <text:p>14.1015625</text:p>
          </table:table-cell>
          <table:table-cell table:formula="of:=[.F134]" office:value-type="float" office:value="14" calcext:value-type="float">
            <text:p>14</text:p>
          </table:table-cell>
          <table:table-cell table:formula="of:=ROUND([.C135]*100/[.F135])" office:value-type="float" office:value="25786" calcext:value-type="float">
            <text:p>25786</text:p>
          </table:table-cell>
          <table:table-cell table:formula="of:=[.G135]/1000" office:value-type="float" office:value="25.786" calcext:value-type="float">
            <text:p>25.786</text:p>
          </table:table-cell>
          <table:table-cell table:formula="of:=[.H135]-[.A135]" office:value-type="float" office:value="0.18600000000006" calcext:value-type="float">
            <text:p>0.18600000000006</text:p>
          </table:table-cell>
          <table:table-cell table:formula="of:=[.I135]*100/[.A135]" office:value-type="float" office:value="0.726562500000237" calcext:value-type="float">
            <text:p>0.726562500000237</text:p>
          </table:table-cell>
        </table:table-row>
        <table:table-row table:style-name="ro1">
          <table:table-cell table:formula="of:=[.A135]+0.2" office:value-type="float" office:value="25.7999999999999" calcext:value-type="float">
            <text:p>25.7999999999999</text:p>
          </table:table-cell>
          <table:table-cell table:formula="of:=([.A136]*[.$A$2])/([.$A$1]+[.$A$2])" office:value-type="float" office:value="2.93181818181818" calcext:value-type="float">
            <text:p>2.93181818181818</text:p>
          </table:table-cell>
          <table:table-cell table:formula="of:=ROUND((POWER(2;[.$A$4])-1) * ([.B136]/[.$A$3]))" office:value-type="float" office:value="3638" calcext:value-type="float">
            <text:p>3638</text:p>
          </table:table-cell>
          <table:table-cell table:formula="of:=ROUND([.A136]*1000)" office:value-type="float" office:value="25800" calcext:value-type="float">
            <text:p>25800</text:p>
          </table:table-cell>
          <table:table-cell table:formula="of:=[.C136]*100/[.D136]" office:value-type="float" office:value="14.1007751937985" calcext:value-type="float">
            <text:p>14.1007751937985</text:p>
          </table:table-cell>
          <table:table-cell table:formula="of:=[.F135]" office:value-type="float" office:value="14" calcext:value-type="float">
            <text:p>14</text:p>
          </table:table-cell>
          <table:table-cell table:formula="of:=ROUND([.C136]*100/[.F136])" office:value-type="float" office:value="25986" calcext:value-type="float">
            <text:p>25986</text:p>
          </table:table-cell>
          <table:table-cell table:formula="of:=[.G136]/1000" office:value-type="float" office:value="25.986" calcext:value-type="float">
            <text:p>25.986</text:p>
          </table:table-cell>
          <table:table-cell table:formula="of:=[.H136]-[.A136]" office:value-type="float" office:value="0.18600000000006" calcext:value-type="float">
            <text:p>0.18600000000006</text:p>
          </table:table-cell>
          <table:table-cell table:formula="of:=[.I136]*100/[.A136]" office:value-type="float" office:value="0.720930232558375" calcext:value-type="float">
            <text:p>0.720930232558375</text:p>
          </table:table-cell>
        </table:table-row>
        <table:table-row table:style-name="ro1">
          <table:table-cell table:formula="of:=[.A136]+0.2" office:value-type="float" office:value="25.9999999999999" calcext:value-type="float">
            <text:p>25.9999999999999</text:p>
          </table:table-cell>
          <table:table-cell table:formula="of:=([.A137]*[.$A$2])/([.$A$1]+[.$A$2])" office:value-type="float" office:value="2.95454545454545" calcext:value-type="float">
            <text:p>2.95454545454545</text:p>
          </table:table-cell>
          <table:table-cell table:formula="of:=ROUND((POWER(2;[.$A$4])-1) * ([.B137]/[.$A$3]))" office:value-type="float" office:value="3666" calcext:value-type="float">
            <text:p>3666</text:p>
          </table:table-cell>
          <table:table-cell table:formula="of:=ROUND([.A137]*1000)" office:value-type="float" office:value="26000" calcext:value-type="float">
            <text:p>26000</text:p>
          </table:table-cell>
          <table:table-cell table:formula="of:=[.C137]*100/[.D137]" office:value-type="float" office:value="14.1" calcext:value-type="float">
            <text:p>14.1</text:p>
          </table:table-cell>
          <table:table-cell table:formula="of:=[.F136]" office:value-type="float" office:value="14" calcext:value-type="float">
            <text:p>14</text:p>
          </table:table-cell>
          <table:table-cell table:formula="of:=ROUND([.C137]*100/[.F137])" office:value-type="float" office:value="26186" calcext:value-type="float">
            <text:p>26186</text:p>
          </table:table-cell>
          <table:table-cell table:formula="of:=[.G137]/1000" office:value-type="float" office:value="26.186" calcext:value-type="float">
            <text:p>26.186</text:p>
          </table:table-cell>
          <table:table-cell table:formula="of:=[.H137]-[.A137]" office:value-type="float" office:value="0.18600000000006" calcext:value-type="float">
            <text:p>0.18600000000006</text:p>
          </table:table-cell>
          <table:table-cell table:formula="of:=[.I137]*100/[.A137]" office:value-type="float" office:value="0.715384615384849" calcext:value-type="float">
            <text:p>0.715384615384849</text:p>
          </table:table-cell>
        </table:table-row>
        <table:table-row table:style-name="ro1">
          <table:table-cell table:formula="of:=[.A137]+0.2" office:value-type="float" office:value="26.1999999999999" calcext:value-type="float">
            <text:p>26.1999999999999</text:p>
          </table:table-cell>
          <table:table-cell table:formula="of:=([.A138]*[.$A$2])/([.$A$1]+[.$A$2])" office:value-type="float" office:value="2.97727272727272" calcext:value-type="float">
            <text:p>2.97727272727272</text:p>
          </table:table-cell>
          <table:table-cell table:formula="of:=ROUND((POWER(2;[.$A$4])-1) * ([.B138]/[.$A$3]))" office:value-type="float" office:value="3695" calcext:value-type="float">
            <text:p>3695</text:p>
          </table:table-cell>
          <table:table-cell table:formula="of:=ROUND([.A138]*1000)" office:value-type="float" office:value="26200" calcext:value-type="float">
            <text:p>26200</text:p>
          </table:table-cell>
          <table:table-cell table:formula="of:=[.C138]*100/[.D138]" office:value-type="float" office:value="14.1030534351145" calcext:value-type="float">
            <text:p>14.1030534351145</text:p>
          </table:table-cell>
          <table:table-cell table:formula="of:=[.F137]" office:value-type="float" office:value="14" calcext:value-type="float">
            <text:p>14</text:p>
          </table:table-cell>
          <table:table-cell table:formula="of:=ROUND([.C138]*100/[.F138])" office:value-type="float" office:value="26393" calcext:value-type="float">
            <text:p>26393</text:p>
          </table:table-cell>
          <table:table-cell table:formula="of:=[.G138]/1000" office:value-type="float" office:value="26.393" calcext:value-type="float">
            <text:p>26.393</text:p>
          </table:table-cell>
          <table:table-cell table:formula="of:=[.H138]-[.A138]" office:value-type="float" office:value="0.193000000000062" calcext:value-type="float">
            <text:p>0.193000000000062</text:p>
          </table:table-cell>
          <table:table-cell table:formula="of:=[.I138]*100/[.A138]" office:value-type="float" office:value="0.736641221374283" calcext:value-type="float">
            <text:p>0.736641221374283</text:p>
          </table:table-cell>
        </table:table-row>
        <table:table-row table:style-name="ro1">
          <table:table-cell table:formula="of:=[.A138]+0.2" office:value-type="float" office:value="26.3999999999999" calcext:value-type="float">
            <text:p>26.3999999999999</text:p>
          </table:table-cell>
          <table:table-cell table:formula="of:=([.A139]*[.$A$2])/([.$A$1]+[.$A$2])" office:value-type="float" office:value="2.99999999999999" calcext:value-type="float">
            <text:p>2.99999999999999</text:p>
          </table:table-cell>
          <table:table-cell table:formula="of:=ROUND((POWER(2;[.$A$4])-1) * ([.B139]/[.$A$3]))" office:value-type="float" office:value="3723" calcext:value-type="float">
            <text:p>3723</text:p>
          </table:table-cell>
          <table:table-cell table:formula="of:=ROUND([.A139]*1000)" office:value-type="float" office:value="26400" calcext:value-type="float">
            <text:p>26400</text:p>
          </table:table-cell>
          <table:table-cell table:formula="of:=[.C139]*100/[.D139]" office:value-type="float" office:value="14.1022727272727" calcext:value-type="float">
            <text:p>14.1022727272727</text:p>
          </table:table-cell>
          <table:table-cell table:formula="of:=[.F138]" office:value-type="float" office:value="14" calcext:value-type="float">
            <text:p>14</text:p>
          </table:table-cell>
          <table:table-cell table:formula="of:=ROUND([.C139]*100/[.F139])" office:value-type="float" office:value="26593" calcext:value-type="float">
            <text:p>26593</text:p>
          </table:table-cell>
          <table:table-cell table:formula="of:=[.G139]/1000" office:value-type="float" office:value="26.593" calcext:value-type="float">
            <text:p>26.593</text:p>
          </table:table-cell>
          <table:table-cell table:formula="of:=[.H139]-[.A139]" office:value-type="float" office:value="0.193000000000062" calcext:value-type="float">
            <text:p>0.193000000000062</text:p>
          </table:table-cell>
          <table:table-cell table:formula="of:=[.I139]*100/[.A139]" office:value-type="float" office:value="0.731060606060842" calcext:value-type="float">
            <text:p>0.731060606060842</text:p>
          </table:table-cell>
        </table:table-row>
        <table:table-row table:style-name="ro1">
          <table:table-cell table:formula="of:=[.A139]+0.2" office:value-type="float" office:value="26.5999999999999" calcext:value-type="float">
            <text:p>26.5999999999999</text:p>
          </table:table-cell>
          <table:table-cell table:formula="of:=([.A140]*[.$A$2])/([.$A$1]+[.$A$2])" office:value-type="float" office:value="3.02272727272727" calcext:value-type="float">
            <text:p>3.02272727272727</text:p>
          </table:table-cell>
          <table:table-cell table:formula="of:=ROUND((POWER(2;[.$A$4])-1) * ([.B140]/[.$A$3]))" office:value-type="float" office:value="3751" calcext:value-type="float">
            <text:p>3751</text:p>
          </table:table-cell>
          <table:table-cell table:formula="of:=ROUND([.A140]*1000)" office:value-type="float" office:value="26600" calcext:value-type="float">
            <text:p>26600</text:p>
          </table:table-cell>
          <table:table-cell table:formula="of:=[.C140]*100/[.D140]" office:value-type="float" office:value="14.1015037593985" calcext:value-type="float">
            <text:p>14.1015037593985</text:p>
          </table:table-cell>
          <table:table-cell table:formula="of:=[.F139]" office:value-type="float" office:value="14" calcext:value-type="float">
            <text:p>14</text:p>
          </table:table-cell>
          <table:table-cell table:formula="of:=ROUND([.C140]*100/[.F140])" office:value-type="float" office:value="26793" calcext:value-type="float">
            <text:p>26793</text:p>
          </table:table-cell>
          <table:table-cell table:formula="of:=[.G140]/1000" office:value-type="float" office:value="26.793" calcext:value-type="float">
            <text:p>26.793</text:p>
          </table:table-cell>
          <table:table-cell table:formula="of:=[.H140]-[.A140]" office:value-type="float" office:value="0.193000000000062" calcext:value-type="float">
            <text:p>0.193000000000062</text:p>
          </table:table-cell>
          <table:table-cell table:formula="of:=[.I140]*100/[.A140]" office:value-type="float" office:value="0.72556390977467" calcext:value-type="float">
            <text:p>0.72556390977467</text:p>
          </table:table-cell>
        </table:table-row>
        <table:table-row table:style-name="ro1">
          <table:table-cell table:formula="of:=[.A140]+0.2" office:value-type="float" office:value="26.7999999999999" calcext:value-type="float">
            <text:p>26.7999999999999</text:p>
          </table:table-cell>
          <table:table-cell table:formula="of:=([.A141]*[.$A$2])/([.$A$1]+[.$A$2])" office:value-type="float" office:value="3.04545454545454" calcext:value-type="float">
            <text:p>3.04545454545454</text:p>
          </table:table-cell>
          <table:table-cell table:formula="of:=ROUND((POWER(2;[.$A$4])-1) * ([.B141]/[.$A$3]))" office:value-type="float" office:value="3779" calcext:value-type="float">
            <text:p>3779</text:p>
          </table:table-cell>
          <table:table-cell table:formula="of:=ROUND([.A141]*1000)" office:value-type="float" office:value="26800" calcext:value-type="float">
            <text:p>26800</text:p>
          </table:table-cell>
          <table:table-cell table:formula="of:=[.C141]*100/[.D141]" office:value-type="float" office:value="14.1007462686567" calcext:value-type="float">
            <text:p>14.1007462686567</text:p>
          </table:table-cell>
          <table:table-cell table:formula="of:=[.F140]" office:value-type="float" office:value="14" calcext:value-type="float">
            <text:p>14</text:p>
          </table:table-cell>
          <table:table-cell table:formula="of:=ROUND([.C141]*100/[.F141])" office:value-type="float" office:value="26993" calcext:value-type="float">
            <text:p>26993</text:p>
          </table:table-cell>
          <table:table-cell table:formula="of:=[.G141]/1000" office:value-type="float" office:value="26.993" calcext:value-type="float">
            <text:p>26.993</text:p>
          </table:table-cell>
          <table:table-cell table:formula="of:=[.H141]-[.A141]" office:value-type="float" office:value="0.193000000000062" calcext:value-type="float">
            <text:p>0.193000000000062</text:p>
          </table:table-cell>
          <table:table-cell table:formula="of:=[.I141]*100/[.A141]" office:value-type="float" office:value="0.720149253731576" calcext:value-type="float">
            <text:p>0.720149253731576</text:p>
          </table:table-cell>
        </table:table-row>
        <table:table-row table:style-name="ro1">
          <table:table-cell table:formula="of:=[.A141]+0.2" office:value-type="float" office:value="26.9999999999999" calcext:value-type="float">
            <text:p>26.9999999999999</text:p>
          </table:table-cell>
          <table:table-cell table:formula="of:=([.A142]*[.$A$2])/([.$A$1]+[.$A$2])" office:value-type="float" office:value="3.06818181818181" calcext:value-type="float">
            <text:p>3.06818181818181</text:p>
          </table:table-cell>
          <table:table-cell table:formula="of:=ROUND((POWER(2;[.$A$4])-1) * ([.B142]/[.$A$3]))" office:value-type="float" office:value="3807" calcext:value-type="float">
            <text:p>3807</text:p>
          </table:table-cell>
          <table:table-cell table:formula="of:=ROUND([.A142]*1000)" office:value-type="float" office:value="27000" calcext:value-type="float">
            <text:p>27000</text:p>
          </table:table-cell>
          <table:table-cell table:formula="of:=[.C142]*100/[.D142]" office:value-type="float" office:value="14.1" calcext:value-type="float">
            <text:p>14.1</text:p>
          </table:table-cell>
          <table:table-cell table:formula="of:=[.F141]" office:value-type="float" office:value="14" calcext:value-type="float">
            <text:p>14</text:p>
          </table:table-cell>
          <table:table-cell table:formula="of:=ROUND([.C142]*100/[.F142])" office:value-type="float" office:value="27193" calcext:value-type="float">
            <text:p>27193</text:p>
          </table:table-cell>
          <table:table-cell table:formula="of:=[.G142]/1000" office:value-type="float" office:value="27.193" calcext:value-type="float">
            <text:p>27.193</text:p>
          </table:table-cell>
          <table:table-cell table:formula="of:=[.H142]-[.A142]" office:value-type="float" office:value="0.193000000000065" calcext:value-type="float">
            <text:p>0.193000000000065</text:p>
          </table:table-cell>
          <table:table-cell table:formula="of:=[.I142]*100/[.A142]" office:value-type="float" office:value="0.714814814815059" calcext:value-type="float">
            <text:p>0.714814814815059</text:p>
          </table:table-cell>
        </table:table-row>
        <table:table-row table:style-name="ro1">
          <table:table-cell table:formula="of:=[.A142]+0.2" office:value-type="float" office:value="27.1999999999999" calcext:value-type="float">
            <text:p>27.1999999999999</text:p>
          </table:table-cell>
          <table:table-cell table:formula="of:=([.A143]*[.$A$2])/([.$A$1]+[.$A$2])" office:value-type="float" office:value="3.09090909090908" calcext:value-type="float">
            <text:p>3.09090909090908</text:p>
          </table:table-cell>
          <table:table-cell table:formula="of:=ROUND((POWER(2;[.$A$4])-1) * ([.B143]/[.$A$3]))" office:value-type="float" office:value="3836" calcext:value-type="float">
            <text:p>3836</text:p>
          </table:table-cell>
          <table:table-cell table:formula="of:=ROUND([.A143]*1000)" office:value-type="float" office:value="27200" calcext:value-type="float">
            <text:p>27200</text:p>
          </table:table-cell>
          <table:table-cell table:formula="of:=[.C143]*100/[.D143]" office:value-type="float" office:value="14.1029411764706" calcext:value-type="float">
            <text:p>14.1029411764706</text:p>
          </table:table-cell>
          <table:table-cell table:formula="of:=[.F142]" office:value-type="float" office:value="14" calcext:value-type="float">
            <text:p>14</text:p>
          </table:table-cell>
          <table:table-cell table:formula="of:=ROUND([.C143]*100/[.F143])" office:value-type="float" office:value="27400" calcext:value-type="float">
            <text:p>27400</text:p>
          </table:table-cell>
          <table:table-cell table:formula="of:=[.G143]/1000" office:value-type="float" office:value="27.4" calcext:value-type="float">
            <text:p>27.4</text:p>
          </table:table-cell>
          <table:table-cell table:formula="of:=[.H143]-[.A143]" office:value-type="float" office:value="0.200000000000063" calcext:value-type="float">
            <text:p>0.200000000000063</text:p>
          </table:table-cell>
          <table:table-cell table:formula="of:=[.I143]*100/[.A143]" office:value-type="float" office:value="0.735294117647293" calcext:value-type="float">
            <text:p>0.735294117647293</text:p>
          </table:table-cell>
        </table:table-row>
        <table:table-row table:style-name="ro1">
          <table:table-cell table:formula="of:=[.A143]+0.2" office:value-type="float" office:value="27.3999999999999" calcext:value-type="float">
            <text:p>27.3999999999999</text:p>
          </table:table-cell>
          <table:table-cell table:formula="of:=([.A144]*[.$A$2])/([.$A$1]+[.$A$2])" office:value-type="float" office:value="3.11363636363636" calcext:value-type="float">
            <text:p>3.11363636363636</text:p>
          </table:table-cell>
          <table:table-cell table:formula="of:=ROUND((POWER(2;[.$A$4])-1) * ([.B144]/[.$A$3]))" office:value-type="float" office:value="3864" calcext:value-type="float">
            <text:p>3864</text:p>
          </table:table-cell>
          <table:table-cell table:formula="of:=ROUND([.A144]*1000)" office:value-type="float" office:value="27400" calcext:value-type="float">
            <text:p>27400</text:p>
          </table:table-cell>
          <table:table-cell table:formula="of:=[.C144]*100/[.D144]" office:value-type="float" office:value="14.1021897810219" calcext:value-type="float">
            <text:p>14.1021897810219</text:p>
          </table:table-cell>
          <table:table-cell table:formula="of:=[.F143]" office:value-type="float" office:value="14" calcext:value-type="float">
            <text:p>14</text:p>
          </table:table-cell>
          <table:table-cell table:formula="of:=ROUND([.C144]*100/[.F144])" office:value-type="float" office:value="27600" calcext:value-type="float">
            <text:p>27600</text:p>
          </table:table-cell>
          <table:table-cell table:formula="of:=[.G144]/1000" office:value-type="float" office:value="27.6" calcext:value-type="float">
            <text:p>27.6</text:p>
          </table:table-cell>
          <table:table-cell table:formula="of:=[.H144]-[.A144]" office:value-type="float" office:value="0.200000000000067" calcext:value-type="float">
            <text:p>0.200000000000067</text:p>
          </table:table-cell>
          <table:table-cell table:formula="of:=[.I144]*100/[.A144]" office:value-type="float" office:value="0.729927007299516" calcext:value-type="float">
            <text:p>0.729927007299516</text:p>
          </table:table-cell>
        </table:table-row>
        <table:table-row table:style-name="ro1">
          <table:table-cell table:formula="of:=[.A144]+0.2" office:value-type="float" office:value="27.5999999999999" calcext:value-type="float">
            <text:p>27.5999999999999</text:p>
          </table:table-cell>
          <table:table-cell table:formula="of:=([.A145]*[.$A$2])/([.$A$1]+[.$A$2])" office:value-type="float" office:value="3.13636363636363" calcext:value-type="float">
            <text:p>3.13636363636363</text:p>
          </table:table-cell>
          <table:table-cell table:formula="of:=ROUND((POWER(2;[.$A$4])-1) * ([.B145]/[.$A$3]))" office:value-type="float" office:value="3892" calcext:value-type="float">
            <text:p>3892</text:p>
          </table:table-cell>
          <table:table-cell table:formula="of:=ROUND([.A145]*1000)" office:value-type="float" office:value="27600" calcext:value-type="float">
            <text:p>27600</text:p>
          </table:table-cell>
          <table:table-cell table:formula="of:=[.C145]*100/[.D145]" office:value-type="float" office:value="14.1014492753623" calcext:value-type="float">
            <text:p>14.1014492753623</text:p>
          </table:table-cell>
          <table:table-cell table:formula="of:=[.F144]" office:value-type="float" office:value="14" calcext:value-type="float">
            <text:p>14</text:p>
          </table:table-cell>
          <table:table-cell table:formula="of:=ROUND([.C145]*100/[.F145])" office:value-type="float" office:value="27800" calcext:value-type="float">
            <text:p>27800</text:p>
          </table:table-cell>
          <table:table-cell table:formula="of:=[.G145]/1000" office:value-type="float" office:value="27.8" calcext:value-type="float">
            <text:p>27.8</text:p>
          </table:table-cell>
          <table:table-cell table:formula="of:=[.H145]-[.A145]" office:value-type="float" office:value="0.200000000000067" calcext:value-type="float">
            <text:p>0.200000000000067</text:p>
          </table:table-cell>
          <table:table-cell table:formula="of:=[.I145]*100/[.A145]" office:value-type="float" office:value="0.724637681159664" calcext:value-type="float">
            <text:p>0.724637681159664</text:p>
          </table:table-cell>
        </table:table-row>
        <table:table-row table:style-name="ro1">
          <table:table-cell table:formula="of:=[.A145]+0.2" office:value-type="float" office:value="27.7999999999999" calcext:value-type="float">
            <text:p>27.7999999999999</text:p>
          </table:table-cell>
          <table:table-cell table:formula="of:=([.A146]*[.$A$2])/([.$A$1]+[.$A$2])" office:value-type="float" office:value="3.1590909090909" calcext:value-type="float">
            <text:p>3.1590909090909</text:p>
          </table:table-cell>
          <table:table-cell table:formula="of:=ROUND((POWER(2;[.$A$4])-1) * ([.B146]/[.$A$3]))" office:value-type="float" office:value="3920" calcext:value-type="float">
            <text:p>3920</text:p>
          </table:table-cell>
          <table:table-cell table:formula="of:=ROUND([.A146]*1000)" office:value-type="float" office:value="27800" calcext:value-type="float">
            <text:p>27800</text:p>
          </table:table-cell>
          <table:table-cell table:formula="of:=[.C146]*100/[.D146]" office:value-type="float" office:value="14.1007194244604" calcext:value-type="float">
            <text:p>14.1007194244604</text:p>
          </table:table-cell>
          <table:table-cell table:formula="of:=[.F145]" office:value-type="float" office:value="14" calcext:value-type="float">
            <text:p>14</text:p>
          </table:table-cell>
          <table:table-cell table:formula="of:=ROUND([.C146]*100/[.F146])" office:value-type="float" office:value="28000" calcext:value-type="float">
            <text:p>28000</text:p>
          </table:table-cell>
          <table:table-cell table:formula="of:=[.G146]/1000" office:value-type="float" office:value="28" calcext:value-type="float">
            <text:p>28</text:p>
          </table:table-cell>
          <table:table-cell table:formula="of:=[.H146]-[.A146]" office:value-type="float" office:value="0.200000000000067" calcext:value-type="float">
            <text:p>0.200000000000067</text:p>
          </table:table-cell>
          <table:table-cell table:formula="of:=[.I146]*100/[.A146]" office:value-type="float" office:value="0.719424460431897" calcext:value-type="float">
            <text:p>0.719424460431897</text:p>
          </table:table-cell>
        </table:table-row>
        <table:table-row table:style-name="ro1">
          <table:table-cell table:formula="of:=[.A146]+0.2" office:value-type="float" office:value="27.9999999999999" calcext:value-type="float">
            <text:p>27.9999999999999</text:p>
          </table:table-cell>
          <table:table-cell table:formula="of:=([.A147]*[.$A$2])/([.$A$1]+[.$A$2])" office:value-type="float" office:value="3.18181818181817" calcext:value-type="float">
            <text:p>3.18181818181817</text:p>
          </table:table-cell>
          <table:table-cell table:formula="of:=ROUND((POWER(2;[.$A$4])-1) * ([.B147]/[.$A$3]))" office:value-type="float" office:value="3948" calcext:value-type="float">
            <text:p>3948</text:p>
          </table:table-cell>
          <table:table-cell table:formula="of:=ROUND([.A147]*1000)" office:value-type="float" office:value="28000" calcext:value-type="float">
            <text:p>28000</text:p>
          </table:table-cell>
          <table:table-cell table:formula="of:=[.C147]*100/[.D147]" office:value-type="float" office:value="14.1" calcext:value-type="float">
            <text:p>14.1</text:p>
          </table:table-cell>
          <table:table-cell table:formula="of:=[.F146]" office:value-type="float" office:value="14" calcext:value-type="float">
            <text:p>14</text:p>
          </table:table-cell>
          <table:table-cell table:formula="of:=ROUND([.C147]*100/[.F147])" office:value-type="float" office:value="28200" calcext:value-type="float">
            <text:p>28200</text:p>
          </table:table-cell>
          <table:table-cell table:formula="of:=[.G147]/1000" office:value-type="float" office:value="28.2" calcext:value-type="float">
            <text:p>28.2</text:p>
          </table:table-cell>
          <table:table-cell table:formula="of:=[.H147]-[.A147]" office:value-type="float" office:value="0.200000000000067" calcext:value-type="float">
            <text:p>0.200000000000067</text:p>
          </table:table-cell>
          <table:table-cell table:formula="of:=[.I147]*100/[.A147]" office:value-type="float" office:value="0.714285714285955" calcext:value-type="float">
            <text:p>0.714285714285955</text:p>
          </table:table-cell>
        </table:table-row>
        <table:table-row table:style-name="ro1">
          <table:table-cell table:formula="of:=[.A147]+0.2" office:value-type="float" office:value="28.1999999999999" calcext:value-type="float">
            <text:p>28.1999999999999</text:p>
          </table:table-cell>
          <table:table-cell table:formula="of:=([.A148]*[.$A$2])/([.$A$1]+[.$A$2])" office:value-type="float" office:value="3.20454545454545" calcext:value-type="float">
            <text:p>3.20454545454545</text:p>
          </table:table-cell>
          <table:table-cell table:formula="of:=ROUND((POWER(2;[.$A$4])-1) * ([.B148]/[.$A$3]))" office:value-type="float" office:value="3977" calcext:value-type="float">
            <text:p>3977</text:p>
          </table:table-cell>
          <table:table-cell table:formula="of:=ROUND([.A148]*1000)" office:value-type="float" office:value="28200" calcext:value-type="float">
            <text:p>28200</text:p>
          </table:table-cell>
          <table:table-cell table:formula="of:=[.C148]*100/[.D148]" office:value-type="float" office:value="14.1028368794326" calcext:value-type="float">
            <text:p>14.1028368794326</text:p>
          </table:table-cell>
          <table:table-cell table:formula="of:=[.F147]" office:value-type="float" office:value="14" calcext:value-type="float">
            <text:p>14</text:p>
          </table:table-cell>
          <table:table-cell table:formula="of:=ROUND([.C148]*100/[.F148])" office:value-type="float" office:value="28407" calcext:value-type="float">
            <text:p>28407</text:p>
          </table:table-cell>
          <table:table-cell table:formula="of:=[.G148]/1000" office:value-type="float" office:value="28.407" calcext:value-type="float">
            <text:p>28.407</text:p>
          </table:table-cell>
          <table:table-cell table:formula="of:=[.H148]-[.A148]" office:value-type="float" office:value="0.207000000000068" calcext:value-type="float">
            <text:p>0.207000000000068</text:p>
          </table:table-cell>
          <table:table-cell table:formula="of:=[.I148]*100/[.A148]" office:value-type="float" office:value="0.734042553191733" calcext:value-type="float">
            <text:p>0.734042553191733</text:p>
          </table:table-cell>
        </table:table-row>
        <table:table-row table:style-name="ro1">
          <table:table-cell table:formula="of:=[.A148]+0.2" office:value-type="float" office:value="28.3999999999999" calcext:value-type="float">
            <text:p>28.3999999999999</text:p>
          </table:table-cell>
          <table:table-cell table:formula="of:=([.A149]*[.$A$2])/([.$A$1]+[.$A$2])" office:value-type="float" office:value="3.22727272727272" calcext:value-type="float">
            <text:p>3.22727272727272</text:p>
          </table:table-cell>
          <table:table-cell table:formula="of:=ROUND((POWER(2;[.$A$4])-1) * ([.B149]/[.$A$3]))" office:value-type="float" office:value="4005" calcext:value-type="float">
            <text:p>4005</text:p>
          </table:table-cell>
          <table:table-cell table:formula="of:=ROUND([.A149]*1000)" office:value-type="float" office:value="28400" calcext:value-type="float">
            <text:p>28400</text:p>
          </table:table-cell>
          <table:table-cell table:formula="of:=[.C149]*100/[.D149]" office:value-type="float" office:value="14.1021126760563" calcext:value-type="float">
            <text:p>14.1021126760563</text:p>
          </table:table-cell>
          <table:table-cell table:formula="of:=[.F148]" office:value-type="float" office:value="14" calcext:value-type="float">
            <text:p>14</text:p>
          </table:table-cell>
          <table:table-cell table:formula="of:=ROUND([.C149]*100/[.F149])" office:value-type="float" office:value="28607" calcext:value-type="float">
            <text:p>28607</text:p>
          </table:table-cell>
          <table:table-cell table:formula="of:=[.G149]/1000" office:value-type="float" office:value="28.607" calcext:value-type="float">
            <text:p>28.607</text:p>
          </table:table-cell>
          <table:table-cell table:formula="of:=[.H149]-[.A149]" office:value-type="float" office:value="0.207000000000068" calcext:value-type="float">
            <text:p>0.207000000000068</text:p>
          </table:table-cell>
          <table:table-cell table:formula="of:=[.I149]*100/[.A149]" office:value-type="float" office:value="0.728873239436862" calcext:value-type="float">
            <text:p>0.728873239436862</text:p>
          </table:table-cell>
        </table:table-row>
        <table:table-row table:style-name="ro1">
          <table:table-cell table:formula="of:=[.A149]+0.2" office:value-type="float" office:value="28.5999999999999" calcext:value-type="float">
            <text:p>28.5999999999999</text:p>
          </table:table-cell>
          <table:table-cell table:formula="of:=([.A150]*[.$A$2])/([.$A$1]+[.$A$2])" office:value-type="float" office:value="3.24999999999999" calcext:value-type="float">
            <text:p>3.24999999999999</text:p>
          </table:table-cell>
          <table:table-cell table:formula="of:=ROUND((POWER(2;[.$A$4])-1) * ([.B150]/[.$A$3]))" office:value-type="float" office:value="4033" calcext:value-type="float">
            <text:p>4033</text:p>
          </table:table-cell>
          <table:table-cell table:formula="of:=ROUND([.A150]*1000)" office:value-type="float" office:value="28600" calcext:value-type="float">
            <text:p>28600</text:p>
          </table:table-cell>
          <table:table-cell table:formula="of:=[.C150]*100/[.D150]" office:value-type="float" office:value="14.1013986013986" calcext:value-type="float">
            <text:p>14.1013986013986</text:p>
          </table:table-cell>
          <table:table-cell table:formula="of:=[.F149]" office:value-type="float" office:value="14" calcext:value-type="float">
            <text:p>14</text:p>
          </table:table-cell>
          <table:table-cell table:formula="of:=ROUND([.C150]*100/[.F150])" office:value-type="float" office:value="28807" calcext:value-type="float">
            <text:p>28807</text:p>
          </table:table-cell>
          <table:table-cell table:formula="of:=[.G150]/1000" office:value-type="float" office:value="28.807" calcext:value-type="float">
            <text:p>28.807</text:p>
          </table:table-cell>
          <table:table-cell table:formula="of:=[.H150]-[.A150]" office:value-type="float" office:value="0.207000000000068" calcext:value-type="float">
            <text:p>0.207000000000068</text:p>
          </table:table-cell>
          <table:table-cell table:formula="of:=[.I150]*100/[.A150]" office:value-type="float" office:value="0.723776223776464" calcext:value-type="float">
            <text:p>0.723776223776464</text:p>
          </table:table-cell>
        </table:table-row>
        <table:table-row table:style-name="ro1">
          <table:table-cell table:formula="of:=[.A150]+0.2" office:value-type="float" office:value="28.7999999999999" calcext:value-type="float">
            <text:p>28.7999999999999</text:p>
          </table:table-cell>
          <table:table-cell table:formula="of:=([.A151]*[.$A$2])/([.$A$1]+[.$A$2])" office:value-type="float" office:value="3.27272727272727" calcext:value-type="float">
            <text:p>3.27272727272727</text:p>
          </table:table-cell>
          <table:table-cell table:formula="of:=ROUND((POWER(2;[.$A$4])-1) * ([.B151]/[.$A$3]))" office:value-type="float" office:value="4061" calcext:value-type="float">
            <text:p>4061</text:p>
          </table:table-cell>
          <table:table-cell table:formula="of:=ROUND([.A151]*1000)" office:value-type="float" office:value="28800" calcext:value-type="float">
            <text:p>28800</text:p>
          </table:table-cell>
          <table:table-cell table:formula="of:=[.C151]*100/[.D151]" office:value-type="float" office:value="14.1006944444444" calcext:value-type="float">
            <text:p>14.1006944444444</text:p>
          </table:table-cell>
          <table:table-cell table:formula="of:=[.F150]" office:value-type="float" office:value="14" calcext:value-type="float">
            <text:p>14</text:p>
          </table:table-cell>
          <table:table-cell table:formula="of:=ROUND([.C151]*100/[.F151])" office:value-type="float" office:value="29007" calcext:value-type="float">
            <text:p>29007</text:p>
          </table:table-cell>
          <table:table-cell table:formula="of:=[.G151]/1000" office:value-type="float" office:value="29.007" calcext:value-type="float">
            <text:p>29.007</text:p>
          </table:table-cell>
          <table:table-cell table:formula="of:=[.H151]-[.A151]" office:value-type="float" office:value="0.207000000000072" calcext:value-type="float">
            <text:p>0.207000000000072</text:p>
          </table:table-cell>
          <table:table-cell table:formula="of:=[.I151]*100/[.A151]" office:value-type="float" office:value="0.718750000000251" calcext:value-type="float">
            <text:p>0.718750000000251</text:p>
          </table:table-cell>
        </table:table-row>
        <table:table-row table:style-name="ro1">
          <table:table-cell table:formula="of:=[.A151]+0.2" office:value-type="float" office:value="28.9999999999999" calcext:value-type="float">
            <text:p>28.9999999999999</text:p>
          </table:table-cell>
          <table:table-cell table:formula="of:=([.A152]*[.$A$2])/([.$A$1]+[.$A$2])" office:value-type="float" office:value="3.29545454545454" calcext:value-type="float">
            <text:p>3.29545454545454</text:p>
          </table:table-cell>
          <table:table-cell table:formula="of:=ROUND((POWER(2;[.$A$4])-1) * ([.B152]/[.$A$3]))" office:value-type="float" office:value="4089" calcext:value-type="float">
            <text:p>4089</text:p>
          </table:table-cell>
          <table:table-cell table:formula="of:=ROUND([.A152]*1000)" office:value-type="float" office:value="29000" calcext:value-type="float">
            <text:p>29000</text:p>
          </table:table-cell>
          <table:table-cell table:formula="of:=[.C152]*100/[.D152]" office:value-type="float" office:value="14.1" calcext:value-type="float">
            <text:p>14.1</text:p>
          </table:table-cell>
          <table:table-cell table:formula="of:=[.F151]" office:value-type="float" office:value="14" calcext:value-type="float">
            <text:p>14</text:p>
          </table:table-cell>
          <table:table-cell table:formula="of:=ROUND([.C152]*100/[.F152])" office:value-type="float" office:value="29207" calcext:value-type="float">
            <text:p>29207</text:p>
          </table:table-cell>
          <table:table-cell table:formula="of:=[.G152]/1000" office:value-type="float" office:value="29.207" calcext:value-type="float">
            <text:p>29.207</text:p>
          </table:table-cell>
          <table:table-cell table:formula="of:=[.H152]-[.A152]" office:value-type="float" office:value="0.207000000000072" calcext:value-type="float">
            <text:p>0.207000000000072</text:p>
          </table:table-cell>
          <table:table-cell table:formula="of:=[.I152]*100/[.A152]" office:value-type="float" office:value="0.713793103448525" calcext:value-type="float">
            <text:p>0.713793103448525</text:p>
          </table:table-cell>
        </table:table-row>
        <table:table-row table:style-name="ro1">
          <table:table-cell table:formula="of:=[.A152]+0.2" office:value-type="float" office:value="29.1999999999999" calcext:value-type="float">
            <text:p>29.1999999999999</text:p>
          </table:table-cell>
          <table:table-cell table:formula="of:=([.A153]*[.$A$2])/([.$A$1]+[.$A$2])" office:value-type="float" office:value="3.31818181818181" calcext:value-type="float">
            <text:p>3.31818181818181</text:p>
          </table:table-cell>
          <table:table-cell table:formula="of:=ROUND((POWER(2;[.$A$4])-1) * ([.B153]/[.$A$3]))" office:value-type="float" office:value="4118" calcext:value-type="float">
            <text:p>4118</text:p>
          </table:table-cell>
          <table:table-cell table:formula="of:=ROUND([.A153]*1000)" office:value-type="float" office:value="29200" calcext:value-type="float">
            <text:p>29200</text:p>
          </table:table-cell>
          <table:table-cell table:formula="of:=[.C153]*100/[.D153]" office:value-type="float" office:value="14.1027397260274" calcext:value-type="float">
            <text:p>14.1027397260274</text:p>
          </table:table-cell>
          <table:table-cell table:formula="of:=[.F152]" office:value-type="float" office:value="14" calcext:value-type="float">
            <text:p>14</text:p>
          </table:table-cell>
          <table:table-cell table:formula="of:=ROUND([.C153]*100/[.F153])" office:value-type="float" office:value="29414" calcext:value-type="float">
            <text:p>29414</text:p>
          </table:table-cell>
          <table:table-cell table:formula="of:=[.G153]/1000" office:value-type="float" office:value="29.414" calcext:value-type="float">
            <text:p>29.414</text:p>
          </table:table-cell>
          <table:table-cell table:formula="of:=[.H153]-[.A153]" office:value-type="float" office:value="0.214000000000073" calcext:value-type="float">
            <text:p>0.214000000000073</text:p>
          </table:table-cell>
          <table:table-cell table:formula="of:=[.I153]*100/[.A153]" office:value-type="float" office:value="0.73287671232902" calcext:value-type="float">
            <text:p>0.73287671232902</text:p>
          </table:table-cell>
        </table:table-row>
        <table:table-row table:style-name="ro1">
          <table:table-cell table:formula="of:=[.A153]+0.2" office:value-type="float" office:value="29.3999999999999" calcext:value-type="float">
            <text:p>29.3999999999999</text:p>
          </table:table-cell>
          <table:table-cell table:formula="of:=([.A154]*[.$A$2])/([.$A$1]+[.$A$2])" office:value-type="float" office:value="3.34090909090908" calcext:value-type="float">
            <text:p>3.34090909090908</text:p>
          </table:table-cell>
          <table:table-cell table:formula="of:=ROUND((POWER(2;[.$A$4])-1) * ([.B154]/[.$A$3]))" office:value-type="float" office:value="4146" calcext:value-type="float">
            <text:p>4146</text:p>
          </table:table-cell>
          <table:table-cell table:formula="of:=ROUND([.A154]*1000)" office:value-type="float" office:value="29400" calcext:value-type="float">
            <text:p>29400</text:p>
          </table:table-cell>
          <table:table-cell table:formula="of:=[.C154]*100/[.D154]" office:value-type="float" office:value="14.1020408163265" calcext:value-type="float">
            <text:p>14.1020408163265</text:p>
          </table:table-cell>
          <table:table-cell table:formula="of:=[.F153]" office:value-type="float" office:value="14" calcext:value-type="float">
            <text:p>14</text:p>
          </table:table-cell>
          <table:table-cell table:formula="of:=ROUND([.C154]*100/[.F154])" office:value-type="float" office:value="29614" calcext:value-type="float">
            <text:p>29614</text:p>
          </table:table-cell>
          <table:table-cell table:formula="of:=[.G154]/1000" office:value-type="float" office:value="29.614" calcext:value-type="float">
            <text:p>29.614</text:p>
          </table:table-cell>
          <table:table-cell table:formula="of:=[.H154]-[.A154]" office:value-type="float" office:value="0.214000000000073" calcext:value-type="float">
            <text:p>0.214000000000073</text:p>
          </table:table-cell>
          <table:table-cell table:formula="of:=[.I154]*100/[.A154]" office:value-type="float" office:value="0.727891156462836" calcext:value-type="float">
            <text:p>0.727891156462836</text:p>
          </table:table-cell>
        </table:table-row>
        <table:table-row table:style-name="ro1">
          <table:table-cell table:formula="of:=[.A154]+0.2" office:value-type="float" office:value="29.5999999999999" calcext:value-type="float">
            <text:p>29.5999999999999</text:p>
          </table:table-cell>
          <table:table-cell table:formula="of:=([.A155]*[.$A$2])/([.$A$1]+[.$A$2])" office:value-type="float" office:value="3.36363636363636" calcext:value-type="float">
            <text:p>3.36363636363636</text:p>
          </table:table-cell>
          <table:table-cell table:formula="of:=ROUND((POWER(2;[.$A$4])-1) * ([.B155]/[.$A$3]))" office:value-type="float" office:value="4174" calcext:value-type="float">
            <text:p>4174</text:p>
          </table:table-cell>
          <table:table-cell table:formula="of:=ROUND([.A155]*1000)" office:value-type="float" office:value="29600" calcext:value-type="float">
            <text:p>29600</text:p>
          </table:table-cell>
          <table:table-cell table:formula="of:=[.C155]*100/[.D155]" office:value-type="float" office:value="14.1013513513514" calcext:value-type="float">
            <text:p>14.1013513513514</text:p>
          </table:table-cell>
          <table:table-cell table:formula="of:=[.F154]" office:value-type="float" office:value="14" calcext:value-type="float">
            <text:p>14</text:p>
          </table:table-cell>
          <table:table-cell table:formula="of:=ROUND([.C155]*100/[.F155])" office:value-type="float" office:value="29814" calcext:value-type="float">
            <text:p>29814</text:p>
          </table:table-cell>
          <table:table-cell table:formula="of:=[.G155]/1000" office:value-type="float" office:value="29.814" calcext:value-type="float">
            <text:p>29.814</text:p>
          </table:table-cell>
          <table:table-cell table:formula="of:=[.H155]-[.A155]" office:value-type="float" office:value="0.214000000000073" calcext:value-type="float">
            <text:p>0.214000000000073</text:p>
          </table:table-cell>
          <table:table-cell table:formula="of:=[.I155]*100/[.A155]" office:value-type="float" office:value="0.722972972973222" calcext:value-type="float">
            <text:p>0.722972972973222</text:p>
          </table:table-cell>
        </table:table-row>
        <table:table-row table:style-name="ro1">
          <table:table-cell table:formula="of:=[.A155]+0.2" office:value-type="float" office:value="29.7999999999999" calcext:value-type="float">
            <text:p>29.7999999999999</text:p>
          </table:table-cell>
          <table:table-cell table:formula="of:=([.A156]*[.$A$2])/([.$A$1]+[.$A$2])" office:value-type="float" office:value="3.38636363636363" calcext:value-type="float">
            <text:p>3.38636363636363</text:p>
          </table:table-cell>
          <table:table-cell table:formula="of:=ROUND((POWER(2;[.$A$4])-1) * ([.B156]/[.$A$3]))" office:value-type="float" office:value="4202" calcext:value-type="float">
            <text:p>4202</text:p>
          </table:table-cell>
          <table:table-cell table:formula="of:=ROUND([.A156]*1000)" office:value-type="float" office:value="29800" calcext:value-type="float">
            <text:p>29800</text:p>
          </table:table-cell>
          <table:table-cell table:formula="of:=[.C156]*100/[.D156]" office:value-type="float" office:value="14.1006711409396" calcext:value-type="float">
            <text:p>14.1006711409396</text:p>
          </table:table-cell>
          <table:table-cell table:formula="of:=[.F155]" office:value-type="float" office:value="14" calcext:value-type="float">
            <text:p>14</text:p>
          </table:table-cell>
          <table:table-cell table:formula="of:=ROUND([.C156]*100/[.F156])" office:value-type="float" office:value="30014" calcext:value-type="float">
            <text:p>30014</text:p>
          </table:table-cell>
          <table:table-cell table:formula="of:=[.G156]/1000" office:value-type="float" office:value="30.014" calcext:value-type="float">
            <text:p>30.014</text:p>
          </table:table-cell>
          <table:table-cell table:formula="of:=[.H156]-[.A156]" office:value-type="float" office:value="0.214000000000073" calcext:value-type="float">
            <text:p>0.214000000000073</text:p>
          </table:table-cell>
          <table:table-cell table:formula="of:=[.I156]*100/[.A156]" office:value-type="float" office:value="0.718120805369375" calcext:value-type="float">
            <text:p>0.718120805369375</text:p>
          </table:table-cell>
        </table:table-row>
        <table:table-row table:style-name="ro1">
          <table:table-cell table:formula="of:=[.A156]+0.2" office:value-type="float" office:value="29.9999999999999" calcext:value-type="float">
            <text:p>29.9999999999999</text:p>
          </table:table-cell>
          <table:table-cell table:formula="of:=([.A157]*[.$A$2])/([.$A$1]+[.$A$2])" office:value-type="float" office:value="3.4090909090909" calcext:value-type="float">
            <text:p>3.4090909090909</text:p>
          </table:table-cell>
          <table:table-cell table:formula="of:=ROUND((POWER(2;[.$A$4])-1) * ([.B157]/[.$A$3]))" office:value-type="float" office:value="4230" calcext:value-type="float">
            <text:p>4230</text:p>
          </table:table-cell>
          <table:table-cell table:formula="of:=ROUND([.A157]*1000)" office:value-type="float" office:value="30000" calcext:value-type="float">
            <text:p>30000</text:p>
          </table:table-cell>
          <table:table-cell table:formula="of:=[.C157]*100/[.D157]" office:value-type="float" office:value="14.1" calcext:value-type="float">
            <text:p>14.1</text:p>
          </table:table-cell>
          <table:table-cell table:formula="of:=[.F156]" office:value-type="float" office:value="14" calcext:value-type="float">
            <text:p>14</text:p>
          </table:table-cell>
          <table:table-cell table:formula="of:=ROUND([.C157]*100/[.F157])" office:value-type="float" office:value="30214" calcext:value-type="float">
            <text:p>30214</text:p>
          </table:table-cell>
          <table:table-cell table:formula="of:=[.G157]/1000" office:value-type="float" office:value="30.214" calcext:value-type="float">
            <text:p>30.214</text:p>
          </table:table-cell>
          <table:table-cell table:formula="of:=[.H157]-[.A157]" office:value-type="float" office:value="0.214000000000073" calcext:value-type="float">
            <text:p>0.214000000000073</text:p>
          </table:table-cell>
          <table:table-cell table:formula="of:=[.I157]*100/[.A157]" office:value-type="float" office:value="0.713333333333579" calcext:value-type="float">
            <text:p>0.713333333333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21:26:18.561000000</meta:creation-date>
    <dc:date>2024-08-10T21:38:07.807000000</dc:date>
    <meta:editing-duration>PT11M50S</meta:editing-duration>
    <meta:editing-cycles>1</meta:editing-cycles>
    <meta:document-statistic meta:table-count="1" meta:cell-count="1531" meta:object-count="0"/>
    <meta:generator>LibreOffice/7.4.5.1$Windows_X86_64 LibreOffice_project/9c0871452b3918c1019dde9bfac75448afc4b57f</meta:generator>
  </office:meta>
</office:document-meta>
</file>